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4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3cm" svg:height="13cm" svg:x="3.434cm" svg:y="4.0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2cm" svg:height="1.25cm" svg:x="19.5cm" svg:y="8.75cm">
          <draw:text-box>
            <text:p text:style-name="P1">RTT</text:p>
          </draw:text-box>
        </draw:frame>
        <draw:line draw:style-name="gr3" draw:text-style-name="P2" draw:layer="layout" svg:x1="19.1cm" svg:y1="9.2cm" svg:x2="19.6cm" svg:y2="9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plotti plotti</meta:initial-creator>
    <meta:creation-date>2008-05-05T16:13:40</meta:creation-date>
    <dc:creator>plotti plotti</dc:creator>
    <dc:date>2008-06-05T17:36:41</dc:date>
    <meta:editing-cycles>4</meta:editing-cycles>
    <meta:editing-duration>PT23M2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family="'Palatino Linotype'" style:font-style-name="Standard" style:font-family-generic="roman" fo:font-size="12pt" style:font-size-asian="9pt" style:font-size-complex="9pt"/>
    </style:style>
    <style:style style:name="ch5" style:family="chart">
      <style:chart-properties style:rotation-angle="90"/>
      <style:text-properties fo:font-family="'Palatino Linotype'" style:font-style-name="Standard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0000" draw:fill-color="#000000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3.001cm" svg:height="13.001cm" chart:class="chart:scatter" chart:style-name="ch1">
        <chart:plot-area chart:style-name="ch2" chart:data-source-has-labels="both" svg:x="0.716cm" svg:y="0.259cm" svg:width="21.81cm" svg:height="12.158cm">
          <chart:axis chart:dimension="x" chart:name="primary-x" chart:style-name="ch3">
            <chart:title svg:x="10.596cm" svg:y="11.894cm" chart:style-name="ch4">
              <text:p>Paket-Nummer</text:p>
            </chart:title>
            <chart:categories table:cell-range-address="local-table.$A$2:.$A$6660"/>
          </chart:axis>
          <chart:axis chart:dimension="y" chart:name="primary-y" chart:style-name="ch3">
            <chart:title svg:x="0.456cm" svg:y="7.943cm" chart:style-name="ch5">
              <text:p>Round-Trip-Time (ms)</text:p>
            </chart:title>
            <chart:grid chart:style-name="ch6" chart:class="major"/>
          </chart:axis>
          <chart:series chart:style-name="ch7" chart:values-cell-range-address="local-table.$C$2:.$C$6660" chart:label-cell-address="local-table.$C$1" chart:class="chart:scatter">
            <chart:domain table:cell-range-address="local-table.$B$2:.$B$6660"/>
            <chart:data-point chart:repeated="66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TT</text:p>
              </table:table-cell>
              <table:table-cell office:value-type="float" office:value="2">
                <text:p>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2.751">
                <text:p>12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2.723">
                <text:p>12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17.339">
                <text:p>17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17.315">
                <text:p>17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.266">
                <text:p>2.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2.132">
                <text:p>2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">
                <text:p>11</text:p>
              </table:table-cell>
              <table:table-cell office:value-type="float" office:value="3.497">
                <text:p>3.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3.483">
                <text:p>3.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">
                <text:p>13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2.027">
                <text:p>2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2.333">
                <text:p>2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">
                <text:p>19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1.642">
                <text:p>1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4.169">
                <text:p>4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2.405">
                <text:p>2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2.526">
                <text:p>2.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">
                <text:p>64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">
                <text:p>66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">
                <text:p>67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">
                <text:p>68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">
                <text:p>6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">
                <text:p>73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">
                <text:p>74</text:p>
              </table:table-cell>
              <table:table-cell office:value-type="float" office:value="2.546">
                <text:p>2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">
                <text:p>76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">
                <text:p>77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">
                <text:p>78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">
                <text:p>79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">
                <text:p>8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">
                <text:p>82</text:p>
              </table:table-cell>
              <table:table-cell office:value-type="float" office:value="1.293">
                <text:p>1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">
                <text:p>83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">
                <text:p>84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">
                <text:p>86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">
                <text:p>87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">
                <text:p>8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">
                <text:p>8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">
                <text:p>91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">
                <text:p>92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">
                <text:p>93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">
                <text:p>94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">
                <text:p>96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">
                <text:p>97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">
                <text:p>9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">
                <text:p>99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">
                <text:p>101</text:p>
              </table:table-cell>
              <table:table-cell office:value-type="float" office:value="3.204">
                <text:p>3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">
                <text:p>10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">
                <text:p>10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">
                <text:p>104</text:p>
              </table:table-cell>
              <table:table-cell office:value-type="float" office:value="1.709">
                <text:p>1.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">
                <text:p>105</text:p>
              </table:table-cell>
              <table:table-cell office:value-type="float" office:value="5.863">
                <text:p>5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">
                <text:p>106</text:p>
              </table:table-cell>
              <table:table-cell office:value-type="float" office:value="5.749">
                <text:p>5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">
                <text:p>107</text:p>
              </table:table-cell>
              <table:table-cell office:value-type="float" office:value="6.165">
                <text:p>6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">
                <text:p>108</text:p>
              </table:table-cell>
              <table:table-cell office:value-type="float" office:value="6.136">
                <text:p>6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">
                <text:p>109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">
                <text:p>110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">
                <text:p>111</text:p>
              </table:table-cell>
              <table:table-cell office:value-type="float" office:value="4.479">
                <text:p>4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">
                <text:p>11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">
                <text:p>113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">
                <text:p>114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">
                <text:p>115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">
                <text:p>116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">
                <text:p>117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">
                <text:p>11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">
                <text:p>119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">
                <text:p>121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">
                <text:p>122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">
                <text:p>123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">
                <text:p>124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">
                <text:p>12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">
                <text:p>127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">
                <text:p>12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">
                <text:p>12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">
                <text:p>13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">
                <text:p>131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">
                <text:p>132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">
                <text:p>133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">
                <text:p>134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">
                <text:p>1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">
                <text:p>136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">
                <text:p>13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">
                <text:p>13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">
                <text:p>139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">
                <text:p>141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">
                <text:p>14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">
                <text:p>143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">
                <text:p>144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">
                <text:p>14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">
                <text:p>146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">
                <text:p>147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">
                <text:p>148</text:p>
              </table:table-cell>
              <table:table-cell office:value-type="float" office:value="4.101">
                <text:p>4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">
                <text:p>149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">
                <text:p>150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">
                <text:p>151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">
                <text:p>152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">
                <text:p>153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">
                <text:p>154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">
                <text:p>155</text:p>
              </table:table-cell>
              <table:table-cell office:value-type="float" office:value="4.086">
                <text:p>4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">
                <text:p>156</text:p>
              </table:table-cell>
              <table:table-cell office:value-type="float" office:value="4.063">
                <text:p>4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">
                <text:p>1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">
                <text:p>158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">
                <text:p>159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">
                <text:p>16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">
                <text:p>16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">
                <text:p>163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">
                <text:p>164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">
                <text:p>165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">
                <text:p>166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">
                <text:p>167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">
                <text:p>168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">
                <text:p>169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">
                <text:p>17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">
                <text:p>17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">
                <text:p>172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">
                <text:p>173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">
                <text:p>174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">
                <text:p>175</text:p>
              </table:table-cell>
              <table:table-cell office:value-type="float" office:value="4.136">
                <text:p>4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">
                <text:p>176</text:p>
              </table:table-cell>
              <table:table-cell office:value-type="float" office:value="4.148">
                <text:p>4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">
                <text:p>177</text:p>
              </table:table-cell>
              <table:table-cell office:value-type="float" office:value="4.329">
                <text:p>4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">
                <text:p>178</text:p>
              </table:table-cell>
              <table:table-cell office:value-type="float" office:value="4.316">
                <text:p>4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">
                <text:p>179</text:p>
              </table:table-cell>
              <table:table-cell office:value-type="float" office:value="4.498">
                <text:p>4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">
                <text:p>181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">
                <text:p>182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">
                <text:p>183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">
                <text:p>184</text:p>
              </table:table-cell>
              <table:table-cell office:value-type="float" office:value="2.164">
                <text:p>2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">
                <text:p>185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">
                <text:p>186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">
                <text:p>187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">
                <text:p>188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">
                <text:p>189</text:p>
              </table:table-cell>
              <table:table-cell office:value-type="float" office:value="1.765">
                <text:p>1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">
                <text:p>190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">
                <text:p>191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">
                <text:p>193</text:p>
              </table:table-cell>
              <table:table-cell office:value-type="float" office:value="2.074">
                <text:p>2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">
                <text:p>194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">
                <text:p>195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">
                <text:p>196</text:p>
              </table:table-cell>
              <table:table-cell office:value-type="float" office:value="2.259">
                <text:p>2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">
                <text:p>197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">
                <text:p>198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">
                <text:p>199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">
                <text:p>201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">
                <text:p>202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">
                <text:p>203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">
                <text:p>204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">
                <text:p>205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">
                <text:p>20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">
                <text:p>207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">
                <text:p>208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">
                <text:p>209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">
                <text:p>210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">
                <text:p>2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">
                <text:p>213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">
                <text:p>214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">
                <text:p>215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">
                <text:p>21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">
                <text:p>217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">
                <text:p>21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">
                <text:p>21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">
                <text:p>221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">
                <text:p>222</text:p>
              </table:table-cell>
              <table:table-cell office:value-type="float" office:value="1.631">
                <text:p>1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">
                <text:p>223</text:p>
              </table:table-cell>
              <table:table-cell office:value-type="float" office:value="1.785">
                <text:p>1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">
                <text:p>224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">
                <text:p>225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">
                <text:p>2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">
                <text:p>227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">
                <text:p>228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">
                <text:p>230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">
                <text:p>231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">
                <text:p>23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">
                <text:p>23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">
                <text:p>234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">
                <text:p>235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">
                <text:p>236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">
                <text:p>237</text:p>
              </table:table-cell>
              <table:table-cell office:value-type="float" office:value="3.931">
                <text:p>3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">
                <text:p>238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">
                <text:p>239</text:p>
              </table:table-cell>
              <table:table-cell office:value-type="float" office:value="4.096">
                <text:p>4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  <table:table-cell office:value-type="float" office:value="4.055">
                <text:p>4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">
                <text:p>24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">
                <text:p>242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">
                <text:p>243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">
                <text:p>244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">
                <text:p>245</text:p>
              </table:table-cell>
              <table:table-cell office:value-type="float" office:value="2.908">
                <text:p>2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">
                <text:p>246</text:p>
              </table:table-cell>
              <table:table-cell office:value-type="float" office:value="2.793">
                <text:p>2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">
                <text:p>247</text:p>
              </table:table-cell>
              <table:table-cell office:value-type="float" office:value="3.087">
                <text:p>3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">
                <text:p>248</text:p>
              </table:table-cell>
              <table:table-cell office:value-type="float" office:value="3.054">
                <text:p>3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">
                <text:p>249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">
                <text:p>251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">
                <text:p>252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">
                <text:p>253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">
                <text:p>254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">
                <text:p>255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">
                <text:p>256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">
                <text:p>25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">
                <text:p>258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">
                <text:p>25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">
                <text:p>260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">
                <text:p>261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">
                <text:p>26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">
                <text:p>263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">
                <text:p>264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">
                <text:p>265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">
                <text:p>26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">
                <text:p>267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">
                <text:p>268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">
                <text:p>26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">
                <text:p>270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">
                <text:p>271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">
                <text:p>272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">
                <text:p>27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">
                <text:p>274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">
                <text:p>275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">
                <text:p>276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">
                <text:p>27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">
                <text:p>278</text:p>
              </table:table-cell>
              <table:table-cell office:value-type="float" office:value="1.788">
                <text:p>1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">
                <text:p>279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">
                <text:p>280</text:p>
              </table:table-cell>
              <table:table-cell office:value-type="float" office:value="1.934">
                <text:p>1.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">
                <text:p>281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">
                <text:p>282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">
                <text:p>283</text:p>
              </table:table-cell>
              <table:table-cell office:value-type="float" office:value="4.445">
                <text:p>4.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">
                <text:p>284</text:p>
              </table:table-cell>
              <table:table-cell office:value-type="float" office:value="4.447">
                <text:p>4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">
                <text:p>285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">
                <text:p>286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">
                <text:p>287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">
                <text:p>288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">
                <text:p>289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">
                <text:p>290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">
                <text:p>29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">
                <text:p>29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">
                <text:p>293</text:p>
              </table:table-cell>
              <table:table-cell office:value-type="float" office:value="2.343">
                <text:p>2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">
                <text:p>294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">
                <text:p>295</text:p>
              </table:table-cell>
              <table:table-cell office:value-type="float" office:value="2.595">
                <text:p>2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">
                <text:p>296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">
                <text:p>297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">
                <text:p>29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">
                <text:p>299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">
                <text:p>301</text:p>
              </table:table-cell>
              <table:table-cell office:value-type="float" office:value="2.246">
                <text:p>2.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">
                <text:p>302</text:p>
              </table:table-cell>
              <table:table-cell office:value-type="float" office:value="2.181">
                <text:p>2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">
                <text:p>303</text:p>
              </table:table-cell>
              <table:table-cell office:value-type="float" office:value="2.149">
                <text:p>2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">
                <text:p>304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">
                <text:p>305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">
                <text:p>306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">
                <text:p>30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">
                <text:p>308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">
                <text:p>309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">
                <text:p>310</text:p>
              </table:table-cell>
              <table:table-cell office:value-type="float" office:value="3.135">
                <text:p>3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">
                <text:p>311</text:p>
              </table:table-cell>
              <table:table-cell office:value-type="float" office:value="2.486">
                <text:p>2.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">
                <text:p>312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">
                <text:p>31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">
                <text:p>314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">
                <text:p>315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">
                <text:p>316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">
                <text:p>317</text:p>
              </table:table-cell>
              <table:table-cell office:value-type="float" office:value="3.056">
                <text:p>3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">
                <text:p>318</text:p>
              </table:table-cell>
              <table:table-cell office:value-type="float" office:value="2.953">
                <text:p>2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">
                <text:p>319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">
                <text:p>320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">
                <text:p>321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">
                <text:p>322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">
                <text:p>32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">
                <text:p>324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">
                <text:p>32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">
                <text:p>326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">
                <text:p>32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">
                <text:p>32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">
                <text:p>329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">
                <text:p>330</text:p>
              </table:table-cell>
              <table:table-cell office:value-type="float" office:value="3.818">
                <text:p>3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">
                <text:p>331</text:p>
              </table:table-cell>
              <table:table-cell office:value-type="float" office:value="3.987">
                <text:p>3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">
                <text:p>332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">
                <text:p>333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">
                <text:p>334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">
                <text:p>33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">
                <text:p>336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">
                <text:p>33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">
                <text:p>338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">
                <text:p>339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">
                <text:p>34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">
                <text:p>341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">
                <text:p>342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">
                <text:p>343</text:p>
              </table:table-cell>
              <table:table-cell office:value-type="float" office:value="1.547">
                <text:p>1.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">
                <text:p>344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">
                <text:p>345</text:p>
              </table:table-cell>
              <table:table-cell office:value-type="float" office:value="2.859">
                <text:p>2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">
                <text:p>346</text:p>
              </table:table-cell>
              <table:table-cell office:value-type="float" office:value="2.865">
                <text:p>2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">
                <text:p>347</text:p>
              </table:table-cell>
              <table:table-cell office:value-type="float" office:value="2.948">
                <text:p>2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">
                <text:p>348</text:p>
              </table:table-cell>
              <table:table-cell office:value-type="float" office:value="2.926">
                <text:p>2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">
                <text:p>349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">
                <text:p>35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">
                <text:p>351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">
                <text:p>352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">
                <text:p>353</text:p>
              </table:table-cell>
              <table:table-cell office:value-type="float" office:value="5.138">
                <text:p>5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">
                <text:p>354</text:p>
              </table:table-cell>
              <table:table-cell office:value-type="float" office:value="5.034">
                <text:p>5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5.687">
                <text:p>5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">
                <text:p>356</text:p>
              </table:table-cell>
              <table:table-cell office:value-type="float" office:value="5.662">
                <text:p>5.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">
                <text:p>357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">
                <text:p>358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">
                <text:p>35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">
                <text:p>360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">
                <text:p>361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">
                <text:p>362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">
                <text:p>363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">
                <text:p>36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">
                <text:p>36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">
                <text:p>36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">
                <text:p>367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">
                <text:p>36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">
                <text:p>369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">
                <text:p>370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">
                <text:p>371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">
                <text:p>372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">
                <text:p>373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">
                <text:p>374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">
                <text:p>375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">
                <text:p>376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">
                <text:p>377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">
                <text:p>378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">
                <text:p>37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">
                <text:p>380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">
                <text:p>381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">
                <text:p>38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">
                <text:p>383</text:p>
              </table:table-cell>
              <table:table-cell office:value-type="float" office:value="1.487">
                <text:p>1.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">
                <text:p>38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">
                <text:p>386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">
                <text:p>387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">
                <text:p>388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">
                <text:p>389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">
                <text:p>39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">
                <text:p>391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">
                <text:p>392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">
                <text:p>393</text:p>
              </table:table-cell>
              <table:table-cell office:value-type="float" office:value="2.103">
                <text:p>2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">
                <text:p>394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">
                <text:p>395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">
                <text:p>396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">
                <text:p>39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">
                <text:p>398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">
                <text:p>399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">
                <text:p>400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">
                <text:p>40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">
                <text:p>402</text:p>
              </table:table-cell>
              <table:table-cell office:value-type="float" office:value="2.358">
                <text:p>2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">
                <text:p>403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">
                <text:p>404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">
                <text:p>405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">
                <text:p>406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">
                <text:p>407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">
                <text:p>408</text:p>
              </table:table-cell>
              <table:table-cell office:value-type="float" office:value="5.245">
                <text:p>5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">
                <text:p>409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">
                <text:p>41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">
                <text:p>411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">
                <text:p>412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">
                <text:p>413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">
                <text:p>414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">
                <text:p>41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">
                <text:p>416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">
                <text:p>417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">
                <text:p>418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">
                <text:p>41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">
                <text:p>420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">
                <text:p>422</text:p>
              </table:table-cell>
              <table:table-cell office:value-type="float" office:value="1.759">
                <text:p>1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">
                <text:p>423</text:p>
              </table:table-cell>
              <table:table-cell office:value-type="float" office:value="2.247">
                <text:p>2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">
                <text:p>424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">
                <text:p>425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">
                <text:p>426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">
                <text:p>427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">
                <text:p>428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">
                <text:p>429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">
                <text:p>43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">
                <text:p>431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">
                <text:p>432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">
                <text:p>43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">
                <text:p>43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">
                <text:p>435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">
                <text:p>436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">
                <text:p>437</text:p>
              </table:table-cell>
              <table:table-cell office:value-type="float" office:value="2.914">
                <text:p>2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">
                <text:p>438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">
                <text:p>439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">
                <text:p>440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">
                <text:p>441</text:p>
              </table:table-cell>
              <table:table-cell office:value-type="float" office:value="3.886">
                <text:p>3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">
                <text:p>442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">
                <text:p>444</text:p>
              </table:table-cell>
              <table:table-cell office:value-type="float" office:value="4.102">
                <text:p>4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">
                <text:p>445</text:p>
              </table:table-cell>
              <table:table-cell office:value-type="float" office:value="4.268">
                <text:p>4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">
                <text:p>446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">
                <text:p>44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">
                <text:p>448</text:p>
              </table:table-cell>
              <table:table-cell office:value-type="float" office:value="4.669">
                <text:p>4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">
                <text:p>449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">
                <text:p>450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">
                <text:p>451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">
                <text:p>452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">
                <text:p>453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">
                <text:p>454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">
                <text:p>455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">
                <text:p>4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">
                <text:p>457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">
                <text:p>458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">
                <text:p>459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">
                <text:p>460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">
                <text:p>461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">
                <text:p>462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">
                <text:p>463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">
                <text:p>46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">
                <text:p>465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">
                <text:p>466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">
                <text:p>467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">
                <text:p>468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">
                <text:p>469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">
                <text:p>470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">
                <text:p>471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">
                <text:p>472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">
                <text:p>47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">
                <text:p>474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">
                <text:p>475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">
                <text:p>47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">
                <text:p>477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">
                <text:p>4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">
                <text:p>47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">
                <text:p>480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">
                <text:p>481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">
                <text:p>482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">
                <text:p>48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">
                <text:p>48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">
                <text:p>4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">
                <text:p>487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">
                <text:p>488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">
                <text:p>489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">
                <text:p>490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">
                <text:p>491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">
                <text:p>49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">
                <text:p>493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">
                <text:p>494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">
                <text:p>495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">
                <text:p>496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">
                <text:p>497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">
                <text:p>498</text:p>
              </table:table-cell>
              <table:table-cell office:value-type="float" office:value="2.685">
                <text:p>2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">
                <text:p>499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">
                <text:p>501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">
                <text:p>50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">
                <text:p>503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">
                <text:p>504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">
                <text:p>505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">
                <text:p>50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">
                <text:p>507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">
                <text:p>50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">
                <text:p>509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">
                <text:p>51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">
                <text:p>511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">
                <text:p>512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">
                <text:p>51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">
                <text:p>51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">
                <text:p>515</text:p>
              </table:table-cell>
              <table:table-cell office:value-type="float" office:value="5.798">
                <text:p>5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">
                <text:p>516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">
                <text:p>517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">
                <text:p>518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">
                <text:p>519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">
                <text:p>520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">
                <text:p>521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">
                <text:p>5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">
                <text:p>523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">
                <text:p>52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">
                <text:p>525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">
                <text:p>52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">
                <text:p>527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">
                <text:p>52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">
                <text:p>529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">
                <text:p>530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">
                <text:p>531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">
                <text:p>532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">
                <text:p>533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">
                <text:p>534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">
                <text:p>535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">
                <text:p>536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">
                <text:p>537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">
                <text:p>538</text:p>
              </table:table-cell>
              <table:table-cell office:value-type="float" office:value="2.163">
                <text:p>2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">
                <text:p>539</text:p>
              </table:table-cell>
              <table:table-cell office:value-type="float" office:value="2.529">
                <text:p>2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">
                <text:p>540</text:p>
              </table:table-cell>
              <table:table-cell office:value-type="float" office:value="2.478">
                <text:p>2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">
                <text:p>541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">
                <text:p>54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">
                <text:p>54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">
                <text:p>544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">
                <text:p>545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">
                <text:p>546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">
                <text:p>547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">
                <text:p>548</text:p>
              </table:table-cell>
              <table:table-cell office:value-type="float" office:value="1.465">
                <text:p>1.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">
                <text:p>549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">
                <text:p>550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">
                <text:p>551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">
                <text:p>55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">
                <text:p>553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">
                <text:p>554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">
                <text:p>555</text:p>
              </table:table-cell>
              <table:table-cell office:value-type="float" office:value="1.726">
                <text:p>1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">
                <text:p>556</text:p>
              </table:table-cell>
              <table:table-cell office:value-type="float" office:value="1.782">
                <text:p>1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">
                <text:p>557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">
                <text:p>558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">
                <text:p>559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">
                <text:p>560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">
                <text:p>561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">
                <text:p>562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">
                <text:p>563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">
                <text:p>564</text:p>
              </table:table-cell>
              <table:table-cell office:value-type="float" office:value="1.987">
                <text:p>1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">
                <text:p>565</text:p>
              </table:table-cell>
              <table:table-cell office:value-type="float" office:value="2.206">
                <text:p>2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">
                <text:p>566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">
                <text:p>567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">
                <text:p>568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">
                <text:p>569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">
                <text:p>57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">
                <text:p>571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">
                <text:p>572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">
                <text:p>57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">
                <text:p>574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">
                <text:p>575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">
                <text:p>576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">
                <text:p>577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">
                <text:p>57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">
                <text:p>579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">
                <text:p>580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">
                <text:p>58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">
                <text:p>582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">
                <text:p>583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">
                <text:p>58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">
                <text:p>585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">
                <text:p>586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">
                <text:p>587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">
                <text:p>58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">
                <text:p>589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">
                <text:p>590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">
                <text:p>59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">
                <text:p>59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">
                <text:p>59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">
                <text:p>59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">
                <text:p>595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">
                <text:p>596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">
                <text:p>59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">
                <text:p>598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">
                <text:p>599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">
                <text:p>601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">
                <text:p>602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">
                <text:p>603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">
                <text:p>60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">
                <text:p>605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">
                <text:p>606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">
                <text:p>607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">
                <text:p>608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">
                <text:p>609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">
                <text:p>61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">
                <text:p>611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">
                <text:p>612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">
                <text:p>613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">
                <text:p>61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">
                <text:p>615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">
                <text:p>616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">
                <text:p>61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">
                <text:p>618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">
                <text:p>619</text:p>
              </table:table-cell>
              <table:table-cell office:value-type="float" office:value="1.935">
                <text:p>1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">
                <text:p>620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">
                <text:p>621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">
                <text:p>622</text:p>
              </table:table-cell>
              <table:table-cell office:value-type="float" office:value="4.405">
                <text:p>4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">
                <text:p>623</text:p>
              </table:table-cell>
              <table:table-cell office:value-type="float" office:value="4.869">
                <text:p>4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">
                <text:p>624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">
                <text:p>6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">
                <text:p>626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">
                <text:p>627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">
                <text:p>628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">
                <text:p>629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">
                <text:p>63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">
                <text:p>631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">
                <text:p>632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">
                <text:p>6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">
                <text:p>634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">
                <text:p>635</text:p>
              </table:table-cell>
              <table:table-cell office:value-type="float" office:value="3.269">
                <text:p>3.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">
                <text:p>63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">
                <text:p>63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">
                <text:p>638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">
                <text:p>639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">
                <text:p>640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">
                <text:p>64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">
                <text:p>64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">
                <text:p>643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">
                <text:p>644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">
                <text:p>6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">
                <text:p>646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">
                <text:p>647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">
                <text:p>648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">
                <text:p>649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">
                <text:p>650</text:p>
              </table:table-cell>
              <table:table-cell office:value-type="float" office:value="0.627">
                <text:p>0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">
                <text:p>651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">
                <text:p>652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">
                <text:p>65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">
                <text:p>654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">
                <text:p>655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">
                <text:p>656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">
                <text:p>657</text:p>
              </table:table-cell>
              <table:table-cell office:value-type="float" office:value="3.641">
                <text:p>3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">
                <text:p>658</text:p>
              </table:table-cell>
              <table:table-cell office:value-type="float" office:value="3.566">
                <text:p>3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">
                <text:p>659</text:p>
              </table:table-cell>
              <table:table-cell office:value-type="float" office:value="2.262">
                <text:p>2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">
                <text:p>660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">
                <text:p>661</text:p>
              </table:table-cell>
              <table:table-cell office:value-type="float" office:value="3.601">
                <text:p>3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">
                <text:p>662</text:p>
              </table:table-cell>
              <table:table-cell office:value-type="float" office:value="3.554">
                <text:p>3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">
                <text:p>663</text:p>
              </table:table-cell>
              <table:table-cell office:value-type="float" office:value="4.016">
                <text:p>4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">
                <text:p>664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">
                <text:p>665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">
                <text:p>66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7">
                <text:p>667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8">
                <text:p>66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9">
                <text:p>669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0">
                <text:p>670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1">
                <text:p>671</text:p>
              </table:table-cell>
              <table:table-cell office:value-type="float" office:value="2.481">
                <text:p>2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2">
                <text:p>672</text:p>
              </table:table-cell>
              <table:table-cell office:value-type="float" office:value="2.426">
                <text:p>2.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3">
                <text:p>673</text:p>
              </table:table-cell>
              <table:table-cell office:value-type="float" office:value="4.377">
                <text:p>4.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4">
                <text:p>674</text:p>
              </table:table-cell>
              <table:table-cell office:value-type="float" office:value="4.305">
                <text:p>4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5">
                <text:p>675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6">
                <text:p>676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7">
                <text:p>677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8">
                <text:p>678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79">
                <text:p>67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0">
                <text:p>680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1">
                <text:p>681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2">
                <text:p>682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3">
                <text:p>68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4">
                <text:p>68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5">
                <text:p>68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6">
                <text:p>68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7">
                <text:p>68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8">
                <text:p>68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89">
                <text:p>689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0">
                <text:p>690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1">
                <text:p>691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2">
                <text:p>692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3">
                <text:p>693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4">
                <text:p>69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5">
                <text:p>69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6">
                <text:p>696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7">
                <text:p>697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8">
                <text:p>69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9">
                <text:p>699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1">
                <text:p>701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2">
                <text:p>70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3">
                <text:p>703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4">
                <text:p>704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5">
                <text:p>705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6">
                <text:p>70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7">
                <text:p>707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8">
                <text:p>708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09">
                <text:p>709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">
                <text:p>710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1">
                <text:p>711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2">
                <text:p>71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3">
                <text:p>71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4">
                <text:p>714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5">
                <text:p>715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6">
                <text:p>71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7">
                <text:p>717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8">
                <text:p>71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9">
                <text:p>719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0">
                <text:p>720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1">
                <text:p>72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2">
                <text:p>7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3">
                <text:p>72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4">
                <text:p>724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5">
                <text:p>725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6">
                <text:p>72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7">
                <text:p>727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8">
                <text:p>7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29">
                <text:p>72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0">
                <text:p>730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1">
                <text:p>731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2">
                <text:p>732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3">
                <text:p>73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4">
                <text:p>734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5">
                <text:p>735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6">
                <text:p>736</text:p>
              </table:table-cell>
              <table:table-cell office:value-type="float" office:value="2.207">
                <text:p>2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7">
                <text:p>737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8">
                <text:p>738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39">
                <text:p>73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0">
                <text:p>740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1">
                <text:p>741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2">
                <text:p>742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3">
                <text:p>743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4">
                <text:p>744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5">
                <text:p>74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6">
                <text:p>74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7">
                <text:p>747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8">
                <text:p>74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9">
                <text:p>74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0">
                <text:p>75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1">
                <text:p>751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2">
                <text:p>75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3">
                <text:p>753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4">
                <text:p>754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5">
                <text:p>75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6">
                <text:p>75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7">
                <text:p>7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8">
                <text:p>758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59">
                <text:p>759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0">
                <text:p>76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1">
                <text:p>761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2">
                <text:p>762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3">
                <text:p>763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4">
                <text:p>76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5">
                <text:p>765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6">
                <text:p>76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7">
                <text:p>76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8">
                <text:p>768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69">
                <text:p>769</text:p>
              </table:table-cell>
              <table:table-cell office:value-type="float" office:value="1.724">
                <text:p>1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0">
                <text:p>770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1">
                <text:p>771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2">
                <text:p>772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3">
                <text:p>773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4">
                <text:p>774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5">
                <text:p>775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6">
                <text:p>776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7">
                <text:p>777</text:p>
              </table:table-cell>
              <table:table-cell office:value-type="float" office:value="2.549">
                <text:p>2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8">
                <text:p>778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9">
                <text:p>779</text:p>
              </table:table-cell>
              <table:table-cell office:value-type="float" office:value="2.633">
                <text:p>2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0">
                <text:p>78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1">
                <text:p>781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2">
                <text:p>78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3">
                <text:p>783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4">
                <text:p>784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5">
                <text:p>78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6">
                <text:p>786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7">
                <text:p>787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8">
                <text:p>788</text:p>
              </table:table-cell>
              <table:table-cell office:value-type="float" office:value="3.659">
                <text:p>3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89">
                <text:p>789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0">
                <text:p>790</text:p>
              </table:table-cell>
              <table:table-cell office:value-type="float" office:value="3.914">
                <text:p>3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1">
                <text:p>791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2">
                <text:p>792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3">
                <text:p>793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4">
                <text:p>794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5">
                <text:p>795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6">
                <text:p>796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7">
                <text:p>797</text:p>
              </table:table-cell>
              <table:table-cell office:value-type="float" office:value="1.393">
                <text:p>1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8">
                <text:p>798</text:p>
              </table:table-cell>
              <table:table-cell office:value-type="float" office:value="1.411">
                <text:p>1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9">
                <text:p>799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0">
                <text:p>800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1">
                <text:p>801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2">
                <text:p>802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3">
                <text:p>803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4">
                <text:p>804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5">
                <text:p>805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6">
                <text:p>80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7">
                <text:p>807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8">
                <text:p>80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9">
                <text:p>809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0">
                <text:p>810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1">
                <text:p>811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2">
                <text:p>812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3">
                <text:p>8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4">
                <text:p>814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5">
                <text:p>815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7">
                <text:p>817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8">
                <text:p>818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">
                <text:p>819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0">
                <text:p>82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1">
                <text:p>82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2">
                <text:p>822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3">
                <text:p>823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4">
                <text:p>824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5">
                <text:p>82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6">
                <text:p>82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7">
                <text:p>827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8">
                <text:p>828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29">
                <text:p>82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0">
                <text:p>830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1">
                <text:p>831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2">
                <text:p>832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3">
                <text:p>833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4">
                <text:p>834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5">
                <text:p>835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6">
                <text:p>83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7">
                <text:p>837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8">
                <text:p>838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39">
                <text:p>839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0">
                <text:p>840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1">
                <text:p>841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2">
                <text:p>84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3">
                <text:p>843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4">
                <text:p>844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5">
                <text:p>845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6">
                <text:p>84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7">
                <text:p>847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8">
                <text:p>848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49">
                <text:p>84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0">
                <text:p>850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1">
                <text:p>851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3">
                <text:p>853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4">
                <text:p>854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5">
                <text:p>855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6">
                <text:p>856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7">
                <text:p>85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8">
                <text:p>858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9">
                <text:p>859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0">
                <text:p>86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1">
                <text:p>861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2">
                <text:p>86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3">
                <text:p>863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4">
                <text:p>864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5">
                <text:p>86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6">
                <text:p>86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7">
                <text:p>86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8">
                <text:p>868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69">
                <text:p>869</text:p>
              </table:table-cell>
              <table:table-cell office:value-type="float" office:value="3.186">
                <text:p>3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0">
                <text:p>870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1">
                <text:p>871</text:p>
              </table:table-cell>
              <table:table-cell office:value-type="float" office:value="3.693">
                <text:p>3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2">
                <text:p>872</text:p>
              </table:table-cell>
              <table:table-cell office:value-type="float" office:value="3.671">
                <text:p>3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3">
                <text:p>873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4">
                <text:p>874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5">
                <text:p>875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6">
                <text:p>876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7">
                <text:p>877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8">
                <text:p>878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79">
                <text:p>879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0">
                <text:p>88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1">
                <text:p>881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2">
                <text:p>882</text:p>
              </table:table-cell>
              <table:table-cell office:value-type="float" office:value="2.363">
                <text:p>2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3">
                <text:p>883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4">
                <text:p>884</text:p>
              </table:table-cell>
              <table:table-cell office:value-type="float" office:value="2.624">
                <text:p>2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5">
                <text:p>88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6">
                <text:p>886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7">
                <text:p>887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8">
                <text:p>888</text:p>
              </table:table-cell>
              <table:table-cell office:value-type="float" office:value="2.531">
                <text:p>2.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89">
                <text:p>88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0">
                <text:p>89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1">
                <text:p>89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2">
                <text:p>892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3">
                <text:p>89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4">
                <text:p>894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5">
                <text:p>8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6">
                <text:p>896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7">
                <text:p>897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8">
                <text:p>89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99">
                <text:p>89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0">
                <text:p>900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1">
                <text:p>90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2">
                <text:p>902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3">
                <text:p>903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4">
                <text:p>904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5">
                <text:p>905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6">
                <text:p>906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7">
                <text:p>907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8">
                <text:p>90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09">
                <text:p>909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0">
                <text:p>910</text:p>
              </table:table-cell>
              <table:table-cell office:value-type="float" office:value="1.657">
                <text:p>1.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1">
                <text:p>911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2">
                <text:p>912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3">
                <text:p>913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4">
                <text:p>914</text:p>
              </table:table-cell>
              <table:table-cell office:value-type="float" office:value="2.019">
                <text:p>2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">
                <text:p>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6">
                <text:p>916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7">
                <text:p>917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8">
                <text:p>918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9">
                <text:p>919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0">
                <text:p>92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">
                <text:p>921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2">
                <text:p>922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3">
                <text:p>923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4">
                <text:p>92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5">
                <text:p>92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6">
                <text:p>92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7">
                <text:p>927</text:p>
              </table:table-cell>
              <table:table-cell office:value-type="float" office:value="1.383">
                <text:p>1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8">
                <text:p>928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9">
                <text:p>929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0">
                <text:p>93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1">
                <text:p>931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2">
                <text:p>932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3">
                <text:p>9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4">
                <text:p>934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5">
                <text:p>935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6">
                <text:p>936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7">
                <text:p>937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8">
                <text:p>938</text:p>
              </table:table-cell>
              <table:table-cell office:value-type="float" office:value="1.921">
                <text:p>1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39">
                <text:p>939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0">
                <text:p>940</text:p>
              </table:table-cell>
              <table:table-cell office:value-type="float" office:value="2.192">
                <text:p>2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1">
                <text:p>94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2">
                <text:p>942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3">
                <text:p>943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4">
                <text:p>944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5">
                <text:p>945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6">
                <text:p>94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7">
                <text:p>947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8">
                <text:p>948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49">
                <text:p>94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0">
                <text:p>95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1">
                <text:p>95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2">
                <text:p>95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3">
                <text:p>9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4">
                <text:p>954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5">
                <text:p>955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6">
                <text:p>956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7">
                <text:p>957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8">
                <text:p>958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59">
                <text:p>959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0">
                <text:p>960</text:p>
              </table:table-cell>
              <table:table-cell office:value-type="float" office:value="1.255">
                <text:p>1.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1">
                <text:p>961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2">
                <text:p>96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3">
                <text:p>963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4">
                <text:p>964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5">
                <text:p>965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6">
                <text:p>966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7">
                <text:p>96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8">
                <text:p>96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69">
                <text:p>969</text:p>
              </table:table-cell>
              <table:table-cell office:value-type="float" office:value="5.062">
                <text:p>5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0">
                <text:p>97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1">
                <text:p>971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2">
                <text:p>972</text:p>
              </table:table-cell>
              <table:table-cell office:value-type="float" office:value="5.187">
                <text:p>5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3">
                <text:p>973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4">
                <text:p>97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5">
                <text:p>975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6">
                <text:p>976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7">
                <text:p>977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8">
                <text:p>978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79">
                <text:p>97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0">
                <text:p>980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1">
                <text:p>981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2">
                <text:p>982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3">
                <text:p>983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4">
                <text:p>984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5">
                <text:p>985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6">
                <text:p>986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7">
                <text:p>987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8">
                <text:p>988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89">
                <text:p>989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0">
                <text:p>990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1">
                <text:p>991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2">
                <text:p>992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3">
                <text:p>993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4">
                <text:p>994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5">
                <text:p>9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6">
                <text:p>996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7">
                <text:p>997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8">
                <text:p>998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99">
                <text:p>999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1">
                <text:p>1001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2">
                <text:p>1002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3">
                <text:p>100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4">
                <text:p>1004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5">
                <text:p>1005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6">
                <text:p>100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7">
                <text:p>1007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8">
                <text:p>1008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9">
                <text:p>1009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0">
                <text:p>1010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1">
                <text:p>1011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2">
                <text:p>1012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3">
                <text:p>1013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4">
                <text:p>1014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5">
                <text:p>10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6">
                <text:p>1016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7">
                <text:p>1017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8">
                <text:p>1018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19">
                <text:p>1019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0">
                <text:p>1020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1">
                <text:p>102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2">
                <text:p>1022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3">
                <text:p>1023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5">
                <text:p>1025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6">
                <text:p>1026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7">
                <text:p>102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8">
                <text:p>1028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29">
                <text:p>1029</text:p>
              </table:table-cell>
              <table:table-cell office:value-type="float" office:value="4.556">
                <text:p>4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0">
                <text:p>1030</text:p>
              </table:table-cell>
              <table:table-cell office:value-type="float" office:value="4.508">
                <text:p>4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1">
                <text:p>1031</text:p>
              </table:table-cell>
              <table:table-cell office:value-type="float" office:value="4.991">
                <text:p>4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2">
                <text:p>1032</text:p>
              </table:table-cell>
              <table:table-cell office:value-type="float" office:value="4.979">
                <text:p>4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3">
                <text:p>1033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4">
                <text:p>1034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5">
                <text:p>1035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6">
                <text:p>1036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7">
                <text:p>1037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8">
                <text:p>1038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39">
                <text:p>1039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0">
                <text:p>104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1">
                <text:p>1041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2">
                <text:p>1042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3">
                <text:p>1043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4">
                <text:p>104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5">
                <text:p>1045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6">
                <text:p>104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7">
                <text:p>1047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8">
                <text:p>1048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49">
                <text:p>1049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0">
                <text:p>105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1">
                <text:p>1051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2">
                <text:p>1052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3">
                <text:p>105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4">
                <text:p>105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">
                <text:p>1055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6">
                <text:p>1056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7">
                <text:p>1057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8">
                <text:p>1058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9">
                <text:p>1059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0">
                <text:p>1060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1">
                <text:p>1061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2">
                <text:p>1062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3">
                <text:p>1063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4">
                <text:p>1064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5">
                <text:p>1065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6">
                <text:p>106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7">
                <text:p>1067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8">
                <text:p>1068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69">
                <text:p>1069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0">
                <text:p>107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1">
                <text:p>1071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2">
                <text:p>1072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3">
                <text:p>1073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4">
                <text:p>1074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5">
                <text:p>1075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6">
                <text:p>1076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7">
                <text:p>1077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8">
                <text:p>1078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79">
                <text:p>1079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0">
                <text:p>1080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1">
                <text:p>1081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2">
                <text:p>1082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3">
                <text:p>1083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4">
                <text:p>1084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5">
                <text:p>1085</text:p>
              </table:table-cell>
              <table:table-cell office:value-type="float" office:value="6.131">
                <text:p>6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6">
                <text:p>1086</text:p>
              </table:table-cell>
              <table:table-cell office:value-type="float" office:value="6.017">
                <text:p>6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7">
                <text:p>1087</text:p>
              </table:table-cell>
              <table:table-cell office:value-type="float" office:value="6.306">
                <text:p>6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8">
                <text:p>1088</text:p>
              </table:table-cell>
              <table:table-cell office:value-type="float" office:value="6.29">
                <text:p>6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89">
                <text:p>1089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0">
                <text:p>109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1">
                <text:p>1091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2">
                <text:p>1092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3">
                <text:p>1093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4">
                <text:p>1094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5">
                <text:p>1095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6">
                <text:p>1096</text:p>
              </table:table-cell>
              <table:table-cell office:value-type="float" office:value="0.505">
                <text:p>0.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7">
                <text:p>1097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8">
                <text:p>1098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99">
                <text:p>1099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0">
                <text:p>11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1">
                <text:p>1101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2">
                <text:p>1102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3">
                <text:p>1103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4">
                <text:p>1104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5">
                <text:p>110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6">
                <text:p>110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7">
                <text:p>1107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8">
                <text:p>1108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09">
                <text:p>1109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0">
                <text:p>1110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1">
                <text:p>1111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2">
                <text:p>1112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3">
                <text:p>1113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4">
                <text:p>1114</text:p>
              </table:table-cell>
              <table:table-cell office:value-type="float" office:value="2.831">
                <text:p>2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5">
                <text:p>111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6">
                <text:p>1116</text:p>
              </table:table-cell>
              <table:table-cell office:value-type="float" office:value="2.814">
                <text:p>2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7">
                <text:p>1117</text:p>
              </table:table-cell>
              <table:table-cell office:value-type="float" office:value="1.783">
                <text:p>1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8">
                <text:p>111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19">
                <text:p>1119</text:p>
              </table:table-cell>
              <table:table-cell office:value-type="float" office:value="1.943">
                <text:p>1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0">
                <text:p>1120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1">
                <text:p>112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2">
                <text:p>1122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3">
                <text:p>1123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4">
                <text:p>1124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5">
                <text:p>1125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6">
                <text:p>1126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7">
                <text:p>1127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8">
                <text:p>1128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29">
                <text:p>1129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0">
                <text:p>1130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1">
                <text:p>113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2">
                <text:p>1132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3">
                <text:p>1133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4">
                <text:p>1134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5">
                <text:p>1135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6">
                <text:p>1136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7">
                <text:p>1137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8">
                <text:p>113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39">
                <text:p>113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0">
                <text:p>1140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1">
                <text:p>1141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2">
                <text:p>114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3">
                <text:p>1143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4">
                <text:p>1144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5">
                <text:p>1145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6">
                <text:p>1146</text:p>
              </table:table-cell>
              <table:table-cell office:value-type="float" office:value="2.665">
                <text:p>2.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7">
                <text:p>1147</text:p>
              </table:table-cell>
              <table:table-cell office:value-type="float" office:value="2.764">
                <text:p>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8">
                <text:p>114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49">
                <text:p>1149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0">
                <text:p>1150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1">
                <text:p>1151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2">
                <text:p>1152</text:p>
              </table:table-cell>
              <table:table-cell office:value-type="float" office:value="1.564">
                <text:p>1.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3">
                <text:p>1153</text:p>
              </table:table-cell>
              <table:table-cell office:value-type="float" office:value="4.411">
                <text:p>4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4">
                <text:p>1154</text:p>
              </table:table-cell>
              <table:table-cell office:value-type="float" office:value="4.321">
                <text:p>4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5">
                <text:p>1155</text:p>
              </table:table-cell>
              <table:table-cell office:value-type="float" office:value="4.812">
                <text:p>4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6">
                <text:p>1156</text:p>
              </table:table-cell>
              <table:table-cell office:value-type="float" office:value="4.705">
                <text:p>4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7">
                <text:p>1157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8">
                <text:p>1158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59">
                <text:p>1159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0">
                <text:p>1160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1">
                <text:p>1161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2">
                <text:p>1162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3">
                <text:p>1163</text:p>
              </table:table-cell>
              <table:table-cell office:value-type="float" office:value="1.943">
                <text:p>1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4">
                <text:p>1164</text:p>
              </table:table-cell>
              <table:table-cell office:value-type="float" office:value="1.813">
                <text:p>1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5">
                <text:p>1165</text:p>
              </table:table-cell>
              <table:table-cell office:value-type="float" office:value="6.881">
                <text:p>6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6">
                <text:p>1166</text:p>
              </table:table-cell>
              <table:table-cell office:value-type="float" office:value="6.834">
                <text:p>6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7">
                <text:p>1167</text:p>
              </table:table-cell>
              <table:table-cell office:value-type="float" office:value="6.785">
                <text:p>6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8">
                <text:p>1168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69">
                <text:p>1169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0">
                <text:p>1170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1">
                <text:p>1171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2">
                <text:p>1172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3">
                <text:p>1173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4">
                <text:p>1174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5">
                <text:p>1175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6">
                <text:p>1176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7">
                <text:p>1177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8">
                <text:p>1178</text:p>
              </table:table-cell>
              <table:table-cell office:value-type="float" office:value="3.404">
                <text:p>3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79">
                <text:p>1179</text:p>
              </table:table-cell>
              <table:table-cell office:value-type="float" office:value="3.736">
                <text:p>3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0">
                <text:p>1180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1">
                <text:p>118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2">
                <text:p>1182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3">
                <text:p>1183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4">
                <text:p>118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5">
                <text:p>1185</text:p>
              </table:table-cell>
              <table:table-cell office:value-type="float" office:value="1.857">
                <text:p>1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6">
                <text:p>1186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7">
                <text:p>1187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8">
                <text:p>1188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89">
                <text:p>118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0">
                <text:p>119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1">
                <text:p>1191</text:p>
              </table:table-cell>
              <table:table-cell office:value-type="float" office:value="4.882">
                <text:p>4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2">
                <text:p>1192</text:p>
              </table:table-cell>
              <table:table-cell office:value-type="float" office:value="4.895">
                <text:p>4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3">
                <text:p>1193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4">
                <text:p>119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5">
                <text:p>1195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6">
                <text:p>1196</text:p>
              </table:table-cell>
              <table:table-cell office:value-type="float" office:value="1.117">
                <text:p>1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7">
                <text:p>1197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8">
                <text:p>1198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199">
                <text:p>1199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">
                <text:p>120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1">
                <text:p>1201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2">
                <text:p>1202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3">
                <text:p>120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4">
                <text:p>12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5">
                <text:p>1205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6">
                <text:p>120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7">
                <text:p>1207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8">
                <text:p>1208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9">
                <text:p>1209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0">
                <text:p>121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1">
                <text:p>1211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2">
                <text:p>1212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3">
                <text:p>1213</text:p>
              </table:table-cell>
              <table:table-cell office:value-type="float" office:value="2.463">
                <text:p>2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4">
                <text:p>1214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5">
                <text:p>1215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6">
                <text:p>1216</text:p>
              </table:table-cell>
              <table:table-cell office:value-type="float" office:value="2.367">
                <text:p>2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7">
                <text:p>1217</text:p>
              </table:table-cell>
              <table:table-cell office:value-type="float" office:value="8.555">
                <text:p>8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8">
                <text:p>1218</text:p>
              </table:table-cell>
              <table:table-cell office:value-type="float" office:value="8.523">
                <text:p>8.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19">
                <text:p>1219</text:p>
              </table:table-cell>
              <table:table-cell office:value-type="float" office:value="8.813">
                <text:p>8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0">
                <text:p>1220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1">
                <text:p>1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2">
                <text:p>1222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3">
                <text:p>1223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4">
                <text:p>1224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5">
                <text:p>1225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6">
                <text:p>122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7">
                <text:p>1227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8">
                <text:p>12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9">
                <text:p>1229</text:p>
              </table:table-cell>
              <table:table-cell office:value-type="float" office:value="1.809">
                <text:p>1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0">
                <text:p>1230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1">
                <text:p>1231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2">
                <text:p>1232</text:p>
              </table:table-cell>
              <table:table-cell office:value-type="float" office:value="2.027">
                <text:p>2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3">
                <text:p>1233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4">
                <text:p>1234</text:p>
              </table:table-cell>
              <table:table-cell office:value-type="float" office:value="1.603">
                <text:p>1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5">
                <text:p>1235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6">
                <text:p>1236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7">
                <text:p>1237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8">
                <text:p>1238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39">
                <text:p>1239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0">
                <text:p>124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1">
                <text:p>1241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2">
                <text:p>124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3">
                <text:p>1243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4">
                <text:p>1244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5">
                <text:p>1245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6">
                <text:p>1246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7">
                <text:p>1247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8">
                <text:p>124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49">
                <text:p>124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0">
                <text:p>1250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1">
                <text:p>1251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2">
                <text:p>1252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3">
                <text:p>125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4">
                <text:p>125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5">
                <text:p>12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6">
                <text:p>1256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7">
                <text:p>125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8">
                <text:p>125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9">
                <text:p>125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0">
                <text:p>126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1">
                <text:p>1261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2">
                <text:p>1262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3">
                <text:p>1263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4">
                <text:p>1264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5">
                <text:p>1265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6">
                <text:p>1266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7">
                <text:p>1267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8">
                <text:p>1268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69">
                <text:p>1269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0">
                <text:p>127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1">
                <text:p>1271</text:p>
              </table:table-cell>
              <table:table-cell office:value-type="float" office:value="1.423">
                <text:p>1.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2">
                <text:p>1272</text:p>
              </table:table-cell>
              <table:table-cell office:value-type="float" office:value="1.382">
                <text:p>1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3">
                <text:p>1273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4">
                <text:p>1274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5">
                <text:p>1275</text:p>
              </table:table-cell>
              <table:table-cell office:value-type="float" office:value="1.551">
                <text:p>1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6">
                <text:p>1276</text:p>
              </table:table-cell>
              <table:table-cell office:value-type="float" office:value="1.493">
                <text:p>1.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7">
                <text:p>1277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8">
                <text:p>1278</text:p>
              </table:table-cell>
              <table:table-cell office:value-type="float" office:value="1.567">
                <text:p>1.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9">
                <text:p>1279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0">
                <text:p>1280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1">
                <text:p>1281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2">
                <text:p>1282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3">
                <text:p>1283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4">
                <text:p>128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5">
                <text:p>1285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6">
                <text:p>1286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7">
                <text:p>1287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8">
                <text:p>1288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89">
                <text:p>1289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0">
                <text:p>129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1">
                <text:p>1291</text:p>
              </table:table-cell>
              <table:table-cell office:value-type="float" office:value="1.289">
                <text:p>1.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2">
                <text:p>1292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3">
                <text:p>1293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4">
                <text:p>129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5">
                <text:p>129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6">
                <text:p>1296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7">
                <text:p>1297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8">
                <text:p>1298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9">
                <text:p>129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0">
                <text:p>1300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1">
                <text:p>1301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2">
                <text:p>1302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3">
                <text:p>1303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4">
                <text:p>1304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5">
                <text:p>1305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6">
                <text:p>1306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7">
                <text:p>1307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8">
                <text:p>1308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09">
                <text:p>1309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0">
                <text:p>1310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1">
                <text:p>1311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2">
                <text:p>1312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3">
                <text:p>1313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4">
                <text:p>1314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5">
                <text:p>13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6">
                <text:p>1316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7">
                <text:p>131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8">
                <text:p>1318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19">
                <text:p>1319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0">
                <text:p>132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1">
                <text:p>1321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2">
                <text:p>132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3">
                <text:p>1323</text:p>
              </table:table-cell>
              <table:table-cell office:value-type="float" office:value="1.407">
                <text:p>1.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4">
                <text:p>1324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5">
                <text:p>1325</text:p>
              </table:table-cell>
              <table:table-cell office:value-type="float" office:value="2.853">
                <text:p>2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6">
                <text:p>1326</text:p>
              </table:table-cell>
              <table:table-cell office:value-type="float" office:value="2.766">
                <text:p>2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7">
                <text:p>1327</text:p>
              </table:table-cell>
              <table:table-cell office:value-type="float" office:value="2.951">
                <text:p>2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8">
                <text:p>1328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29">
                <text:p>132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0">
                <text:p>133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1">
                <text:p>1331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2">
                <text:p>1332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3">
                <text:p>1333</text:p>
              </table:table-cell>
              <table:table-cell office:value-type="float" office:value="2.346">
                <text:p>2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4">
                <text:p>1334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5">
                <text:p>133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6">
                <text:p>1336</text:p>
              </table:table-cell>
              <table:table-cell office:value-type="float" office:value="2.308">
                <text:p>2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7">
                <text:p>1337</text:p>
              </table:table-cell>
              <table:table-cell office:value-type="float" office:value="4.032">
                <text:p>4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8">
                <text:p>1338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39">
                <text:p>1339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0">
                <text:p>1340</text:p>
              </table:table-cell>
              <table:table-cell office:value-type="float" office:value="4.181">
                <text:p>4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1">
                <text:p>1341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2">
                <text:p>1342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3">
                <text:p>1343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4">
                <text:p>134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5">
                <text:p>1345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6">
                <text:p>134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7">
                <text:p>134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8">
                <text:p>1348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49">
                <text:p>1349</text:p>
              </table:table-cell>
              <table:table-cell office:value-type="float" office:value="1.703">
                <text:p>1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0">
                <text:p>1350</text:p>
              </table:table-cell>
              <table:table-cell office:value-type="float" office:value="1.569">
                <text:p>1.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1">
                <text:p>1351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2">
                <text:p>1352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3">
                <text:p>1353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4">
                <text:p>1354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5">
                <text:p>1355</text:p>
              </table:table-cell>
              <table:table-cell office:value-type="float" office:value="2.936">
                <text:p>2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6">
                <text:p>1356</text:p>
              </table:table-cell>
              <table:table-cell office:value-type="float" office:value="2.948">
                <text:p>2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7">
                <text:p>1357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8">
                <text:p>1358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9">
                <text:p>1359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0">
                <text:p>136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1">
                <text:p>1361</text:p>
              </table:table-cell>
              <table:table-cell office:value-type="float" office:value="2.555">
                <text:p>2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2">
                <text:p>1362</text:p>
              </table:table-cell>
              <table:table-cell office:value-type="float" office:value="2.502">
                <text:p>2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3">
                <text:p>1363</text:p>
              </table:table-cell>
              <table:table-cell office:value-type="float" office:value="2.697">
                <text:p>2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4">
                <text:p>1364</text:p>
              </table:table-cell>
              <table:table-cell office:value-type="float" office:value="2.683">
                <text:p>2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5">
                <text:p>136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6">
                <text:p>1366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7">
                <text:p>1367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8">
                <text:p>136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69">
                <text:p>1369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0">
                <text:p>1370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1">
                <text:p>1371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2">
                <text:p>13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3">
                <text:p>1373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4">
                <text:p>137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5">
                <text:p>1375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6">
                <text:p>137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7">
                <text:p>1377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8">
                <text:p>137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79">
                <text:p>1379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0">
                <text:p>1380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1">
                <text:p>1381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2">
                <text:p>1382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3">
                <text:p>138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4">
                <text:p>1384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5">
                <text:p>1385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6">
                <text:p>1386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7">
                <text:p>1387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8">
                <text:p>1388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89">
                <text:p>138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0">
                <text:p>1390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1">
                <text:p>1391</text:p>
              </table:table-cell>
              <table:table-cell office:value-type="float" office:value="4.757">
                <text:p>4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2">
                <text:p>1392</text:p>
              </table:table-cell>
              <table:table-cell office:value-type="float" office:value="4.753">
                <text:p>4.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3">
                <text:p>1393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4">
                <text:p>139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5">
                <text:p>1395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6">
                <text:p>1396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7">
                <text:p>1397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8">
                <text:p>1398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99">
                <text:p>1399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0">
                <text:p>140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1">
                <text:p>1401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2">
                <text:p>1402</text:p>
              </table:table-cell>
              <table:table-cell office:value-type="float" office:value="1.451">
                <text:p>1.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3">
                <text:p>140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4">
                <text:p>140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5">
                <text:p>1405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6">
                <text:p>140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7">
                <text:p>1407</text:p>
              </table:table-cell>
              <table:table-cell office:value-type="float" office:value="2.749">
                <text:p>2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8">
                <text:p>1408</text:p>
              </table:table-cell>
              <table:table-cell office:value-type="float" office:value="2.714">
                <text:p>2.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09">
                <text:p>1409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0">
                <text:p>1410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1">
                <text:p>1411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2">
                <text:p>1412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3">
                <text:p>1413</text:p>
              </table:table-cell>
              <table:table-cell office:value-type="float" office:value="3.711">
                <text:p>3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4">
                <text:p>1414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5">
                <text:p>1415</text:p>
              </table:table-cell>
              <table:table-cell office:value-type="float" office:value="4.076">
                <text:p>4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6">
                <text:p>1416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7">
                <text:p>1417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8">
                <text:p>141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19">
                <text:p>1419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0">
                <text:p>14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1">
                <text:p>1421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2">
                <text:p>142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3">
                <text:p>142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4">
                <text:p>1424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5">
                <text:p>142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6">
                <text:p>1426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7">
                <text:p>142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8">
                <text:p>142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29">
                <text:p>1429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0">
                <text:p>1430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1">
                <text:p>143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2">
                <text:p>1432</text:p>
              </table:table-cell>
              <table:table-cell office:value-type="float" office:value="2.716">
                <text:p>2.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3">
                <text:p>143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4">
                <text:p>1434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5">
                <text:p>143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6">
                <text:p>143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7">
                <text:p>143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8">
                <text:p>1438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39">
                <text:p>1439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0">
                <text:p>144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1">
                <text:p>1441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2">
                <text:p>144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3">
                <text:p>1443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4">
                <text:p>1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5">
                <text:p>1445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6">
                <text:p>144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7">
                <text:p>1447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8">
                <text:p>144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0">
                <text:p>1450</text:p>
              </table:table-cell>
              <table:table-cell office:value-type="float" office:value="0.665">
                <text:p>0.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1">
                <text:p>1451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2">
                <text:p>145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3">
                <text:p>1453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4">
                <text:p>145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5">
                <text:p>145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6">
                <text:p>145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7">
                <text:p>1457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8">
                <text:p>145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59">
                <text:p>1459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0">
                <text:p>14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1">
                <text:p>1461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2">
                <text:p>146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3">
                <text:p>1463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4">
                <text:p>1464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5">
                <text:p>1465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6">
                <text:p>1466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7">
                <text:p>1467</text:p>
              </table:table-cell>
              <table:table-cell office:value-type="float" office:value="12.854">
                <text:p>12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8">
                <text:p>1468</text:p>
              </table:table-cell>
              <table:table-cell office:value-type="float" office:value="12.846">
                <text:p>12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69">
                <text:p>1469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0">
                <text:p>1470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1">
                <text:p>1471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2">
                <text:p>1472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3">
                <text:p>1473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4">
                <text:p>1474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5">
                <text:p>1475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6">
                <text:p>1476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7">
                <text:p>1477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8">
                <text:p>1478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9">
                <text:p>1479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0">
                <text:p>1480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1">
                <text:p>1481</text:p>
              </table:table-cell>
              <table:table-cell office:value-type="float" office:value="3.536">
                <text:p>3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2">
                <text:p>1482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3">
                <text:p>1483</text:p>
              </table:table-cell>
              <table:table-cell office:value-type="float" office:value="4.028">
                <text:p>4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4">
                <text:p>1484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5">
                <text:p>148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6">
                <text:p>148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7">
                <text:p>148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8">
                <text:p>1488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89">
                <text:p>148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0">
                <text:p>1490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1">
                <text:p>149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2">
                <text:p>1492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3">
                <text:p>1493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4">
                <text:p>1494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5">
                <text:p>1495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6">
                <text:p>1496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7">
                <text:p>1497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8">
                <text:p>1498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9">
                <text:p>1499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0">
                <text:p>1500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1">
                <text:p>1501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2">
                <text:p>1502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3">
                <text:p>150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4">
                <text:p>1504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5">
                <text:p>1505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6">
                <text:p>1506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7">
                <text:p>1507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8">
                <text:p>1508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9">
                <text:p>1509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0">
                <text:p>151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1">
                <text:p>1511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2">
                <text:p>1512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3">
                <text:p>1513</text:p>
              </table:table-cell>
              <table:table-cell office:value-type="float" office:value="4.083">
                <text:p>4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4">
                <text:p>1514</text:p>
              </table:table-cell>
              <table:table-cell office:value-type="float" office:value="3.941">
                <text:p>3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5">
                <text:p>1515</text:p>
              </table:table-cell>
              <table:table-cell office:value-type="float" office:value="4.122">
                <text:p>4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6">
                <text:p>1516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7">
                <text:p>151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8">
                <text:p>1518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19">
                <text:p>1519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0">
                <text:p>1520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1">
                <text:p>1521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2">
                <text:p>152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3">
                <text:p>1523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4">
                <text:p>1524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5">
                <text:p>1525</text:p>
              </table:table-cell>
              <table:table-cell office:value-type="float" office:value="10.085">
                <text:p>10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6">
                <text:p>1526</text:p>
              </table:table-cell>
              <table:table-cell office:value-type="float" office:value="10.137">
                <text:p>10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7">
                <text:p>1527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8">
                <text:p>1528</text:p>
              </table:table-cell>
              <table:table-cell office:value-type="float" office:value="1.961">
                <text:p>1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29">
                <text:p>1529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0">
                <text:p>1530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1">
                <text:p>1531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2">
                <text:p>1532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3">
                <text:p>1533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4">
                <text:p>153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5">
                <text:p>1535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6">
                <text:p>1536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7">
                <text:p>1537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8">
                <text:p>1538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39">
                <text:p>1539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0">
                <text:p>1540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1">
                <text:p>1541</text:p>
              </table:table-cell>
              <table:table-cell office:value-type="float" office:value="3.931">
                <text:p>3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2">
                <text:p>1542</text:p>
              </table:table-cell>
              <table:table-cell office:value-type="float" office:value="3.882">
                <text:p>3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3">
                <text:p>1543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4">
                <text:p>1544</text:p>
              </table:table-cell>
              <table:table-cell office:value-type="float" office:value="4.119">
                <text:p>4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5">
                <text:p>1545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6">
                <text:p>1546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7">
                <text:p>1547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8">
                <text:p>1548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49">
                <text:p>154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0">
                <text:p>155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1">
                <text:p>1551</text:p>
              </table:table-cell>
              <table:table-cell office:value-type="float" office:value="4.972">
                <text:p>4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2">
                <text:p>1552</text:p>
              </table:table-cell>
              <table:table-cell office:value-type="float" office:value="4.948">
                <text:p>4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3">
                <text:p>1553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4">
                <text:p>1554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5">
                <text:p>1555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6">
                <text:p>1556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7">
                <text:p>1557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8">
                <text:p>1558</text:p>
              </table:table-cell>
              <table:table-cell office:value-type="float" office:value="0.673">
                <text:p>0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59">
                <text:p>1559</text:p>
              </table:table-cell>
              <table:table-cell office:value-type="float" office:value="0.558">
                <text:p>0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0">
                <text:p>156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1">
                <text:p>1561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2">
                <text:p>1562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3">
                <text:p>1563</text:p>
              </table:table-cell>
              <table:table-cell office:value-type="float" office:value="1.659">
                <text:p>1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4">
                <text:p>1564</text:p>
              </table:table-cell>
              <table:table-cell office:value-type="float" office:value="1.627">
                <text:p>1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5">
                <text:p>1565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6">
                <text:p>1566</text:p>
              </table:table-cell>
              <table:table-cell office:value-type="float" office:value="1.583">
                <text:p>1.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7">
                <text:p>1567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8">
                <text:p>1568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69">
                <text:p>156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0">
                <text:p>1570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1">
                <text:p>1571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2">
                <text:p>1572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3">
                <text:p>1573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4">
                <text:p>1574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5">
                <text:p>1575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6">
                <text:p>1576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7">
                <text:p>1577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8">
                <text:p>157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79">
                <text:p>1579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0">
                <text:p>158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1">
                <text:p>1581</text:p>
              </table:table-cell>
              <table:table-cell office:value-type="float" office:value="5.036">
                <text:p>5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2">
                <text:p>1582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3">
                <text:p>1583</text:p>
              </table:table-cell>
              <table:table-cell office:value-type="float" office:value="5.187">
                <text:p>5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4">
                <text:p>1584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5">
                <text:p>158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6">
                <text:p>158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7">
                <text:p>1587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8">
                <text:p>1588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89">
                <text:p>1589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0">
                <text:p>1590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1">
                <text:p>1591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2">
                <text:p>1592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3">
                <text:p>1593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4">
                <text:p>1594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5">
                <text:p>1595</text:p>
              </table:table-cell>
              <table:table-cell office:value-type="float" office:value="5.107">
                <text:p>5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6">
                <text:p>1596</text:p>
              </table:table-cell>
              <table:table-cell office:value-type="float" office:value="5.095">
                <text:p>5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7">
                <text:p>1597</text:p>
              </table:table-cell>
              <table:table-cell office:value-type="float" office:value="2.157">
                <text:p>2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8">
                <text:p>1598</text:p>
              </table:table-cell>
              <table:table-cell office:value-type="float" office:value="2.059">
                <text:p>2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99">
                <text:p>1599</text:p>
              </table:table-cell>
              <table:table-cell office:value-type="float" office:value="2.609">
                <text:p>2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0">
                <text:p>1600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1">
                <text:p>1601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2">
                <text:p>160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3">
                <text:p>160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4">
                <text:p>1604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5">
                <text:p>1605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6">
                <text:p>160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7">
                <text:p>16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8">
                <text:p>1608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09">
                <text:p>1609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0">
                <text:p>1610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1">
                <text:p>161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2">
                <text:p>161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3">
                <text:p>1613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4">
                <text:p>1614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5">
                <text:p>1615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6">
                <text:p>1616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7">
                <text:p>1617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8">
                <text:p>1618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19">
                <text:p>1619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0">
                <text:p>1620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1">
                <text:p>1621</text:p>
              </table:table-cell>
              <table:table-cell office:value-type="float" office:value="2.354">
                <text:p>2.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2">
                <text:p>1622</text:p>
              </table:table-cell>
              <table:table-cell office:value-type="float" office:value="2.278">
                <text:p>2.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3">
                <text:p>1623</text:p>
              </table:table-cell>
              <table:table-cell office:value-type="float" office:value="2.566">
                <text:p>2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4">
                <text:p>1624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5">
                <text:p>1625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6">
                <text:p>1626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7">
                <text:p>1627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8">
                <text:p>1628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29">
                <text:p>162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0">
                <text:p>1630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1">
                <text:p>1631</text:p>
              </table:table-cell>
              <table:table-cell office:value-type="float" office:value="1.503">
                <text:p>1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2">
                <text:p>1632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3">
                <text:p>1633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4">
                <text:p>1634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5">
                <text:p>1635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6">
                <text:p>1636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7">
                <text:p>1637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8">
                <text:p>1638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39">
                <text:p>1639</text:p>
              </table:table-cell>
              <table:table-cell office:value-type="float" office:value="1.796">
                <text:p>1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0">
                <text:p>1640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1">
                <text:p>164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2">
                <text:p>164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3">
                <text:p>1643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4">
                <text:p>164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5">
                <text:p>164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6">
                <text:p>1646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7">
                <text:p>1647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8">
                <text:p>1648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49">
                <text:p>1649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0">
                <text:p>165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1">
                <text:p>1651</text:p>
              </table:table-cell>
              <table:table-cell office:value-type="float" office:value="1.939">
                <text:p>1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2">
                <text:p>1652</text:p>
              </table:table-cell>
              <table:table-cell office:value-type="float" office:value="2.123">
                <text:p>2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3">
                <text:p>1653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4">
                <text:p>165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5">
                <text:p>1655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6">
                <text:p>165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7">
                <text:p>1657</text:p>
              </table:table-cell>
              <table:table-cell office:value-type="float" office:value="1.606">
                <text:p>1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8">
                <text:p>1658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59">
                <text:p>1659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0">
                <text:p>1660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1">
                <text:p>166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2">
                <text:p>166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3">
                <text:p>1663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4">
                <text:p>166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5">
                <text:p>1665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6">
                <text:p>1666</text:p>
              </table:table-cell>
              <table:table-cell office:value-type="float" office:value="2.627">
                <text:p>2.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7">
                <text:p>1667</text:p>
              </table:table-cell>
              <table:table-cell office:value-type="float" office:value="2.773">
                <text:p>2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8">
                <text:p>1668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9">
                <text:p>1669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0">
                <text:p>1670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1">
                <text:p>1671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2">
                <text:p>1672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3">
                <text:p>1673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4">
                <text:p>167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5">
                <text:p>1675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6">
                <text:p>16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7">
                <text:p>1677</text:p>
              </table:table-cell>
              <table:table-cell office:value-type="float" office:value="4.206">
                <text:p>4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8">
                <text:p>1678</text:p>
              </table:table-cell>
              <table:table-cell office:value-type="float" office:value="4.165">
                <text:p>4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79">
                <text:p>1679</text:p>
              </table:table-cell>
              <table:table-cell office:value-type="float" office:value="4.661">
                <text:p>4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0">
                <text:p>1680</text:p>
              </table:table-cell>
              <table:table-cell office:value-type="float" office:value="4.616">
                <text:p>4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1">
                <text:p>1681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2">
                <text:p>1682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3">
                <text:p>1683</text:p>
              </table:table-cell>
              <table:table-cell office:value-type="float" office:value="3.332">
                <text:p>3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4">
                <text:p>1684</text:p>
              </table:table-cell>
              <table:table-cell office:value-type="float" office:value="3.294">
                <text:p>3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5">
                <text:p>1685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6">
                <text:p>168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7">
                <text:p>1687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8">
                <text:p>1688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89">
                <text:p>1689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0">
                <text:p>1690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1">
                <text:p>1691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2">
                <text:p>1692</text:p>
              </table:table-cell>
              <table:table-cell office:value-type="float" office:value="1.649">
                <text:p>1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3">
                <text:p>169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4">
                <text:p>1694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5">
                <text:p>169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6">
                <text:p>1696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7">
                <text:p>169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8">
                <text:p>1698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99">
                <text:p>1699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0">
                <text:p>1700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1">
                <text:p>17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2">
                <text:p>1702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3">
                <text:p>170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4">
                <text:p>1704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5">
                <text:p>1705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6">
                <text:p>170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7">
                <text:p>1707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8">
                <text:p>1708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09">
                <text:p>170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0">
                <text:p>1710</text:p>
              </table:table-cell>
              <table:table-cell office:value-type="float" office:value="0.624">
                <text:p>0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1">
                <text:p>1711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2">
                <text:p>1712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3">
                <text:p>1713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5">
                <text:p>1715</text:p>
              </table:table-cell>
              <table:table-cell office:value-type="float" office:value="1.397">
                <text:p>1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6">
                <text:p>1716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7">
                <text:p>1717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8">
                <text:p>1718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9">
                <text:p>1719</text:p>
              </table:table-cell>
              <table:table-cell office:value-type="float" office:value="2.594">
                <text:p>2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0">
                <text:p>1720</text:p>
              </table:table-cell>
              <table:table-cell office:value-type="float" office:value="2.556">
                <text:p>2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1">
                <text:p>1721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2">
                <text:p>1722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3">
                <text:p>172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4">
                <text:p>1724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5">
                <text:p>172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6">
                <text:p>1726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7">
                <text:p>1727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8">
                <text:p>172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29">
                <text:p>1729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0">
                <text:p>173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1">
                <text:p>1731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2">
                <text:p>1732</text:p>
              </table:table-cell>
              <table:table-cell office:value-type="float" office:value="1.543">
                <text:p>1.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3">
                <text:p>1733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4">
                <text:p>1734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5">
                <text:p>1735</text:p>
              </table:table-cell>
              <table:table-cell office:value-type="float" office:value="1.719">
                <text:p>1.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6">
                <text:p>1736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7">
                <text:p>1737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8">
                <text:p>1738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39">
                <text:p>1739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0">
                <text:p>1740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1">
                <text:p>1741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2">
                <text:p>1742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3">
                <text:p>1743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4">
                <text:p>1744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5">
                <text:p>1745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6">
                <text:p>174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7">
                <text:p>174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8">
                <text:p>174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49">
                <text:p>1749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0">
                <text:p>175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1">
                <text:p>1751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2">
                <text:p>1752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3">
                <text:p>1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4">
                <text:p>175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5">
                <text:p>1755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6">
                <text:p>1756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7">
                <text:p>1757</text:p>
              </table:table-cell>
              <table:table-cell office:value-type="float" office:value="4.057">
                <text:p>4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8">
                <text:p>1758</text:p>
              </table:table-cell>
              <table:table-cell office:value-type="float" office:value="3.965">
                <text:p>3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59">
                <text:p>1759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0">
                <text:p>1760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1">
                <text:p>1761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2">
                <text:p>1762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3">
                <text:p>1763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4">
                <text:p>1764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5">
                <text:p>1765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6">
                <text:p>1766</text:p>
              </table:table-cell>
              <table:table-cell office:value-type="float" office:value="2.333">
                <text:p>2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7">
                <text:p>1767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8">
                <text:p>1768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69">
                <text:p>176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0">
                <text:p>177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1">
                <text:p>1771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2">
                <text:p>1772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3">
                <text:p>1773</text:p>
              </table:table-cell>
              <table:table-cell office:value-type="float" office:value="6.931">
                <text:p>6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4">
                <text:p>1774</text:p>
              </table:table-cell>
              <table:table-cell office:value-type="float" office:value="7.119">
                <text:p>7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5">
                <text:p>1775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6">
                <text:p>1776</text:p>
              </table:table-cell>
              <table:table-cell office:value-type="float" office:value="2.115">
                <text:p>2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7">
                <text:p>1777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8">
                <text:p>177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79">
                <text:p>1779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0">
                <text:p>1780</text:p>
              </table:table-cell>
              <table:table-cell office:value-type="float" office:value="1.468">
                <text:p>1.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1">
                <text:p>1781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2">
                <text:p>1782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3">
                <text:p>1783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4">
                <text:p>1784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5">
                <text:p>1785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6">
                <text:p>1786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7">
                <text:p>1787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8">
                <text:p>1788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89">
                <text:p>1789</text:p>
              </table:table-cell>
              <table:table-cell office:value-type="float" office:value="4.215">
                <text:p>4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0">
                <text:p>1790</text:p>
              </table:table-cell>
              <table:table-cell office:value-type="float" office:value="4.224">
                <text:p>4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1">
                <text:p>1791</text:p>
              </table:table-cell>
              <table:table-cell office:value-type="float" office:value="4.152">
                <text:p>4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2">
                <text:p>1792</text:p>
              </table:table-cell>
              <table:table-cell office:value-type="float" office:value="4.134">
                <text:p>4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3">
                <text:p>179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4">
                <text:p>1794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5">
                <text:p>179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6">
                <text:p>1796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7">
                <text:p>1797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8">
                <text:p>179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99">
                <text:p>1799</text:p>
              </table:table-cell>
              <table:table-cell office:value-type="float" office:value="4.624">
                <text:p>4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0">
                <text:p>180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1">
                <text:p>1801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2">
                <text:p>180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3">
                <text:p>1803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4">
                <text:p>180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5">
                <text:p>1805</text:p>
              </table:table-cell>
              <table:table-cell office:value-type="float" office:value="4.335">
                <text:p>4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6">
                <text:p>1806</text:p>
              </table:table-cell>
              <table:table-cell office:value-type="float" office:value="4.254">
                <text:p>4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7">
                <text:p>1807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8">
                <text:p>1808</text:p>
              </table:table-cell>
              <table:table-cell office:value-type="float" office:value="4.468">
                <text:p>4.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09">
                <text:p>1809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0">
                <text:p>181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1">
                <text:p>18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2">
                <text:p>181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3">
                <text:p>1813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4">
                <text:p>1814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5">
                <text:p>1815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6">
                <text:p>1816</text:p>
              </table:table-cell>
              <table:table-cell office:value-type="float" office:value="1.995">
                <text:p>1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7">
                <text:p>181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8">
                <text:p>1818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19">
                <text:p>1819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0">
                <text:p>1820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1">
                <text:p>182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2">
                <text:p>182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3">
                <text:p>1823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4">
                <text:p>18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5">
                <text:p>1825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6">
                <text:p>182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">
                <text:p>1827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8">
                <text:p>1828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9">
                <text:p>1829</text:p>
              </table:table-cell>
              <table:table-cell office:value-type="float" office:value="4.983">
                <text:p>4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0">
                <text:p>183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1">
                <text:p>1831</text:p>
              </table:table-cell>
              <table:table-cell office:value-type="float" office:value="5.129">
                <text:p>5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2">
                <text:p>183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3">
                <text:p>1833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4">
                <text:p>183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5">
                <text:p>1835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6">
                <text:p>1836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7">
                <text:p>1837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8">
                <text:p>1838</text:p>
              </table:table-cell>
              <table:table-cell office:value-type="float" office:value="1.739">
                <text:p>1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39">
                <text:p>1839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0">
                <text:p>1840</text:p>
              </table:table-cell>
              <table:table-cell office:value-type="float" office:value="2.052">
                <text:p>2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1">
                <text:p>1841</text:p>
              </table:table-cell>
              <table:table-cell office:value-type="float" office:value="1.692">
                <text:p>1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2">
                <text:p>1842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3">
                <text:p>1843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4">
                <text:p>1844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5">
                <text:p>1845</text:p>
              </table:table-cell>
              <table:table-cell office:value-type="float" office:value="6.989">
                <text:p>6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6">
                <text:p>1846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7">
                <text:p>1847</text:p>
              </table:table-cell>
              <table:table-cell office:value-type="float" office:value="7.473">
                <text:p>7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8">
                <text:p>1848</text:p>
              </table:table-cell>
              <table:table-cell office:value-type="float" office:value="7.454">
                <text:p>7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49">
                <text:p>1849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0">
                <text:p>1850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1">
                <text:p>1851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2">
                <text:p>185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3">
                <text:p>1853</text:p>
              </table:table-cell>
              <table:table-cell office:value-type="float" office:value="4.909">
                <text:p>4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4">
                <text:p>1854</text:p>
              </table:table-cell>
              <table:table-cell office:value-type="float" office:value="4.732">
                <text:p>4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5">
                <text:p>1855</text:p>
              </table:table-cell>
              <table:table-cell office:value-type="float" office:value="4.975">
                <text:p>4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6">
                <text:p>1856</text:p>
              </table:table-cell>
              <table:table-cell office:value-type="float" office:value="4.856">
                <text:p>4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7">
                <text:p>1857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8">
                <text:p>1858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59">
                <text:p>1859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0">
                <text:p>1860</text:p>
              </table:table-cell>
              <table:table-cell office:value-type="float" office:value="2.466">
                <text:p>2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1">
                <text:p>1861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2">
                <text:p>186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3">
                <text:p>186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4">
                <text:p>186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5">
                <text:p>1865</text:p>
              </table:table-cell>
              <table:table-cell office:value-type="float" office:value="1.634">
                <text:p>1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6">
                <text:p>186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7">
                <text:p>1867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8">
                <text:p>1868</text:p>
              </table:table-cell>
              <table:table-cell office:value-type="float" office:value="2.065">
                <text:p>2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69">
                <text:p>186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0">
                <text:p>1870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1">
                <text:p>1871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2">
                <text:p>187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3">
                <text:p>1873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4">
                <text:p>1874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5">
                <text:p>1875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6">
                <text:p>1876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7">
                <text:p>187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8">
                <text:p>1878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79">
                <text:p>1879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0">
                <text:p>1880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1">
                <text:p>1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2">
                <text:p>1882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3">
                <text:p>1883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4">
                <text:p>188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5">
                <text:p>1885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6">
                <text:p>188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7">
                <text:p>1887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8">
                <text:p>1888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89">
                <text:p>1889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0">
                <text:p>1890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1">
                <text:p>1891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2">
                <text:p>189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3">
                <text:p>1893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4">
                <text:p>1894</text:p>
              </table:table-cell>
              <table:table-cell office:value-type="float" office:value="3.343">
                <text:p>3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5">
                <text:p>1895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6">
                <text:p>1896</text:p>
              </table:table-cell>
              <table:table-cell office:value-type="float" office:value="3.723">
                <text:p>3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7">
                <text:p>1897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8">
                <text:p>189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99">
                <text:p>1899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0">
                <text:p>190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1">
                <text:p>1901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2">
                <text:p>1902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3">
                <text:p>190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4">
                <text:p>1904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5">
                <text:p>190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6">
                <text:p>1906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7">
                <text:p>190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8">
                <text:p>1908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09">
                <text:p>1909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0">
                <text:p>1910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1">
                <text:p>1911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2">
                <text:p>1912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3">
                <text:p>1913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4">
                <text:p>1914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5">
                <text:p>1915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6">
                <text:p>1916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7">
                <text:p>1917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8">
                <text:p>1918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19">
                <text:p>1919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0">
                <text:p>1920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1">
                <text:p>1921</text:p>
              </table:table-cell>
              <table:table-cell office:value-type="float" office:value="3.153">
                <text:p>3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2">
                <text:p>1922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3">
                <text:p>1923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4">
                <text:p>1924</text:p>
              </table:table-cell>
              <table:table-cell office:value-type="float" office:value="3.092">
                <text:p>3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5">
                <text:p>1925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6">
                <text:p>1926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7">
                <text:p>1927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8">
                <text:p>1928</text:p>
              </table:table-cell>
              <table:table-cell office:value-type="float" office:value="1.483">
                <text:p>1.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29">
                <text:p>1929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0">
                <text:p>1930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1">
                <text:p>1931</text:p>
              </table:table-cell>
              <table:table-cell office:value-type="float" office:value="1.922">
                <text:p>1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2">
                <text:p>1932</text:p>
              </table:table-cell>
              <table:table-cell office:value-type="float" office:value="2.158">
                <text:p>2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3">
                <text:p>1933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4">
                <text:p>193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5">
                <text:p>1935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6">
                <text:p>1936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7">
                <text:p>1937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8">
                <text:p>193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39">
                <text:p>1939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0">
                <text:p>1940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1">
                <text:p>1941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2">
                <text:p>194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3">
                <text:p>194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4">
                <text:p>1944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5">
                <text:p>1945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6">
                <text:p>194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7">
                <text:p>1947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8">
                <text:p>194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49">
                <text:p>1949</text:p>
              </table:table-cell>
              <table:table-cell office:value-type="float" office:value="3.055">
                <text:p>3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0">
                <text:p>195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1">
                <text:p>1951</text:p>
              </table:table-cell>
              <table:table-cell office:value-type="float" office:value="8.239">
                <text:p>8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2">
                <text:p>1952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3">
                <text:p>195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4">
                <text:p>1954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5">
                <text:p>19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6">
                <text:p>195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7">
                <text:p>1957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8">
                <text:p>1958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59">
                <text:p>1959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0">
                <text:p>1960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1">
                <text:p>1961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2">
                <text:p>1962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3">
                <text:p>1963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4">
                <text:p>1964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5">
                <text:p>1965</text:p>
              </table:table-cell>
              <table:table-cell office:value-type="float" office:value="3.599">
                <text:p>3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6">
                <text:p>1966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7">
                <text:p>1967</text:p>
              </table:table-cell>
              <table:table-cell office:value-type="float" office:value="4.079">
                <text:p>4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8">
                <text:p>1968</text:p>
              </table:table-cell>
              <table:table-cell office:value-type="float" office:value="4.037">
                <text:p>4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69">
                <text:p>196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0">
                <text:p>1970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1">
                <text:p>1971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2">
                <text:p>197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3">
                <text:p>1973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4">
                <text:p>1974</text:p>
              </table:table-cell>
              <table:table-cell office:value-type="float" office:value="3.617">
                <text:p>3.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5">
                <text:p>1975</text:p>
              </table:table-cell>
              <table:table-cell office:value-type="float" office:value="3.898">
                <text:p>3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6">
                <text:p>1976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7">
                <text:p>1977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8">
                <text:p>1978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79">
                <text:p>1979</text:p>
              </table:table-cell>
              <table:table-cell office:value-type="float" office:value="2.017">
                <text:p>2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0">
                <text:p>1980</text:p>
              </table:table-cell>
              <table:table-cell office:value-type="float" office:value="2.015">
                <text:p>2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1">
                <text:p>1981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2">
                <text:p>1982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3">
                <text:p>1983</text:p>
              </table:table-cell>
              <table:table-cell office:value-type="float" office:value="1.607">
                <text:p>1.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4">
                <text:p>1984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5">
                <text:p>1985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6">
                <text:p>1986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7">
                <text:p>1987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8">
                <text:p>1988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9">
                <text:p>1989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0">
                <text:p>1990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1">
                <text:p>1991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2">
                <text:p>1992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3">
                <text:p>199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4">
                <text:p>1994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5">
                <text:p>1995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6">
                <text:p>199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7">
                <text:p>1997</text:p>
              </table:table-cell>
              <table:table-cell office:value-type="float" office:value="1.871">
                <text:p>1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8">
                <text:p>1998</text:p>
              </table:table-cell>
              <table:table-cell office:value-type="float" office:value="1.912">
                <text:p>1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9">
                <text:p>1999</text:p>
              </table:table-cell>
              <table:table-cell office:value-type="float" office:value="1.747">
                <text:p>1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0">
                <text:p>2000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1">
                <text:p>2001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2">
                <text:p>2002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3">
                <text:p>2003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4">
                <text:p>20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5">
                <text:p>200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6">
                <text:p>200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7">
                <text:p>2007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8">
                <text:p>2008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09">
                <text:p>2009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0">
                <text:p>2010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1">
                <text:p>2011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2">
                <text:p>2012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3">
                <text:p>2013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4">
                <text:p>201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5">
                <text:p>2015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6">
                <text:p>201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7">
                <text:p>2017</text:p>
              </table:table-cell>
              <table:table-cell office:value-type="float" office:value="4.391">
                <text:p>4.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8">
                <text:p>2018</text:p>
              </table:table-cell>
              <table:table-cell office:value-type="float" office:value="4.301">
                <text:p>4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19">
                <text:p>2019</text:p>
              </table:table-cell>
              <table:table-cell office:value-type="float" office:value="4.542">
                <text:p>4.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0">
                <text:p>2020</text:p>
              </table:table-cell>
              <table:table-cell office:value-type="float" office:value="4.509">
                <text:p>4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1">
                <text:p>2021</text:p>
              </table:table-cell>
              <table:table-cell office:value-type="float" office:value="2.617">
                <text:p>2.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2">
                <text:p>2022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3">
                <text:p>2023</text:p>
              </table:table-cell>
              <table:table-cell office:value-type="float" office:value="2.697">
                <text:p>2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4">
                <text:p>2024</text:p>
              </table:table-cell>
              <table:table-cell office:value-type="float" office:value="2.537">
                <text:p>2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5">
                <text:p>2025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6">
                <text:p>202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7">
                <text:p>2027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8">
                <text:p>2028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29">
                <text:p>2029</text:p>
              </table:table-cell>
              <table:table-cell office:value-type="float" office:value="1.805">
                <text:p>1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0">
                <text:p>2030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1">
                <text:p>2031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2">
                <text:p>2032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3">
                <text:p>203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4">
                <text:p>203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5">
                <text:p>2035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6">
                <text:p>2036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7">
                <text:p>2037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8">
                <text:p>203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39">
                <text:p>2039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0">
                <text:p>2040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1">
                <text:p>2041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2">
                <text:p>204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3">
                <text:p>2043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4">
                <text:p>2044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5">
                <text:p>2045</text:p>
              </table:table-cell>
              <table:table-cell office:value-type="float" office:value="4.483">
                <text:p>4.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6">
                <text:p>2046</text:p>
              </table:table-cell>
              <table:table-cell office:value-type="float" office:value="4.402">
                <text:p>4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7">
                <text:p>2047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8">
                <text:p>2048</text:p>
              </table:table-cell>
              <table:table-cell office:value-type="float" office:value="4.604">
                <text:p>4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49">
                <text:p>2049</text:p>
              </table:table-cell>
              <table:table-cell office:value-type="float" office:value="2.532">
                <text:p>2.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0">
                <text:p>2050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1">
                <text:p>2051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2">
                <text:p>205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3">
                <text:p>2053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4">
                <text:p>2054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5">
                <text:p>205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6">
                <text:p>2056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7">
                <text:p>2057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8">
                <text:p>2058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59">
                <text:p>2059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0">
                <text:p>2060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1">
                <text:p>2061</text:p>
              </table:table-cell>
              <table:table-cell office:value-type="float" office:value="4.762">
                <text:p>4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2">
                <text:p>2062</text:p>
              </table:table-cell>
              <table:table-cell office:value-type="float" office:value="4.641">
                <text:p>4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3">
                <text:p>2063</text:p>
              </table:table-cell>
              <table:table-cell office:value-type="float" office:value="4.947">
                <text:p>4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4">
                <text:p>2064</text:p>
              </table:table-cell>
              <table:table-cell office:value-type="float" office:value="4.897">
                <text:p>4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5">
                <text:p>2065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6">
                <text:p>2066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7">
                <text:p>206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8">
                <text:p>2068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69">
                <text:p>206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0">
                <text:p>2070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1">
                <text:p>2071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2">
                <text:p>2072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3">
                <text:p>2073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4">
                <text:p>2074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5">
                <text:p>2075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6">
                <text:p>2076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7">
                <text:p>207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8">
                <text:p>2078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79">
                <text:p>2079</text:p>
              </table:table-cell>
              <table:table-cell office:value-type="float" office:value="1.354">
                <text:p>1.3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0">
                <text:p>2080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1">
                <text:p>20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2">
                <text:p>2082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3">
                <text:p>2083</text:p>
              </table:table-cell>
              <table:table-cell office:value-type="float" office:value="1.473">
                <text:p>1.4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4">
                <text:p>2084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5">
                <text:p>2085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6">
                <text:p>2086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7">
                <text:p>2087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8">
                <text:p>2088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89">
                <text:p>2089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0">
                <text:p>2090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1">
                <text:p>2091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2">
                <text:p>209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3">
                <text:p>209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4">
                <text:p>2094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5">
                <text:p>2095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6">
                <text:p>2096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7">
                <text:p>2097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8">
                <text:p>2098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99">
                <text:p>2099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0">
                <text:p>2100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1">
                <text:p>2101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2">
                <text:p>2102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3">
                <text:p>2103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4">
                <text:p>2104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5">
                <text:p>2105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6">
                <text:p>2106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7">
                <text:p>2107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8">
                <text:p>210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09">
                <text:p>2109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0">
                <text:p>2110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1">
                <text:p>2111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2">
                <text:p>2112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3">
                <text:p>2113</text:p>
              </table:table-cell>
              <table:table-cell office:value-type="float" office:value="2.489">
                <text:p>2.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4">
                <text:p>2114</text:p>
              </table:table-cell>
              <table:table-cell office:value-type="float" office:value="2.411">
                <text:p>2.4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5">
                <text:p>2115</text:p>
              </table:table-cell>
              <table:table-cell office:value-type="float" office:value="2.904">
                <text:p>2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6">
                <text:p>2116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7">
                <text:p>21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8">
                <text:p>2118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19">
                <text:p>2119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0">
                <text:p>2120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1">
                <text:p>2121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2">
                <text:p>2122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3">
                <text:p>2123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4">
                <text:p>2124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5">
                <text:p>2125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6">
                <text:p>2126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7">
                <text:p>212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8">
                <text:p>2128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9">
                <text:p>212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0">
                <text:p>213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1">
                <text:p>2131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2">
                <text:p>2132</text:p>
              </table:table-cell>
              <table:table-cell office:value-type="float" office:value="3.394">
                <text:p>3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4">
                <text:p>2134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5">
                <text:p>213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6">
                <text:p>213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7">
                <text:p>2137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8">
                <text:p>2138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39">
                <text:p>2139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0">
                <text:p>2140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1">
                <text:p>214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2">
                <text:p>214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3">
                <text:p>2143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4">
                <text:p>2144</text:p>
              </table:table-cell>
              <table:table-cell office:value-type="float" office:value="1.401">
                <text:p>1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5">
                <text:p>214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6">
                <text:p>2146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7">
                <text:p>2147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8">
                <text:p>2148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49">
                <text:p>214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0">
                <text:p>2150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1">
                <text:p>2151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2">
                <text:p>2152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3">
                <text:p>2153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4">
                <text:p>215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5">
                <text:p>2155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6">
                <text:p>215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7">
                <text:p>2157</text:p>
              </table:table-cell>
              <table:table-cell office:value-type="float" office:value="2.678">
                <text:p>2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8">
                <text:p>2158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59">
                <text:p>2159</text:p>
              </table:table-cell>
              <table:table-cell office:value-type="float" office:value="2.777">
                <text:p>2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0">
                <text:p>2160</text:p>
              </table:table-cell>
              <table:table-cell office:value-type="float" office:value="2.762">
                <text:p>2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1">
                <text:p>216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2">
                <text:p>2162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3">
                <text:p>2163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4">
                <text:p>2164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5">
                <text:p>2165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6">
                <text:p>216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7">
                <text:p>2167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8">
                <text:p>2168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9">
                <text:p>2169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0">
                <text:p>2170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1">
                <text:p>2171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2">
                <text:p>2172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3">
                <text:p>217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4">
                <text:p>2174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5">
                <text:p>217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6">
                <text:p>217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7">
                <text:p>2177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8">
                <text:p>2178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79">
                <text:p>2179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0">
                <text:p>2180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1">
                <text:p>2181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2">
                <text:p>2182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3">
                <text:p>2183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4">
                <text:p>218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5">
                <text:p>2185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6">
                <text:p>2186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7">
                <text:p>2187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8">
                <text:p>2188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89">
                <text:p>2189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0">
                <text:p>2190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1">
                <text:p>2191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2">
                <text:p>2192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3">
                <text:p>2193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4">
                <text:p>2194</text:p>
              </table:table-cell>
              <table:table-cell office:value-type="float" office:value="4.045">
                <text:p>4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5">
                <text:p>2195</text:p>
              </table:table-cell>
              <table:table-cell office:value-type="float" office:value="4.314">
                <text:p>4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6">
                <text:p>2196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7">
                <text:p>2197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8">
                <text:p>2198</text:p>
              </table:table-cell>
              <table:table-cell office:value-type="float" office:value="2.984">
                <text:p>2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99">
                <text:p>2199</text:p>
              </table:table-cell>
              <table:table-cell office:value-type="float" office:value="3.301">
                <text:p>3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0">
                <text:p>2200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1">
                <text:p>2201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2">
                <text:p>2202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3">
                <text:p>2203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4">
                <text:p>2204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5">
                <text:p>2205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6">
                <text:p>2206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7">
                <text:p>2207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8">
                <text:p>2208</text:p>
              </table:table-cell>
              <table:table-cell office:value-type="float" office:value="3.621">
                <text:p>3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09">
                <text:p>220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0">
                <text:p>2210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1">
                <text:p>2211</text:p>
              </table:table-cell>
              <table:table-cell office:value-type="float" office:value="0.707">
                <text:p>0.7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2">
                <text:p>2212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3">
                <text:p>221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4">
                <text:p>221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5">
                <text:p>2215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6">
                <text:p>2216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7">
                <text:p>22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8">
                <text:p>2218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19">
                <text:p>2219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0">
                <text:p>2220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1">
                <text:p>2221</text:p>
              </table:table-cell>
              <table:table-cell office:value-type="float" office:value="8.222">
                <text:p>8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2">
                <text:p>2222</text:p>
              </table:table-cell>
              <table:table-cell office:value-type="float" office:value="8.121">
                <text:p>8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3">
                <text:p>2223</text:p>
              </table:table-cell>
              <table:table-cell office:value-type="float" office:value="8.701">
                <text:p>8.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4">
                <text:p>2224</text:p>
              </table:table-cell>
              <table:table-cell office:value-type="float" office:value="8.672">
                <text:p>8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5">
                <text:p>2225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6">
                <text:p>2226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7">
                <text:p>2227</text:p>
              </table:table-cell>
              <table:table-cell office:value-type="float" office:value="2.214">
                <text:p>2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8">
                <text:p>2228</text:p>
              </table:table-cell>
              <table:table-cell office:value-type="float" office:value="2.178">
                <text:p>2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29">
                <text:p>2229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0">
                <text:p>2230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1">
                <text:p>2231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2">
                <text:p>2232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3">
                <text:p>2233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4">
                <text:p>2234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5">
                <text:p>2235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6">
                <text:p>2236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7">
                <text:p>223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8">
                <text:p>2238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39">
                <text:p>2239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0">
                <text:p>2240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1">
                <text:p>2241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2">
                <text:p>224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3">
                <text:p>224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4">
                <text:p>224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5">
                <text:p>224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6">
                <text:p>2246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7">
                <text:p>2247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8">
                <text:p>2248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49">
                <text:p>2249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0">
                <text:p>225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1">
                <text:p>2251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2">
                <text:p>225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3">
                <text:p>2253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4">
                <text:p>2254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5">
                <text:p>2255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6">
                <text:p>2256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7">
                <text:p>2257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8">
                <text:p>225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59">
                <text:p>2259</text:p>
              </table:table-cell>
              <table:table-cell office:value-type="float" office:value="1.362">
                <text:p>1.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0">
                <text:p>226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1">
                <text:p>226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2">
                <text:p>2262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3">
                <text:p>2263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4">
                <text:p>2264</text:p>
              </table:table-cell>
              <table:table-cell office:value-type="float" office:value="3.283">
                <text:p>3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5">
                <text:p>2265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6">
                <text:p>2266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7">
                <text:p>2267</text:p>
              </table:table-cell>
              <table:table-cell office:value-type="float" office:value="0.727">
                <text:p>0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8">
                <text:p>22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69">
                <text:p>2269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0">
                <text:p>227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1">
                <text:p>2271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2">
                <text:p>2272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3">
                <text:p>2273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4">
                <text:p>2274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5">
                <text:p>227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6">
                <text:p>227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7">
                <text:p>2277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8">
                <text:p>2278</text:p>
              </table:table-cell>
              <table:table-cell office:value-type="float" office:value="3.568">
                <text:p>3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79">
                <text:p>2279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0">
                <text:p>2280</text:p>
              </table:table-cell>
              <table:table-cell office:value-type="float" office:value="3.712">
                <text:p>3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1">
                <text:p>2281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2">
                <text:p>228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3">
                <text:p>2283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4">
                <text:p>2284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5">
                <text:p>228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6">
                <text:p>2286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7">
                <text:p>2287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8">
                <text:p>2288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89">
                <text:p>2289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0">
                <text:p>2290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1">
                <text:p>2291</text:p>
              </table:table-cell>
              <table:table-cell office:value-type="float" office:value="1.157">
                <text:p>1.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2">
                <text:p>2292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3">
                <text:p>2293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4">
                <text:p>229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5">
                <text:p>2295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6">
                <text:p>2296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7">
                <text:p>2297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8">
                <text:p>229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99">
                <text:p>2299</text:p>
              </table:table-cell>
              <table:table-cell office:value-type="float" office:value="0.737">
                <text:p>0.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0">
                <text:p>2300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1">
                <text:p>2301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2">
                <text:p>230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3">
                <text:p>2303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4">
                <text:p>2304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5">
                <text:p>230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6">
                <text:p>230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7">
                <text:p>2307</text:p>
              </table:table-cell>
              <table:table-cell office:value-type="float" office:value="4.082">
                <text:p>4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8">
                <text:p>2308</text:p>
              </table:table-cell>
              <table:table-cell office:value-type="float" office:value="4.041">
                <text:p>4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09">
                <text:p>230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0">
                <text:p>2310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1">
                <text:p>2311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2">
                <text:p>2312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3">
                <text:p>2313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4">
                <text:p>2314</text:p>
              </table:table-cell>
              <table:table-cell office:value-type="float" office:value="2.635">
                <text:p>2.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5">
                <text:p>2315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6">
                <text:p>2316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7">
                <text:p>231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8">
                <text:p>2318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19">
                <text:p>2319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0">
                <text:p>2320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1">
                <text:p>232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2">
                <text:p>2322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3">
                <text:p>2323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4">
                <text:p>2324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5">
                <text:p>2325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6">
                <text:p>2326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7">
                <text:p>232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8">
                <text:p>2328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29">
                <text:p>232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0">
                <text:p>2330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1">
                <text:p>233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2">
                <text:p>233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3">
                <text:p>2333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4">
                <text:p>233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5">
                <text:p>2335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6">
                <text:p>2336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7">
                <text:p>2337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8">
                <text:p>2338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39">
                <text:p>2339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0">
                <text:p>2340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1">
                <text:p>234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2">
                <text:p>234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3">
                <text:p>2343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">
                <text:p>2344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5">
                <text:p>2345</text:p>
              </table:table-cell>
              <table:table-cell office:value-type="float" office:value="3.769">
                <text:p>3.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6">
                <text:p>2346</text:p>
              </table:table-cell>
              <table:table-cell office:value-type="float" office:value="3.698">
                <text:p>3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7">
                <text:p>2347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8">
                <text:p>2348</text:p>
              </table:table-cell>
              <table:table-cell office:value-type="float" office:value="3.829">
                <text:p>3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9">
                <text:p>2349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0">
                <text:p>235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1">
                <text:p>2351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2">
                <text:p>2352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3">
                <text:p>235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4">
                <text:p>2354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5">
                <text:p>235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6">
                <text:p>2356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7">
                <text:p>2357</text:p>
              </table:table-cell>
              <table:table-cell office:value-type="float" office:value="4.469">
                <text:p>4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8">
                <text:p>2358</text:p>
              </table:table-cell>
              <table:table-cell office:value-type="float" office:value="4.477">
                <text:p>4.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59">
                <text:p>2359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0">
                <text:p>2360</text:p>
              </table:table-cell>
              <table:table-cell office:value-type="float" office:value="4.514">
                <text:p>4.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1">
                <text:p>2361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2">
                <text:p>236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3">
                <text:p>2363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4">
                <text:p>2364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5">
                <text:p>2365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6">
                <text:p>2366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7">
                <text:p>2367</text:p>
              </table:table-cell>
              <table:table-cell office:value-type="float" office:value="1.554">
                <text:p>1.5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8">
                <text:p>2368</text:p>
              </table:table-cell>
              <table:table-cell office:value-type="float" office:value="1.521">
                <text:p>1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69">
                <text:p>2369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0">
                <text:p>2370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1">
                <text:p>237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2">
                <text:p>237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3">
                <text:p>2373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4">
                <text:p>2374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5">
                <text:p>2375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6">
                <text:p>2376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7">
                <text:p>2377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8">
                <text:p>2378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79">
                <text:p>2379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0">
                <text:p>2380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1">
                <text:p>2381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2">
                <text:p>238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3">
                <text:p>2383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4">
                <text:p>238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5">
                <text:p>238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6">
                <text:p>2386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7">
                <text:p>2387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8">
                <text:p>238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89">
                <text:p>2389</text:p>
              </table:table-cell>
              <table:table-cell office:value-type="float" office:value="1.676">
                <text:p>1.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0">
                <text:p>2390</text:p>
              </table:table-cell>
              <table:table-cell office:value-type="float" office:value="1.532">
                <text:p>1.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1">
                <text:p>2391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2">
                <text:p>239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3">
                <text:p>2393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4">
                <text:p>239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5">
                <text:p>239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6">
                <text:p>23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7">
                <text:p>2397</text:p>
              </table:table-cell>
              <table:table-cell office:value-type="float" office:value="2.402">
                <text:p>2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8">
                <text:p>2398</text:p>
              </table:table-cell>
              <table:table-cell office:value-type="float" office:value="2.339">
                <text:p>2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99">
                <text:p>2399</text:p>
              </table:table-cell>
              <table:table-cell office:value-type="float" office:value="2.507">
                <text:p>2.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0">
                <text:p>2400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1">
                <text:p>2401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2">
                <text:p>240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3">
                <text:p>2403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4">
                <text:p>2404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5">
                <text:p>2405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6">
                <text:p>2406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7">
                <text:p>240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8">
                <text:p>2408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09">
                <text:p>2409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0">
                <text:p>2410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1">
                <text:p>2411</text:p>
              </table:table-cell>
              <table:table-cell office:value-type="float" office:value="1.959">
                <text:p>1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2">
                <text:p>2412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3">
                <text:p>2413</text:p>
              </table:table-cell>
              <table:table-cell office:value-type="float" office:value="2.634">
                <text:p>2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4">
                <text:p>2414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5">
                <text:p>2415</text:p>
              </table:table-cell>
              <table:table-cell office:value-type="float" office:value="2.764">
                <text:p>2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6">
                <text:p>2416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7">
                <text:p>241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8">
                <text:p>241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19">
                <text:p>2419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0">
                <text:p>2420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1">
                <text:p>2421</text:p>
              </table:table-cell>
              <table:table-cell office:value-type="float" office:value="4.163">
                <text:p>4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2">
                <text:p>2422</text:p>
              </table:table-cell>
              <table:table-cell office:value-type="float" office:value="4.046">
                <text:p>4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3">
                <text:p>2423</text:p>
              </table:table-cell>
              <table:table-cell office:value-type="float" office:value="4.444">
                <text:p>4.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4">
                <text:p>242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5">
                <text:p>2425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6">
                <text:p>242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7">
                <text:p>2427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8">
                <text:p>2428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29">
                <text:p>242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0">
                <text:p>2430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1">
                <text:p>2431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2">
                <text:p>2432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3">
                <text:p>2433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4">
                <text:p>2434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5">
                <text:p>2435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6">
                <text:p>2436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7">
                <text:p>2437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8">
                <text:p>2438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39">
                <text:p>2439</text:p>
              </table:table-cell>
              <table:table-cell office:value-type="float" office:value="3.727">
                <text:p>3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0">
                <text:p>2440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1">
                <text:p>244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2">
                <text:p>2442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3">
                <text:p>2443</text:p>
              </table:table-cell>
              <table:table-cell office:value-type="float" office:value="2.509">
                <text:p>2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4">
                <text:p>2444</text:p>
              </table:table-cell>
              <table:table-cell office:value-type="float" office:value="2.455">
                <text:p>2.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5">
                <text:p>244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6">
                <text:p>2446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7">
                <text:p>2447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8">
                <text:p>2448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49">
                <text:p>2449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0">
                <text:p>245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1">
                <text:p>2451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2">
                <text:p>2452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3">
                <text:p>245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4">
                <text:p>245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5">
                <text:p>2455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6">
                <text:p>2456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7">
                <text:p>2457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8">
                <text:p>2458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59">
                <text:p>2459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0">
                <text:p>2460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1">
                <text:p>2461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2">
                <text:p>24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3">
                <text:p>2463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4">
                <text:p>24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5">
                <text:p>2465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6">
                <text:p>246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7">
                <text:p>2467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8">
                <text:p>2468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69">
                <text:p>2469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0">
                <text:p>2470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1">
                <text:p>2471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2">
                <text:p>2472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3">
                <text:p>2473</text:p>
              </table:table-cell>
              <table:table-cell office:value-type="float" office:value="2.186">
                <text:p>2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4">
                <text:p>2474</text:p>
              </table:table-cell>
              <table:table-cell office:value-type="float" office:value="2.145">
                <text:p>2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5">
                <text:p>2475</text:p>
              </table:table-cell>
              <table:table-cell office:value-type="float" office:value="2.699">
                <text:p>2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6">
                <text:p>2476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7">
                <text:p>2477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8">
                <text:p>2478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79">
                <text:p>247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0">
                <text:p>2480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1">
                <text:p>2481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2">
                <text:p>2482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3">
                <text:p>2483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4">
                <text:p>2484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5">
                <text:p>2485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6">
                <text:p>2486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7">
                <text:p>2487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8">
                <text:p>248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89">
                <text:p>248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0">
                <text:p>249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1">
                <text:p>2491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2">
                <text:p>2492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3">
                <text:p>2493</text:p>
              </table:table-cell>
              <table:table-cell office:value-type="float" office:value="5.804">
                <text:p>5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4">
                <text:p>2494</text:p>
              </table:table-cell>
              <table:table-cell office:value-type="float" office:value="5.682">
                <text:p>5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5">
                <text:p>2495</text:p>
              </table:table-cell>
              <table:table-cell office:value-type="float" office:value="5.782">
                <text:p>5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6">
                <text:p>2496</text:p>
              </table:table-cell>
              <table:table-cell office:value-type="float" office:value="5.742">
                <text:p>5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7">
                <text:p>2497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8">
                <text:p>2498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99">
                <text:p>2499</text:p>
              </table:table-cell>
              <table:table-cell office:value-type="float" office:value="1.378">
                <text:p>1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0">
                <text:p>25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1">
                <text:p>2501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2">
                <text:p>250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3">
                <text:p>2503</text:p>
              </table:table-cell>
              <table:table-cell office:value-type="float" office:value="4.659">
                <text:p>4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4">
                <text:p>2504</text:p>
              </table:table-cell>
              <table:table-cell office:value-type="float" office:value="4.666">
                <text:p>4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5">
                <text:p>2505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6">
                <text:p>250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7">
                <text:p>2507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8">
                <text:p>2508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9">
                <text:p>2509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0">
                <text:p>2510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1">
                <text:p>2511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2">
                <text:p>2512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3">
                <text:p>2513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4">
                <text:p>2514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5">
                <text:p>2515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6">
                <text:p>251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7">
                <text:p>251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8">
                <text:p>2518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19">
                <text:p>2519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0">
                <text:p>2520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1">
                <text:p>2521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2">
                <text:p>2522</text:p>
              </table:table-cell>
              <table:table-cell office:value-type="float" office:value="1.327">
                <text:p>1.3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3">
                <text:p>2523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4">
                <text:p>2524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5">
                <text:p>2525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6">
                <text:p>2526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7">
                <text:p>2527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8">
                <text:p>2528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29">
                <text:p>2529</text:p>
              </table:table-cell>
              <table:table-cell office:value-type="float" office:value="3.322">
                <text:p>3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0">
                <text:p>2530</text:p>
              </table:table-cell>
              <table:table-cell office:value-type="float" office:value="3.256">
                <text:p>3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1">
                <text:p>2531</text:p>
              </table:table-cell>
              <table:table-cell office:value-type="float" office:value="3.704">
                <text:p>3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2">
                <text:p>2532</text:p>
              </table:table-cell>
              <table:table-cell office:value-type="float" office:value="3.729">
                <text:p>3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3">
                <text:p>253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4">
                <text:p>253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5">
                <text:p>2535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6">
                <text:p>2536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7">
                <text:p>253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8">
                <text:p>2538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39">
                <text:p>2539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0">
                <text:p>254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1">
                <text:p>2541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2">
                <text:p>2542</text:p>
              </table:table-cell>
              <table:table-cell office:value-type="float" office:value="1.213">
                <text:p>1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3">
                <text:p>2543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4">
                <text:p>2544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5">
                <text:p>2545</text:p>
              </table:table-cell>
              <table:table-cell office:value-type="float" office:value="0.611">
                <text:p>0.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6">
                <text:p>2546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7">
                <text:p>2547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8">
                <text:p>2548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49">
                <text:p>2549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0">
                <text:p>2550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1">
                <text:p>2551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2">
                <text:p>2552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3">
                <text:p>255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4">
                <text:p>255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5">
                <text:p>2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6">
                <text:p>2556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7">
                <text:p>255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8">
                <text:p>255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59">
                <text:p>2559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0">
                <text:p>2560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1">
                <text:p>2561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2">
                <text:p>2562</text:p>
              </table:table-cell>
              <table:table-cell office:value-type="float" office:value="1.652">
                <text:p>1.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3">
                <text:p>2563</text:p>
              </table:table-cell>
              <table:table-cell office:value-type="float" office:value="4.244">
                <text:p>4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4">
                <text:p>256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5">
                <text:p>256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6">
                <text:p>2566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7">
                <text:p>256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8">
                <text:p>2568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69">
                <text:p>2569</text:p>
              </table:table-cell>
              <table:table-cell office:value-type="float" office:value="5.658">
                <text:p>5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0">
                <text:p>2570</text:p>
              </table:table-cell>
              <table:table-cell office:value-type="float" office:value="5.572">
                <text:p>5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1">
                <text:p>2571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2">
                <text:p>2572</text:p>
              </table:table-cell>
              <table:table-cell office:value-type="float" office:value="5.935">
                <text:p>5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3">
                <text:p>2573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4">
                <text:p>2574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5">
                <text:p>2575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6">
                <text:p>2576</text:p>
              </table:table-cell>
              <table:table-cell office:value-type="float" office:value="1.339">
                <text:p>1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7">
                <text:p>2577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8">
                <text:p>2578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79">
                <text:p>2579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0">
                <text:p>2580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1">
                <text:p>2581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2">
                <text:p>258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3">
                <text:p>2583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4">
                <text:p>2584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5">
                <text:p>2585</text:p>
              </table:table-cell>
              <table:table-cell office:value-type="float" office:value="2.687">
                <text:p>2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6">
                <text:p>2586</text:p>
              </table:table-cell>
              <table:table-cell office:value-type="float" office:value="2.578">
                <text:p>2.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7">
                <text:p>2587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8">
                <text:p>2588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9">
                <text:p>2589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0">
                <text:p>25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1">
                <text:p>2591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2">
                <text:p>2592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3">
                <text:p>2593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4">
                <text:p>2594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5">
                <text:p>2595</text:p>
              </table:table-cell>
              <table:table-cell office:value-type="float" office:value="2.616">
                <text:p>2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6">
                <text:p>259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7">
                <text:p>259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8">
                <text:p>259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99">
                <text:p>2599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0">
                <text:p>2600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1">
                <text:p>260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2">
                <text:p>260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3">
                <text:p>2603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4">
                <text:p>2604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5">
                <text:p>2605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6">
                <text:p>2606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7">
                <text:p>2607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8">
                <text:p>2608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09">
                <text:p>2609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0">
                <text:p>261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1">
                <text:p>2611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2">
                <text:p>2612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3">
                <text:p>2613</text:p>
              </table:table-cell>
              <table:table-cell office:value-type="float" office:value="0.747">
                <text:p>0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4">
                <text:p>261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5">
                <text:p>2615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6">
                <text:p>2616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7">
                <text:p>26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8">
                <text:p>2618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19">
                <text:p>261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0">
                <text:p>2620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1">
                <text:p>2621</text:p>
              </table:table-cell>
              <table:table-cell office:value-type="float" office:value="7.141">
                <text:p>7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2">
                <text:p>2622</text:p>
              </table:table-cell>
              <table:table-cell office:value-type="float" office:value="7.077">
                <text:p>7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3">
                <text:p>2623</text:p>
              </table:table-cell>
              <table:table-cell office:value-type="float" office:value="7.312">
                <text:p>7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4">
                <text:p>2624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5">
                <text:p>2625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6">
                <text:p>262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7">
                <text:p>2627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8">
                <text:p>26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29">
                <text:p>2629</text:p>
              </table:table-cell>
              <table:table-cell office:value-type="float" office:value="0.728">
                <text:p>0.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0">
                <text:p>2630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1">
                <text:p>263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2">
                <text:p>2632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3">
                <text:p>2633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4">
                <text:p>263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5">
                <text:p>2635</text:p>
              </table:table-cell>
              <table:table-cell office:value-type="float" office:value="9.404">
                <text:p>9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6">
                <text:p>2636</text:p>
              </table:table-cell>
              <table:table-cell office:value-type="float" office:value="9.399">
                <text:p>9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7">
                <text:p>26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8">
                <text:p>263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39">
                <text:p>2639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0">
                <text:p>2640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1">
                <text:p>264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2">
                <text:p>264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3">
                <text:p>264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4">
                <text:p>2644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5">
                <text:p>2645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6">
                <text:p>2646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7">
                <text:p>2647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8">
                <text:p>2648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49">
                <text:p>2649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0">
                <text:p>2650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1">
                <text:p>265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2">
                <text:p>2652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3">
                <text:p>2653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4">
                <text:p>2654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5">
                <text:p>2655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6">
                <text:p>2656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7">
                <text:p>2657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8">
                <text:p>2658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59">
                <text:p>26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0">
                <text:p>2660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1">
                <text:p>2661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2">
                <text:p>2662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3">
                <text:p>26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4">
                <text:p>2664</text:p>
              </table:table-cell>
              <table:table-cell office:value-type="float" office:value="1.243">
                <text:p>1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5">
                <text:p>266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6">
                <text:p>2666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7">
                <text:p>2667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8">
                <text:p>2668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69">
                <text:p>2669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0">
                <text:p>267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1">
                <text:p>2671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2">
                <text:p>2672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3">
                <text:p>267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4">
                <text:p>267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5">
                <text:p>2675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6">
                <text:p>2676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7">
                <text:p>2677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8">
                <text:p>2678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79">
                <text:p>2679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0">
                <text:p>2680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1">
                <text:p>2681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2">
                <text:p>2682</text:p>
              </table:table-cell>
              <table:table-cell office:value-type="float" office:value="3.213">
                <text:p>3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3">
                <text:p>2683</text:p>
              </table:table-cell>
              <table:table-cell office:value-type="float" office:value="3.453">
                <text:p>3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4">
                <text:p>2684</text:p>
              </table:table-cell>
              <table:table-cell office:value-type="float" office:value="3.428">
                <text:p>3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5">
                <text:p>2685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6">
                <text:p>2686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7">
                <text:p>2687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8">
                <text:p>268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89">
                <text:p>2689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0">
                <text:p>2690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1">
                <text:p>2691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2">
                <text:p>2692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3">
                <text:p>2693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4">
                <text:p>26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5">
                <text:p>2695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6">
                <text:p>2696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7">
                <text:p>2697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8">
                <text:p>269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99">
                <text:p>2699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0">
                <text:p>2700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1">
                <text:p>2701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2">
                <text:p>2702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3">
                <text:p>2703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4">
                <text:p>2704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5">
                <text:p>2705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6">
                <text:p>270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7">
                <text:p>2707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8">
                <text:p>2708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09">
                <text:p>2709</text:p>
              </table:table-cell>
              <table:table-cell office:value-type="float" office:value="6.742">
                <text:p>6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0">
                <text:p>2710</text:p>
              </table:table-cell>
              <table:table-cell office:value-type="float" office:value="6.653">
                <text:p>6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1">
                <text:p>2711</text:p>
              </table:table-cell>
              <table:table-cell office:value-type="float" office:value="7.285">
                <text:p>7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2">
                <text:p>2712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3">
                <text:p>2713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4">
                <text:p>271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5">
                <text:p>27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6">
                <text:p>2716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7">
                <text:p>2717</text:p>
              </table:table-cell>
              <table:table-cell office:value-type="float" office:value="5.412">
                <text:p>5.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8">
                <text:p>2718</text:p>
              </table:table-cell>
              <table:table-cell office:value-type="float" office:value="5.292">
                <text:p>5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19">
                <text:p>2719</text:p>
              </table:table-cell>
              <table:table-cell office:value-type="float" office:value="5.584">
                <text:p>5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0">
                <text:p>2720</text:p>
              </table:table-cell>
              <table:table-cell office:value-type="float" office:value="5.546">
                <text:p>5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1">
                <text:p>272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2">
                <text:p>2722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3">
                <text:p>2723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4">
                <text:p>2724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5">
                <text:p>272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6">
                <text:p>2726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7">
                <text:p>2727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8">
                <text:p>2728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29">
                <text:p>272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0">
                <text:p>2730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1">
                <text:p>2731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2">
                <text:p>2732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3">
                <text:p>2733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4">
                <text:p>2734</text:p>
              </table:table-cell>
              <table:table-cell office:value-type="float" office:value="5.726">
                <text:p>5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5">
                <text:p>2735</text:p>
              </table:table-cell>
              <table:table-cell office:value-type="float" office:value="5.948">
                <text:p>5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6">
                <text:p>2736</text:p>
              </table:table-cell>
              <table:table-cell office:value-type="float" office:value="5.903">
                <text:p>5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7">
                <text:p>2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8">
                <text:p>273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9">
                <text:p>2739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0">
                <text:p>2740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1">
                <text:p>2741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2">
                <text:p>2742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3">
                <text:p>2743</text:p>
              </table:table-cell>
              <table:table-cell office:value-type="float" office:value="1.985">
                <text:p>1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4">
                <text:p>2744</text:p>
              </table:table-cell>
              <table:table-cell office:value-type="float" office:value="1.957">
                <text:p>1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5">
                <text:p>274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6">
                <text:p>2746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7">
                <text:p>2747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8">
                <text:p>2748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49">
                <text:p>2749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0">
                <text:p>2750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1">
                <text:p>2751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2">
                <text:p>2752</text:p>
              </table:table-cell>
              <table:table-cell office:value-type="float" office:value="1.658">
                <text:p>1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3">
                <text:p>2753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4">
                <text:p>275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5">
                <text:p>2755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6">
                <text:p>2756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7">
                <text:p>2757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8">
                <text:p>2758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59">
                <text:p>2759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0">
                <text:p>2760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1">
                <text:p>2761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2">
                <text:p>2762</text:p>
              </table:table-cell>
              <table:table-cell office:value-type="float" office:value="7.068">
                <text:p>7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3">
                <text:p>2763</text:p>
              </table:table-cell>
              <table:table-cell office:value-type="float" office:value="7.296">
                <text:p>7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4">
                <text:p>2764</text:p>
              </table:table-cell>
              <table:table-cell office:value-type="float" office:value="7.274">
                <text:p>7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5">
                <text:p>2765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6">
                <text:p>276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7">
                <text:p>27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8">
                <text:p>276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69">
                <text:p>2769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0">
                <text:p>2770</text:p>
              </table:table-cell>
              <table:table-cell office:value-type="float" office:value="3.053">
                <text:p>3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1">
                <text:p>2771</text:p>
              </table:table-cell>
              <table:table-cell office:value-type="float" office:value="3.193">
                <text:p>3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2">
                <text:p>2772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4">
                <text:p>2774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5">
                <text:p>277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6">
                <text:p>2776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7">
                <text:p>277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8">
                <text:p>277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9">
                <text:p>277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0">
                <text:p>2780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1">
                <text:p>2781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2">
                <text:p>2782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3">
                <text:p>278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4">
                <text:p>2784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5">
                <text:p>2785</text:p>
              </table:table-cell>
              <table:table-cell office:value-type="float" office:value="3.464">
                <text:p>3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6">
                <text:p>2786</text:p>
              </table:table-cell>
              <table:table-cell office:value-type="float" office:value="3.343">
                <text:p>3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7">
                <text:p>2787</text:p>
              </table:table-cell>
              <table:table-cell office:value-type="float" office:value="3.593">
                <text:p>3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8">
                <text:p>2788</text:p>
              </table:table-cell>
              <table:table-cell office:value-type="float" office:value="3.561">
                <text:p>3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89">
                <text:p>2789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0">
                <text:p>279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1">
                <text:p>2791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2">
                <text:p>2792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3">
                <text:p>279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4">
                <text:p>2794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5">
                <text:p>2795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6">
                <text:p>27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7">
                <text:p>2797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8">
                <text:p>279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99">
                <text:p>2799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0">
                <text:p>2800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1">
                <text:p>280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2">
                <text:p>2802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3">
                <text:p>2803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4">
                <text:p>2804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5">
                <text:p>2805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6">
                <text:p>2806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7">
                <text:p>2807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8">
                <text:p>2808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09">
                <text:p>280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0">
                <text:p>2810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1">
                <text:p>2811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2">
                <text:p>2812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3">
                <text:p>2813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4">
                <text:p>2814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5">
                <text:p>2815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6">
                <text:p>2816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7">
                <text:p>281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8">
                <text:p>281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19">
                <text:p>28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0">
                <text:p>2820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1">
                <text:p>2821</text:p>
              </table:table-cell>
              <table:table-cell office:value-type="float" office:value="4.376">
                <text:p>4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2">
                <text:p>2822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3">
                <text:p>2823</text:p>
              </table:table-cell>
              <table:table-cell office:value-type="float" office:value="4.826">
                <text:p>4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4">
                <text:p>282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5">
                <text:p>282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6">
                <text:p>2826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7">
                <text:p>28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8">
                <text:p>2828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29">
                <text:p>282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0">
                <text:p>2830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1">
                <text:p>2831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2">
                <text:p>283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3">
                <text:p>2833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4">
                <text:p>2834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5">
                <text:p>2835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6">
                <text:p>2836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7">
                <text:p>2837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8">
                <text:p>2838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39">
                <text:p>2839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0">
                <text:p>2840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1">
                <text:p>2841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2">
                <text:p>2842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3">
                <text:p>2843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4">
                <text:p>2844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5">
                <text:p>284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6">
                <text:p>2846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7">
                <text:p>2847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8">
                <text:p>2848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49">
                <text:p>2849</text:p>
              </table:table-cell>
              <table:table-cell office:value-type="float" office:value="8.203">
                <text:p>8.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0">
                <text:p>2850</text:p>
              </table:table-cell>
              <table:table-cell office:value-type="float" office:value="8.093">
                <text:p>8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1">
                <text:p>285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2">
                <text:p>2852</text:p>
              </table:table-cell>
              <table:table-cell office:value-type="float" office:value="8.697">
                <text:p>8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3">
                <text:p>2853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4">
                <text:p>2854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5">
                <text:p>2855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6">
                <text:p>2856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7">
                <text:p>2857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8">
                <text:p>2858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59">
                <text:p>2859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0">
                <text:p>2860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1">
                <text:p>2861</text:p>
              </table:table-cell>
              <table:table-cell office:value-type="float" office:value="3.366">
                <text:p>3.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2">
                <text:p>2862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3">
                <text:p>2863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4">
                <text:p>2864</text:p>
              </table:table-cell>
              <table:table-cell office:value-type="float" office:value="3.283">
                <text:p>3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5">
                <text:p>2865</text:p>
              </table:table-cell>
              <table:table-cell office:value-type="float" office:value="3.087">
                <text:p>3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6">
                <text:p>2866</text:p>
              </table:table-cell>
              <table:table-cell office:value-type="float" office:value="2.921">
                <text:p>2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7">
                <text:p>2867</text:p>
              </table:table-cell>
              <table:table-cell office:value-type="float" office:value="3.239">
                <text:p>3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8">
                <text:p>2868</text:p>
              </table:table-cell>
              <table:table-cell office:value-type="float" office:value="3.195">
                <text:p>3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69">
                <text:p>2869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0">
                <text:p>2870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1">
                <text:p>2871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2">
                <text:p>287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3">
                <text:p>28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4">
                <text:p>2874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5">
                <text:p>2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6">
                <text:p>287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7">
                <text:p>2877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8">
                <text:p>28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79">
                <text:p>2879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0">
                <text:p>2880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1">
                <text:p>2881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2">
                <text:p>2882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3">
                <text:p>2883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4">
                <text:p>2884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5">
                <text:p>288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6">
                <text:p>288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7">
                <text:p>2887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8">
                <text:p>2888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89">
                <text:p>2889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0">
                <text:p>2890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1">
                <text:p>2891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2">
                <text:p>2892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3">
                <text:p>2893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4">
                <text:p>2894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5">
                <text:p>289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6">
                <text:p>2896</text:p>
              </table:table-cell>
              <table:table-cell office:value-type="float" office:value="1.442">
                <text:p>1.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7">
                <text:p>289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8">
                <text:p>2898</text:p>
              </table:table-cell>
              <table:table-cell office:value-type="float" office:value="0.719">
                <text:p>0.7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99">
                <text:p>2899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0">
                <text:p>2900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1">
                <text:p>2901</text:p>
              </table:table-cell>
              <table:table-cell office:value-type="float" office:value="7.892">
                <text:p>7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2">
                <text:p>2902</text:p>
              </table:table-cell>
              <table:table-cell office:value-type="float" office:value="7.796">
                <text:p>7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3">
                <text:p>2903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4">
                <text:p>2904</text:p>
              </table:table-cell>
              <table:table-cell office:value-type="float" office:value="7.836">
                <text:p>7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5">
                <text:p>2905</text:p>
              </table:table-cell>
              <table:table-cell office:value-type="float" office:value="2.823">
                <text:p>2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6">
                <text:p>2906</text:p>
              </table:table-cell>
              <table:table-cell office:value-type="float" office:value="2.674">
                <text:p>2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7">
                <text:p>2907</text:p>
              </table:table-cell>
              <table:table-cell office:value-type="float" office:value="2.774">
                <text:p>2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8">
                <text:p>2908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09">
                <text:p>2909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0">
                <text:p>2910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1">
                <text:p>2911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2">
                <text:p>291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3">
                <text:p>2913</text:p>
              </table:table-cell>
              <table:table-cell office:value-type="float" office:value="2.626">
                <text:p>2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4">
                <text:p>291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5">
                <text:p>2915</text:p>
              </table:table-cell>
              <table:table-cell office:value-type="float" office:value="2.826">
                <text:p>2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6">
                <text:p>2916</text:p>
              </table:table-cell>
              <table:table-cell office:value-type="float" office:value="2.793">
                <text:p>2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7">
                <text:p>2917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8">
                <text:p>2918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19">
                <text:p>2919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0">
                <text:p>292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1">
                <text:p>292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2">
                <text:p>29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3">
                <text:p>2923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4">
                <text:p>29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5">
                <text:p>2925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6">
                <text:p>292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7">
                <text:p>2927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8">
                <text:p>2928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29">
                <text:p>2929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0">
                <text:p>2930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1">
                <text:p>293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2">
                <text:p>2932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3">
                <text:p>2933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4">
                <text:p>2934</text:p>
              </table:table-cell>
              <table:table-cell office:value-type="float" office:value="2.119">
                <text:p>2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5">
                <text:p>2935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6">
                <text:p>2936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7">
                <text:p>2937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8">
                <text:p>2938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39">
                <text:p>293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0">
                <text:p>2940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1">
                <text:p>2941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2">
                <text:p>2942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3">
                <text:p>2943</text:p>
              </table:table-cell>
              <table:table-cell office:value-type="float" office:value="3.405">
                <text:p>3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4">
                <text:p>2944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5">
                <text:p>2945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6">
                <text:p>2946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7">
                <text:p>2947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8">
                <text:p>2948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49">
                <text:p>2949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0">
                <text:p>2950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1">
                <text:p>2951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2">
                <text:p>2952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3">
                <text:p>2953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4">
                <text:p>2954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5">
                <text:p>2955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6">
                <text:p>2956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7">
                <text:p>29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8">
                <text:p>2958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59">
                <text:p>2959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0">
                <text:p>2960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1">
                <text:p>296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2">
                <text:p>2962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3">
                <text:p>2963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4">
                <text:p>2964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5">
                <text:p>2965</text:p>
              </table:table-cell>
              <table:table-cell office:value-type="float" office:value="4.998">
                <text:p>4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6">
                <text:p>2966</text:p>
              </table:table-cell>
              <table:table-cell office:value-type="float" office:value="4.947">
                <text:p>4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7">
                <text:p>2967</text:p>
              </table:table-cell>
              <table:table-cell office:value-type="float" office:value="5.447">
                <text:p>5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8">
                <text:p>2968</text:p>
              </table:table-cell>
              <table:table-cell office:value-type="float" office:value="5.452">
                <text:p>5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69">
                <text:p>2969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0">
                <text:p>297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1">
                <text:p>297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2">
                <text:p>297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3">
                <text:p>297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4">
                <text:p>2974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5">
                <text:p>2975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6">
                <text:p>2976</text:p>
              </table:table-cell>
              <table:table-cell office:value-type="float" office:value="1.341">
                <text:p>1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7">
                <text:p>2977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8">
                <text:p>297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79">
                <text:p>2979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0">
                <text:p>298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1">
                <text:p>2981</text:p>
              </table:table-cell>
              <table:table-cell office:value-type="float" office:value="2.428">
                <text:p>2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2">
                <text:p>2982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3">
                <text:p>2983</text:p>
              </table:table-cell>
              <table:table-cell office:value-type="float" office:value="2.603">
                <text:p>2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4">
                <text:p>2984</text:p>
              </table:table-cell>
              <table:table-cell office:value-type="float" office:value="2.581">
                <text:p>2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5">
                <text:p>2985</text:p>
              </table:table-cell>
              <table:table-cell office:value-type="float" office:value="1.206">
                <text:p>1.2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6">
                <text:p>2986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7">
                <text:p>2987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8">
                <text:p>298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89">
                <text:p>2989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0">
                <text:p>2990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1">
                <text:p>2991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2">
                <text:p>2992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3">
                <text:p>2993</text:p>
              </table:table-cell>
              <table:table-cell office:value-type="float" office:value="2.709">
                <text:p>2.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4">
                <text:p>2994</text:p>
              </table:table-cell>
              <table:table-cell office:value-type="float" office:value="2.673">
                <text:p>2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5">
                <text:p>2995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6">
                <text:p>2996</text:p>
              </table:table-cell>
              <table:table-cell office:value-type="float" office:value="2.696">
                <text:p>2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7">
                <text:p>2997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8">
                <text:p>2998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99">
                <text:p>2999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0">
                <text:p>300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1">
                <text:p>3001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2">
                <text:p>300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3">
                <text:p>3003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4">
                <text:p>3004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5">
                <text:p>3005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6">
                <text:p>3006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7">
                <text:p>3007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8">
                <text:p>300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9">
                <text:p>3009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0">
                <text:p>301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1">
                <text:p>3011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2">
                <text:p>3012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3">
                <text:p>301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4">
                <text:p>3014</text:p>
              </table:table-cell>
              <table:table-cell office:value-type="float" office:value="1.537">
                <text:p>1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5">
                <text:p>3015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6">
                <text:p>3016</text:p>
              </table:table-cell>
              <table:table-cell office:value-type="float" office:value="1.516">
                <text:p>1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7">
                <text:p>3017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8">
                <text:p>3018</text:p>
              </table:table-cell>
              <table:table-cell office:value-type="float" office:value="3.776">
                <text:p>3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19">
                <text:p>3019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0">
                <text:p>3020</text:p>
              </table:table-cell>
              <table:table-cell office:value-type="float" office:value="3.806">
                <text:p>3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1">
                <text:p>3021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2">
                <text:p>3022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3">
                <text:p>3023</text:p>
              </table:table-cell>
              <table:table-cell office:value-type="float" office:value="2.305">
                <text:p>2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4">
                <text:p>3024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5">
                <text:p>3025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6">
                <text:p>302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7">
                <text:p>3027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8">
                <text:p>3028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29">
                <text:p>3029</text:p>
              </table:table-cell>
              <table:table-cell office:value-type="float" office:value="5.237">
                <text:p>5.2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0">
                <text:p>3030</text:p>
              </table:table-cell>
              <table:table-cell office:value-type="float" office:value="5.319">
                <text:p>5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1">
                <text:p>3031</text:p>
              </table:table-cell>
              <table:table-cell office:value-type="float" office:value="5.351">
                <text:p>5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2">
                <text:p>3032</text:p>
              </table:table-cell>
              <table:table-cell office:value-type="float" office:value="5.484">
                <text:p>5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3">
                <text:p>3033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4">
                <text:p>3034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5">
                <text:p>303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6">
                <text:p>30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7">
                <text:p>303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8">
                <text:p>3038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39">
                <text:p>3039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0">
                <text:p>3040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1">
                <text:p>304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2">
                <text:p>3042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3">
                <text:p>3043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4">
                <text:p>304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5">
                <text:p>3045</text:p>
              </table:table-cell>
              <table:table-cell office:value-type="float" office:value="2.368">
                <text:p>2.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6">
                <text:p>3046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7">
                <text:p>3047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8">
                <text:p>3048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49">
                <text:p>304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0">
                <text:p>3050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1">
                <text:p>3051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2">
                <text:p>3052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3">
                <text:p>3053</text:p>
              </table:table-cell>
              <table:table-cell office:value-type="float" office:value="5.445">
                <text:p>5.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4">
                <text:p>3054</text:p>
              </table:table-cell>
              <table:table-cell office:value-type="float" office:value="5.369">
                <text:p>5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5">
                <text:p>3055</text:p>
              </table:table-cell>
              <table:table-cell office:value-type="float" office:value="5.688">
                <text:p>5.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6">
                <text:p>3056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7">
                <text:p>3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8">
                <text:p>3058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59">
                <text:p>3059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0">
                <text:p>3060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1">
                <text:p>3061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2">
                <text:p>3062</text:p>
              </table:table-cell>
              <table:table-cell office:value-type="float" office:value="2.197">
                <text:p>2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3">
                <text:p>3063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4">
                <text:p>3064</text:p>
              </table:table-cell>
              <table:table-cell office:value-type="float" office:value="1.938">
                <text:p>1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5">
                <text:p>3065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6">
                <text:p>3066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7">
                <text:p>306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8">
                <text:p>3068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69">
                <text:p>3069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0">
                <text:p>307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1">
                <text:p>3071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2">
                <text:p>3072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3">
                <text:p>3073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4">
                <text:p>307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5">
                <text:p>3075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6">
                <text:p>3076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7">
                <text:p>3077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8">
                <text:p>3078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79">
                <text:p>3079</text:p>
              </table:table-cell>
              <table:table-cell office:value-type="float" office:value="1.923">
                <text:p>1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0">
                <text:p>3080</text:p>
              </table:table-cell>
              <table:table-cell office:value-type="float" office:value="1.883">
                <text:p>1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1">
                <text:p>3081</text:p>
              </table:table-cell>
              <table:table-cell office:value-type="float" office:value="1.878">
                <text:p>1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2">
                <text:p>3082</text:p>
              </table:table-cell>
              <table:table-cell office:value-type="float" office:value="1.839">
                <text:p>1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3">
                <text:p>308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4">
                <text:p>3084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5">
                <text:p>3085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6">
                <text:p>308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7">
                <text:p>3087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8">
                <text:p>3088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89">
                <text:p>3089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0">
                <text:p>3090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1">
                <text:p>3091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2">
                <text:p>3092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3">
                <text:p>3093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4">
                <text:p>3094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5">
                <text:p>3095</text:p>
              </table:table-cell>
              <table:table-cell office:value-type="float" office:value="1.702">
                <text:p>1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6">
                <text:p>3096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7">
                <text:p>3097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8">
                <text:p>3098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99">
                <text:p>3099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0">
                <text:p>3100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1">
                <text:p>3101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2">
                <text:p>3102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3">
                <text:p>3103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4">
                <text:p>3104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5">
                <text:p>3105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6">
                <text:p>3106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7">
                <text:p>3107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8">
                <text:p>31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09">
                <text:p>3109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0">
                <text:p>3110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1">
                <text:p>3111</text:p>
              </table:table-cell>
              <table:table-cell office:value-type="float" office:value="1.635">
                <text:p>1.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2">
                <text:p>3112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3">
                <text:p>31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4">
                <text:p>31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5">
                <text:p>3115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6">
                <text:p>3116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7">
                <text:p>3117</text:p>
              </table:table-cell>
              <table:table-cell office:value-type="float" office:value="5.492">
                <text:p>5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8">
                <text:p>3118</text:p>
              </table:table-cell>
              <table:table-cell office:value-type="float" office:value="5.353">
                <text:p>5.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19">
                <text:p>3119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0">
                <text:p>3120</text:p>
              </table:table-cell>
              <table:table-cell office:value-type="float" office:value="5.542">
                <text:p>5.5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1">
                <text:p>3121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2">
                <text:p>312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3">
                <text:p>3123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4">
                <text:p>3124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5">
                <text:p>3125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6">
                <text:p>31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7">
                <text:p>3127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8">
                <text:p>3128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29">
                <text:p>312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0">
                <text:p>31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1">
                <text:p>3131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2">
                <text:p>3132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3">
                <text:p>3133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4">
                <text:p>3134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5">
                <text:p>3135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6">
                <text:p>3136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7">
                <text:p>3137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8">
                <text:p>3138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39">
                <text:p>3139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0">
                <text:p>3140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1">
                <text:p>3141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2">
                <text:p>3142</text:p>
              </table:table-cell>
              <table:table-cell office:value-type="float" office:value="7.774">
                <text:p>7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3">
                <text:p>3143</text:p>
              </table:table-cell>
              <table:table-cell office:value-type="float" office:value="7.919">
                <text:p>7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4">
                <text:p>3144</text:p>
              </table:table-cell>
              <table:table-cell office:value-type="float" office:value="7.904">
                <text:p>7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5">
                <text:p>3145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6">
                <text:p>3146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7">
                <text:p>3147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8">
                <text:p>3148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49">
                <text:p>3149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0">
                <text:p>315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1">
                <text:p>3151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2">
                <text:p>315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3">
                <text:p>3153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4">
                <text:p>3154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5">
                <text:p>3155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6">
                <text:p>3156</text:p>
              </table:table-cell>
              <table:table-cell office:value-type="float" office:value="1.438">
                <text:p>1.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7">
                <text:p>3157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8">
                <text:p>3158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59">
                <text:p>315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0">
                <text:p>3160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1">
                <text:p>3161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2">
                <text:p>3162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3">
                <text:p>3163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4">
                <text:p>3164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5">
                <text:p>3165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6">
                <text:p>3166</text:p>
              </table:table-cell>
              <table:table-cell office:value-type="float" office:value="2.791">
                <text:p>2.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7">
                <text:p>3167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8">
                <text:p>3168</text:p>
              </table:table-cell>
              <table:table-cell office:value-type="float" office:value="3.003">
                <text:p>3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69">
                <text:p>3169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0">
                <text:p>317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1">
                <text:p>3171</text:p>
              </table:table-cell>
              <table:table-cell office:value-type="float" office:value="2.977">
                <text:p>2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2">
                <text:p>3172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3">
                <text:p>3173</text:p>
              </table:table-cell>
              <table:table-cell office:value-type="float" office:value="1.435">
                <text:p>1.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4">
                <text:p>3174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5">
                <text:p>3175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6">
                <text:p>3176</text:p>
              </table:table-cell>
              <table:table-cell office:value-type="float" office:value="1.566">
                <text:p>1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7">
                <text:p>3177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8">
                <text:p>3178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79">
                <text:p>3179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0">
                <text:p>3180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1">
                <text:p>3181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2">
                <text:p>318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3">
                <text:p>3183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4">
                <text:p>318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5">
                <text:p>3185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6">
                <text:p>318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7">
                <text:p>3187</text:p>
              </table:table-cell>
              <table:table-cell office:value-type="float" office:value="1.682">
                <text:p>1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8">
                <text:p>3188</text:p>
              </table:table-cell>
              <table:table-cell office:value-type="float" office:value="1.637">
                <text:p>1.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89">
                <text:p>318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0">
                <text:p>319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1">
                <text:p>3191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2">
                <text:p>3192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3">
                <text:p>3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4">
                <text:p>3194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5">
                <text:p>3195</text:p>
              </table:table-cell>
              <table:table-cell office:value-type="float" office:value="9.624">
                <text:p>9.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6">
                <text:p>3196</text:p>
              </table:table-cell>
              <table:table-cell office:value-type="float" office:value="9.663">
                <text:p>9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7">
                <text:p>3197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8">
                <text:p>319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99">
                <text:p>3199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0">
                <text:p>3200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1">
                <text:p>32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2">
                <text:p>3202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3">
                <text:p>3203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4">
                <text:p>3204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5">
                <text:p>3205</text:p>
              </table:table-cell>
              <table:table-cell office:value-type="float" office:value="1.509">
                <text:p>1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6">
                <text:p>3206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7">
                <text:p>3207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8">
                <text:p>3208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09">
                <text:p>3209</text:p>
              </table:table-cell>
              <table:table-cell office:value-type="float" office:value="2.138">
                <text:p>2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0">
                <text:p>3210</text:p>
              </table:table-cell>
              <table:table-cell office:value-type="float" office:value="2.013">
                <text:p>2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1">
                <text:p>3211</text:p>
              </table:table-cell>
              <table:table-cell office:value-type="float" office:value="2.288">
                <text:p>2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2">
                <text:p>3212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3">
                <text:p>3213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4">
                <text:p>3214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5">
                <text:p>3215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6">
                <text:p>3216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7">
                <text:p>3217</text:p>
              </table:table-cell>
              <table:table-cell office:value-type="float" office:value="4.132">
                <text:p>4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8">
                <text:p>3218</text:p>
              </table:table-cell>
              <table:table-cell office:value-type="float" office:value="4.173">
                <text:p>4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19">
                <text:p>3219</text:p>
              </table:table-cell>
              <table:table-cell office:value-type="float" office:value="4.261">
                <text:p>4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0">
                <text:p>3220</text:p>
              </table:table-cell>
              <table:table-cell office:value-type="float" office:value="4.277">
                <text:p>4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1">
                <text:p>3221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2">
                <text:p>3222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3">
                <text:p>3223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4">
                <text:p>3224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5">
                <text:p>3225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6">
                <text:p>3226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7">
                <text:p>3227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8">
                <text:p>3228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29">
                <text:p>3229</text:p>
              </table:table-cell>
              <table:table-cell office:value-type="float" office:value="0.973">
                <text:p>0.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0">
                <text:p>3230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1">
                <text:p>3231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2">
                <text:p>3232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3">
                <text:p>323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4">
                <text:p>323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5">
                <text:p>3235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6">
                <text:p>323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7">
                <text:p>3237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8">
                <text:p>3238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39">
                <text:p>3239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0">
                <text:p>3240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1">
                <text:p>3241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2">
                <text:p>3242</text:p>
              </table:table-cell>
              <table:table-cell office:value-type="float" office:value="2.815">
                <text:p>2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3">
                <text:p>3243</text:p>
              </table:table-cell>
              <table:table-cell office:value-type="float" office:value="2.884">
                <text:p>2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4">
                <text:p>3244</text:p>
              </table:table-cell>
              <table:table-cell office:value-type="float" office:value="2.842">
                <text:p>2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5">
                <text:p>3245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6">
                <text:p>3246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7">
                <text:p>3247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8">
                <text:p>3248</text:p>
              </table:table-cell>
              <table:table-cell office:value-type="float" office:value="1.437">
                <text:p>1.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49">
                <text:p>3249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0">
                <text:p>3250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1">
                <text:p>3251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2">
                <text:p>3252</text:p>
              </table:table-cell>
              <table:table-cell office:value-type="float" office:value="1.333">
                <text:p>1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3">
                <text:p>3253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4">
                <text:p>325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5">
                <text:p>3255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6">
                <text:p>3256</text:p>
              </table:table-cell>
              <table:table-cell office:value-type="float" office:value="1.439">
                <text:p>1.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7">
                <text:p>325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8">
                <text:p>3258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59">
                <text:p>3259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0">
                <text:p>3260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1">
                <text:p>326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2">
                <text:p>3262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3">
                <text:p>3263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4">
                <text:p>3264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5">
                <text:p>326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6">
                <text:p>3266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7">
                <text:p>3267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8">
                <text:p>3268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69">
                <text:p>3269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0">
                <text:p>3270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1">
                <text:p>3271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2">
                <text:p>3272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3">
                <text:p>3273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4">
                <text:p>3274</text:p>
              </table:table-cell>
              <table:table-cell office:value-type="float" office:value="3.595">
                <text:p>3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5">
                <text:p>327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6">
                <text:p>3276</text:p>
              </table:table-cell>
              <table:table-cell office:value-type="float" office:value="3.124">
                <text:p>3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7">
                <text:p>3277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8">
                <text:p>3278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79">
                <text:p>3279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0">
                <text:p>3280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1">
                <text:p>3281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2">
                <text:p>3282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3">
                <text:p>3283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4">
                <text:p>3284</text:p>
              </table:table-cell>
              <table:table-cell office:value-type="float" office:value="3.807">
                <text:p>3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5">
                <text:p>3285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6">
                <text:p>328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7">
                <text:p>3287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8">
                <text:p>3288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89">
                <text:p>3289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0">
                <text:p>3290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1">
                <text:p>3291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2">
                <text:p>3292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3">
                <text:p>3293</text:p>
              </table:table-cell>
              <table:table-cell office:value-type="float" office:value="4.117">
                <text:p>4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4">
                <text:p>3294</text:p>
              </table:table-cell>
              <table:table-cell office:value-type="float" office:value="4.026">
                <text:p>4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5">
                <text:p>3295</text:p>
              </table:table-cell>
              <table:table-cell office:value-type="float" office:value="4.584">
                <text:p>4.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6">
                <text:p>3296</text:p>
              </table:table-cell>
              <table:table-cell office:value-type="float" office:value="4.541">
                <text:p>4.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7">
                <text:p>3297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8">
                <text:p>3298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99">
                <text:p>3299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0">
                <text:p>3300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1">
                <text:p>3301</text:p>
              </table:table-cell>
              <table:table-cell office:value-type="float" office:value="2.279">
                <text:p>2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2">
                <text:p>3302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3">
                <text:p>3303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4">
                <text:p>3304</text:p>
              </table:table-cell>
              <table:table-cell office:value-type="float" office:value="2.469">
                <text:p>2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5">
                <text:p>3305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6">
                <text:p>330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7">
                <text:p>3307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8">
                <text:p>3308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09">
                <text:p>3309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0">
                <text:p>3310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1">
                <text:p>3311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2">
                <text:p>3312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3">
                <text:p>3313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4">
                <text:p>331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5">
                <text:p>3315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6">
                <text:p>3316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7">
                <text:p>3317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8">
                <text:p>331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19">
                <text:p>3319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0">
                <text:p>3320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1">
                <text:p>332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2">
                <text:p>3322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3">
                <text:p>3323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4">
                <text:p>3324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5">
                <text:p>332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6">
                <text:p>3326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7">
                <text:p>3327</text:p>
              </table:table-cell>
              <table:table-cell office:value-type="float" office:value="2.692">
                <text:p>2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8">
                <text:p>3328</text:p>
              </table:table-cell>
              <table:table-cell office:value-type="float" office:value="2.615">
                <text:p>2.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29">
                <text:p>3329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0">
                <text:p>333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1">
                <text:p>3331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2">
                <text:p>3332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3">
                <text:p>3333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4">
                <text:p>3334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5">
                <text:p>3335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6">
                <text:p>3336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7">
                <text:p>3337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8">
                <text:p>3338</text:p>
              </table:table-cell>
              <table:table-cell office:value-type="float" office:value="1.641">
                <text:p>1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39">
                <text:p>3339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0">
                <text:p>3340</text:p>
              </table:table-cell>
              <table:table-cell office:value-type="float" office:value="1.823">
                <text:p>1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1">
                <text:p>3341</text:p>
              </table:table-cell>
              <table:table-cell office:value-type="float" office:value="1.863">
                <text:p>1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2">
                <text:p>334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3">
                <text:p>3343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4">
                <text:p>3344</text:p>
              </table:table-cell>
              <table:table-cell office:value-type="float" office:value="1.675">
                <text:p>1.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5">
                <text:p>3345</text:p>
              </table:table-cell>
              <table:table-cell office:value-type="float" office:value="2.568">
                <text:p>2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6">
                <text:p>3346</text:p>
              </table:table-cell>
              <table:table-cell office:value-type="float" office:value="2.454">
                <text:p>2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7">
                <text:p>3347</text:p>
              </table:table-cell>
              <table:table-cell office:value-type="float" office:value="2.268">
                <text:p>2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8">
                <text:p>3348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49">
                <text:p>3349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0">
                <text:p>3350</text:p>
              </table:table-cell>
              <table:table-cell office:value-type="float" office:value="4.472">
                <text:p>4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1">
                <text:p>3351</text:p>
              </table:table-cell>
              <table:table-cell office:value-type="float" office:value="4.633">
                <text:p>4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2">
                <text:p>3352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3">
                <text:p>335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4">
                <text:p>3354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5">
                <text:p>33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6">
                <text:p>3356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7">
                <text:p>3357</text:p>
              </table:table-cell>
              <table:table-cell office:value-type="float" office:value="9.527">
                <text:p>9.5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8">
                <text:p>3358</text:p>
              </table:table-cell>
              <table:table-cell office:value-type="float" office:value="9.457">
                <text:p>9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59">
                <text:p>3359</text:p>
              </table:table-cell>
              <table:table-cell office:value-type="float" office:value="9.629">
                <text:p>9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0">
                <text:p>3360</text:p>
              </table:table-cell>
              <table:table-cell office:value-type="float" office:value="9.632">
                <text:p>9.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1">
                <text:p>3361</text:p>
              </table:table-cell>
              <table:table-cell office:value-type="float" office:value="2.518">
                <text:p>2.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2">
                <text:p>3362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3">
                <text:p>3363</text:p>
              </table:table-cell>
              <table:table-cell office:value-type="float" office:value="2.612">
                <text:p>2.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4">
                <text:p>3364</text:p>
              </table:table-cell>
              <table:table-cell office:value-type="float" office:value="3.427">
                <text:p>3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5">
                <text:p>3365</text:p>
              </table:table-cell>
              <table:table-cell office:value-type="float" office:value="4.376">
                <text:p>4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6">
                <text:p>336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7">
                <text:p>3367</text:p>
              </table:table-cell>
              <table:table-cell office:value-type="float" office:value="4.364">
                <text:p>4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8">
                <text:p>3368</text:p>
              </table:table-cell>
              <table:table-cell office:value-type="float" office:value="4.351">
                <text:p>4.3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69">
                <text:p>336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0">
                <text:p>3370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1">
                <text:p>3371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2">
                <text:p>3372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3">
                <text:p>3373</text:p>
              </table:table-cell>
              <table:table-cell office:value-type="float" office:value="4.634">
                <text:p>4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4">
                <text:p>3374</text:p>
              </table:table-cell>
              <table:table-cell office:value-type="float" office:value="4.605">
                <text:p>4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5">
                <text:p>337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6">
                <text:p>3376</text:p>
              </table:table-cell>
              <table:table-cell office:value-type="float" office:value="4.785">
                <text:p>4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7">
                <text:p>3377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8">
                <text:p>3378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79">
                <text:p>3379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0">
                <text:p>3380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1">
                <text:p>338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2">
                <text:p>3382</text:p>
              </table:table-cell>
              <table:table-cell office:value-type="float" office:value="3.651">
                <text:p>3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3">
                <text:p>3383</text:p>
              </table:table-cell>
              <table:table-cell office:value-type="float" office:value="3.673">
                <text:p>3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4">
                <text:p>3384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5">
                <text:p>3385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6">
                <text:p>3386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7">
                <text:p>338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8">
                <text:p>3388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89">
                <text:p>3389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0">
                <text:p>3390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1">
                <text:p>3391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2">
                <text:p>3392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3">
                <text:p>3393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4">
                <text:p>339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5">
                <text:p>3395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6">
                <text:p>3396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7">
                <text:p>3397</text:p>
              </table:table-cell>
              <table:table-cell office:value-type="float" office:value="3.803">
                <text:p>3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8">
                <text:p>3398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99">
                <text:p>3399</text:p>
              </table:table-cell>
              <table:table-cell office:value-type="float" office:value="3.729">
                <text:p>3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0">
                <text:p>3400</text:p>
              </table:table-cell>
              <table:table-cell office:value-type="float" office:value="3.729">
                <text:p>3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1">
                <text:p>3401</text:p>
              </table:table-cell>
              <table:table-cell office:value-type="float" office:value="4.644">
                <text:p>4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2">
                <text:p>3402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3">
                <text:p>3403</text:p>
              </table:table-cell>
              <table:table-cell office:value-type="float" office:value="4.601">
                <text:p>4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4">
                <text:p>3404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5">
                <text:p>3405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6">
                <text:p>3406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7">
                <text:p>3407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8">
                <text:p>340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09">
                <text:p>3409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0">
                <text:p>3410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1">
                <text:p>3411</text:p>
              </table:table-cell>
              <table:table-cell office:value-type="float" office:value="8.975">
                <text:p>8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2">
                <text:p>3412</text:p>
              </table:table-cell>
              <table:table-cell office:value-type="float" office:value="8.999">
                <text:p>8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3">
                <text:p>3413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4">
                <text:p>3414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5">
                <text:p>3415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6">
                <text:p>341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7">
                <text:p>3417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8">
                <text:p>3418</text:p>
              </table:table-cell>
              <table:table-cell office:value-type="float" office:value="3.159">
                <text:p>3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19">
                <text:p>3419</text:p>
              </table:table-cell>
              <table:table-cell office:value-type="float" office:value="3.287">
                <text:p>3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0">
                <text:p>3420</text:p>
              </table:table-cell>
              <table:table-cell office:value-type="float" office:value="3.285">
                <text:p>3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1">
                <text:p>3421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2">
                <text:p>3422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3">
                <text:p>3423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4">
                <text:p>3424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5">
                <text:p>3425</text:p>
              </table:table-cell>
              <table:table-cell office:value-type="float" office:value="3.365">
                <text:p>3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6">
                <text:p>3426</text:p>
              </table:table-cell>
              <table:table-cell office:value-type="float" office:value="3.227">
                <text:p>3.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7">
                <text:p>3427</text:p>
              </table:table-cell>
              <table:table-cell office:value-type="float" office:value="3.422">
                <text:p>3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8">
                <text:p>3428</text:p>
              </table:table-cell>
              <table:table-cell office:value-type="float" office:value="3.357">
                <text:p>3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29">
                <text:p>34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0">
                <text:p>3430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1">
                <text:p>3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2">
                <text:p>3432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3">
                <text:p>3433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4">
                <text:p>3434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5">
                <text:p>3435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6">
                <text:p>3436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7">
                <text:p>3437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8">
                <text:p>3438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39">
                <text:p>3439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0">
                <text:p>344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1">
                <text:p>3441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2">
                <text:p>3442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3">
                <text:p>3443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4">
                <text:p>3444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5">
                <text:p>3445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6">
                <text:p>3446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7">
                <text:p>3447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8">
                <text:p>3448</text:p>
              </table:table-cell>
              <table:table-cell office:value-type="float" office:value="1.135">
                <text:p>1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49">
                <text:p>3449</text:p>
              </table:table-cell>
              <table:table-cell office:value-type="float" office:value="4.428">
                <text:p>4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0">
                <text:p>3450</text:p>
              </table:table-cell>
              <table:table-cell office:value-type="float" office:value="4.295">
                <text:p>4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1">
                <text:p>3451</text:p>
              </table:table-cell>
              <table:table-cell office:value-type="float" office:value="4.563">
                <text:p>4.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2">
                <text:p>3452</text:p>
              </table:table-cell>
              <table:table-cell office:value-type="float" office:value="5.187">
                <text:p>5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3">
                <text:p>3453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4">
                <text:p>3454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5">
                <text:p>345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6">
                <text:p>345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7">
                <text:p>3457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8">
                <text:p>34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59">
                <text:p>3459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0">
                <text:p>3460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1">
                <text:p>3461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2">
                <text:p>3462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3">
                <text:p>3463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4">
                <text:p>3464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5">
                <text:p>3465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6">
                <text:p>3466</text:p>
              </table:table-cell>
              <table:table-cell office:value-type="float" office:value="1.301">
                <text:p>1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7">
                <text:p>3467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8">
                <text:p>3468</text:p>
              </table:table-cell>
              <table:table-cell office:value-type="float" office:value="1.558">
                <text:p>1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69">
                <text:p>3469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0">
                <text:p>3470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1">
                <text:p>3471</text:p>
              </table:table-cell>
              <table:table-cell office:value-type="float" office:value="2.037">
                <text:p>2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2">
                <text:p>3472</text:p>
              </table:table-cell>
              <table:table-cell office:value-type="float" office:value="2.029">
                <text:p>2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3">
                <text:p>3473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4">
                <text:p>347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5">
                <text:p>347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6">
                <text:p>3476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7">
                <text:p>3477</text:p>
              </table:table-cell>
              <table:table-cell office:value-type="float" office:value="8.264">
                <text:p>8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8">
                <text:p>3478</text:p>
              </table:table-cell>
              <table:table-cell office:value-type="float" office:value="8.144">
                <text:p>8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79">
                <text:p>3479</text:p>
              </table:table-cell>
              <table:table-cell office:value-type="float" office:value="8.249">
                <text:p>8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0">
                <text:p>3480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1">
                <text:p>3481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2">
                <text:p>3482</text:p>
              </table:table-cell>
              <table:table-cell office:value-type="float" office:value="1.214">
                <text:p>1.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3">
                <text:p>3483</text:p>
              </table:table-cell>
              <table:table-cell office:value-type="float" office:value="1.479">
                <text:p>1.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4">
                <text:p>3484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5">
                <text:p>3485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6">
                <text:p>348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7">
                <text:p>348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8">
                <text:p>3488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89">
                <text:p>3489</text:p>
              </table:table-cell>
              <table:table-cell office:value-type="float" office:value="7.078">
                <text:p>7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0">
                <text:p>3490</text:p>
              </table:table-cell>
              <table:table-cell office:value-type="float" office:value="7.273">
                <text:p>7.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1">
                <text:p>3491</text:p>
              </table:table-cell>
              <table:table-cell office:value-type="float" office:value="7.221">
                <text:p>7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2">
                <text:p>3492</text:p>
              </table:table-cell>
              <table:table-cell office:value-type="float" office:value="7.202">
                <text:p>7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3">
                <text:p>349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4">
                <text:p>349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5">
                <text:p>3495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6">
                <text:p>3496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7">
                <text:p>349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8">
                <text:p>3498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99">
                <text:p>3499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0">
                <text:p>3500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1">
                <text:p>3501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2">
                <text:p>350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3">
                <text:p>3503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4">
                <text:p>3504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5">
                <text:p>3505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6">
                <text:p>3506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7">
                <text:p>3507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8">
                <text:p>3508</text:p>
              </table:table-cell>
              <table:table-cell office:value-type="float" office:value="3.762">
                <text:p>3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09">
                <text:p>3509</text:p>
              </table:table-cell>
              <table:table-cell office:value-type="float" office:value="1.209">
                <text:p>1.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0">
                <text:p>3510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1">
                <text:p>3511</text:p>
              </table:table-cell>
              <table:table-cell office:value-type="float" office:value="1.986">
                <text:p>1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2">
                <text:p>3512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3">
                <text:p>3513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4">
                <text:p>351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5">
                <text:p>351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6">
                <text:p>3516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7">
                <text:p>3517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8">
                <text:p>3518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19">
                <text:p>3519</text:p>
              </table:table-cell>
              <table:table-cell office:value-type="float" office:value="5.853">
                <text:p>5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0">
                <text:p>3520</text:p>
              </table:table-cell>
              <table:table-cell office:value-type="float" office:value="5.825">
                <text:p>5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1">
                <text:p>352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2">
                <text:p>3522</text:p>
              </table:table-cell>
              <table:table-cell office:value-type="float" office:value="1.511">
                <text:p>1.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3">
                <text:p>352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4">
                <text:p>3524</text:p>
              </table:table-cell>
              <table:table-cell office:value-type="float" office:value="1.779">
                <text:p>1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5">
                <text:p>3525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6">
                <text:p>3526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7">
                <text:p>3527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8">
                <text:p>3528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29">
                <text:p>3529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0">
                <text:p>3530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1">
                <text:p>3531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2">
                <text:p>3532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3">
                <text:p>3533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4">
                <text:p>3534</text:p>
              </table:table-cell>
              <table:table-cell office:value-type="float" office:value="4.365">
                <text:p>4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5">
                <text:p>3535</text:p>
              </table:table-cell>
              <table:table-cell office:value-type="float" office:value="4.639">
                <text:p>4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6">
                <text:p>3536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7">
                <text:p>3537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8">
                <text:p>353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9">
                <text:p>3539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0">
                <text:p>354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1">
                <text:p>3541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2">
                <text:p>354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3">
                <text:p>3543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4">
                <text:p>3544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5">
                <text:p>3545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6">
                <text:p>3546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7">
                <text:p>3547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8">
                <text:p>3548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49">
                <text:p>3549</text:p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0">
                <text:p>3550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1">
                <text:p>3551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2">
                <text:p>3552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3">
                <text:p>3553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4">
                <text:p>3554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5">
                <text:p>3555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6">
                <text:p>3556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7">
                <text:p>3557</text:p>
              </table:table-cell>
              <table:table-cell office:value-type="float" office:value="10.166">
                <text:p>10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8">
                <text:p>3558</text:p>
              </table:table-cell>
              <table:table-cell office:value-type="float" office:value="10.065">
                <text:p>10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9">
                <text:p>3559</text:p>
              </table:table-cell>
              <table:table-cell office:value-type="float" office:value="10.629">
                <text:p>10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0">
                <text:p>3560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1">
                <text:p>3561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2">
                <text:p>35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3">
                <text:p>3563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4">
                <text:p>3564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5">
                <text:p>3565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6">
                <text:p>356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7">
                <text:p>356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8">
                <text:p>3568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69">
                <text:p>3569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0">
                <text:p>3570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1">
                <text:p>357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2">
                <text:p>357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3">
                <text:p>3573</text:p>
              </table:table-cell>
              <table:table-cell office:value-type="float" office:value="2.148">
                <text:p>2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4">
                <text:p>3574</text:p>
              </table:table-cell>
              <table:table-cell office:value-type="float" office:value="2.014">
                <text:p>2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5">
                <text:p>3575</text:p>
              </table:table-cell>
              <table:table-cell office:value-type="float" office:value="5.651">
                <text:p>5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6">
                <text:p>3576</text:p>
              </table:table-cell>
              <table:table-cell office:value-type="float" office:value="5.603">
                <text:p>5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7">
                <text:p>3577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8">
                <text:p>357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79">
                <text:p>3579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0">
                <text:p>3580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1">
                <text:p>3581</text:p>
              </table:table-cell>
              <table:table-cell office:value-type="float" office:value="6.512">
                <text:p>6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2">
                <text:p>3582</text:p>
              </table:table-cell>
              <table:table-cell office:value-type="float" office:value="6.664">
                <text:p>6.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3">
                <text:p>3583</text:p>
              </table:table-cell>
              <table:table-cell office:value-type="float" office:value="6.689">
                <text:p>6.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4">
                <text:p>3584</text:p>
              </table:table-cell>
              <table:table-cell office:value-type="float" office:value="6.826">
                <text:p>6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5">
                <text:p>3585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6">
                <text:p>3586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7">
                <text:p>3587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8">
                <text:p>358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89">
                <text:p>3589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0">
                <text:p>3590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1">
                <text:p>3591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2">
                <text:p>3592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3">
                <text:p>3593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4">
                <text:p>3594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5">
                <text:p>3595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6">
                <text:p>35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7">
                <text:p>3597</text:p>
              </table:table-cell>
              <table:table-cell office:value-type="float" office:value="6.161">
                <text:p>6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8">
                <text:p>3598</text:p>
              </table:table-cell>
              <table:table-cell office:value-type="float" office:value="6.045">
                <text:p>6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99">
                <text:p>3599</text:p>
              </table:table-cell>
              <table:table-cell office:value-type="float" office:value="6.703">
                <text:p>6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0">
                <text:p>3600</text:p>
              </table:table-cell>
              <table:table-cell office:value-type="float" office:value="6.682">
                <text:p>6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1">
                <text:p>360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2">
                <text:p>360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3">
                <text:p>3603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4">
                <text:p>3604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5">
                <text:p>3605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6">
                <text:p>3606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7">
                <text:p>3607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8">
                <text:p>3608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09">
                <text:p>3609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0">
                <text:p>3610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1">
                <text:p>3611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2">
                <text:p>3612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3">
                <text:p>361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4">
                <text:p>3614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5">
                <text:p>3615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6">
                <text:p>361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7">
                <text:p>3617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8">
                <text:p>3618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19">
                <text:p>361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0">
                <text:p>3620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1">
                <text:p>36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2">
                <text:p>3622</text:p>
              </table:table-cell>
              <table:table-cell office:value-type="float" office:value="7.193">
                <text:p>7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3">
                <text:p>3623</text:p>
              </table:table-cell>
              <table:table-cell office:value-type="float" office:value="7.268">
                <text:p>7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4">
                <text:p>3624</text:p>
              </table:table-cell>
              <table:table-cell office:value-type="float" office:value="7.334">
                <text:p>7.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5">
                <text:p>3625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6">
                <text:p>3626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7">
                <text:p>3627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8">
                <text:p>3628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29">
                <text:p>362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0">
                <text:p>363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1">
                <text:p>363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2">
                <text:p>3632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3">
                <text:p>3633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4">
                <text:p>3634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5">
                <text:p>363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6">
                <text:p>3636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7">
                <text:p>3637</text:p>
              </table:table-cell>
              <table:table-cell office:value-type="float" office:value="7.279">
                <text:p>7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8">
                <text:p>3638</text:p>
              </table:table-cell>
              <table:table-cell office:value-type="float" office:value="7.244">
                <text:p>7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39">
                <text:p>3639</text:p>
              </table:table-cell>
              <table:table-cell office:value-type="float" office:value="7.311">
                <text:p>7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0">
                <text:p>3640</text:p>
              </table:table-cell>
              <table:table-cell office:value-type="float" office:value="7.364">
                <text:p>7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1">
                <text:p>3641</text:p>
              </table:table-cell>
              <table:table-cell office:value-type="float" office:value="2.623">
                <text:p>2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2">
                <text:p>3642</text:p>
              </table:table-cell>
              <table:table-cell office:value-type="float" office:value="2.528">
                <text:p>2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3">
                <text:p>3643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4">
                <text:p>3644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5">
                <text:p>3645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6">
                <text:p>3646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7">
                <text:p>3647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8">
                <text:p>36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49">
                <text:p>3649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0">
                <text:p>365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1">
                <text:p>3651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2">
                <text:p>3652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3">
                <text:p>3653</text:p>
              </table:table-cell>
              <table:table-cell office:value-type="float" office:value="4.448">
                <text:p>4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4">
                <text:p>3654</text:p>
              </table:table-cell>
              <table:table-cell office:value-type="float" office:value="4.361">
                <text:p>4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5">
                <text:p>3655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6">
                <text:p>3656</text:p>
              </table:table-cell>
              <table:table-cell office:value-type="float" office:value="4.528">
                <text:p>4.5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7">
                <text:p>365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8">
                <text:p>365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59">
                <text:p>36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0">
                <text:p>366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1">
                <text:p>366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2">
                <text:p>366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3">
                <text:p>3663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4">
                <text:p>366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5">
                <text:p>3665</text:p>
              </table:table-cell>
              <table:table-cell office:value-type="float" office:value="8.854">
                <text:p>8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6">
                <text:p>3666</text:p>
              </table:table-cell>
              <table:table-cell office:value-type="float" office:value="8.807">
                <text:p>8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7">
                <text:p>3667</text:p>
              </table:table-cell>
              <table:table-cell office:value-type="float" office:value="9.338">
                <text:p>9.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8">
                <text:p>3668</text:p>
              </table:table-cell>
              <table:table-cell office:value-type="float" office:value="9.329">
                <text:p>9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69">
                <text:p>3669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0">
                <text:p>3670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1">
                <text:p>3671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2">
                <text:p>3672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3">
                <text:p>3673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4">
                <text:p>367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5">
                <text:p>3675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6">
                <text:p>3676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7">
                <text:p>3677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8">
                <text:p>3678</text:p>
              </table:table-cell>
              <table:table-cell office:value-type="float" office:value="2.166">
                <text:p>2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79">
                <text:p>3679</text:p>
              </table:table-cell>
              <table:table-cell office:value-type="float" office:value="1.674">
                <text:p>1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0">
                <text:p>3680</text:p>
              </table:table-cell>
              <table:table-cell office:value-type="float" office:value="1.533">
                <text:p>1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1">
                <text:p>3681</text:p>
              </table:table-cell>
              <table:table-cell office:value-type="float" office:value="2.868">
                <text:p>2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2">
                <text:p>3682</text:p>
              </table:table-cell>
              <table:table-cell office:value-type="float" office:value="2.777">
                <text:p>2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3">
                <text:p>3683</text:p>
              </table:table-cell>
              <table:table-cell office:value-type="float" office:value="3.076">
                <text:p>3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4">
                <text:p>3684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5">
                <text:p>3685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6">
                <text:p>3686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7">
                <text:p>368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8">
                <text:p>3688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89">
                <text:p>3689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0">
                <text:p>3690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1">
                <text:p>3691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2">
                <text:p>369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3">
                <text:p>3693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4">
                <text:p>369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5">
                <text:p>3695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6">
                <text:p>3696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7">
                <text:p>3697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8">
                <text:p>3698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699">
                <text:p>369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0">
                <text:p>3700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1">
                <text:p>370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2">
                <text:p>370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3">
                <text:p>3703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4">
                <text:p>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5">
                <text:p>3705</text:p>
              </table:table-cell>
              <table:table-cell office:value-type="float" office:value="5.153">
                <text:p>5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6">
                <text:p>3706</text:p>
              </table:table-cell>
              <table:table-cell office:value-type="float" office:value="5.067">
                <text:p>5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7">
                <text:p>3707</text:p>
              </table:table-cell>
              <table:table-cell office:value-type="float" office:value="5.526">
                <text:p>5.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8">
                <text:p>3708</text:p>
              </table:table-cell>
              <table:table-cell office:value-type="float" office:value="5.505">
                <text:p>5.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09">
                <text:p>370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0">
                <text:p>3710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1">
                <text:p>3711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2">
                <text:p>371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3">
                <text:p>371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4">
                <text:p>3714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5">
                <text:p>3715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6">
                <text:p>3716</text:p>
              </table:table-cell>
              <table:table-cell office:value-type="float" office:value="0.568">
                <text:p>0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7">
                <text:p>371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8">
                <text:p>371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19">
                <text:p>37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0">
                <text:p>372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1">
                <text:p>3721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2">
                <text:p>3722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3">
                <text:p>3723</text:p>
              </table:table-cell>
              <table:table-cell office:value-type="float" office:value="1.266">
                <text:p>1.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4">
                <text:p>3724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5">
                <text:p>3725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6">
                <text:p>3726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7">
                <text:p>3727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8">
                <text:p>3728</text:p>
              </table:table-cell>
              <table:table-cell office:value-type="float" office:value="1.642">
                <text:p>1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9">
                <text:p>3729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0">
                <text:p>3730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1">
                <text:p>3731</text:p>
              </table:table-cell>
              <table:table-cell office:value-type="float" office:value="4.967">
                <text:p>4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2">
                <text:p>3732</text:p>
              </table:table-cell>
              <table:table-cell office:value-type="float" office:value="4.933">
                <text:p>4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3">
                <text:p>3733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4">
                <text:p>3734</text:p>
              </table:table-cell>
              <table:table-cell office:value-type="float" office:value="0.891">
                <text:p>0.8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5">
                <text:p>373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6">
                <text:p>3736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7">
                <text:p>3737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8">
                <text:p>3738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39">
                <text:p>373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0">
                <text:p>3740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1">
                <text:p>374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2">
                <text:p>3742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3">
                <text:p>3743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4">
                <text:p>3744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5">
                <text:p>3745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6">
                <text:p>3746</text:p>
              </table:table-cell>
              <table:table-cell office:value-type="float" office:value="1.736">
                <text:p>1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7">
                <text:p>3747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8">
                <text:p>3748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49">
                <text:p>3749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0">
                <text:p>3750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1">
                <text:p>3751</text:p>
              </table:table-cell>
              <table:table-cell office:value-type="float" office:value="1.453">
                <text:p>1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2">
                <text:p>3752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3">
                <text:p>3753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4">
                <text:p>3754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5">
                <text:p>3755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6">
                <text:p>3756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7">
                <text:p>3757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8">
                <text:p>3758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59">
                <text:p>3759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0">
                <text:p>3760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1">
                <text:p>3761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2">
                <text:p>376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3">
                <text:p>376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4">
                <text:p>3764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5">
                <text:p>3765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6">
                <text:p>3766</text:p>
              </table:table-cell>
              <table:table-cell office:value-type="float" office:value="1.291">
                <text:p>1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7">
                <text:p>3767</text:p>
              </table:table-cell>
              <table:table-cell office:value-type="float" office:value="1.518">
                <text:p>1.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8">
                <text:p>3768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69">
                <text:p>376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0">
                <text:p>3770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1">
                <text:p>3771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2">
                <text:p>377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3">
                <text:p>3773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4">
                <text:p>3774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5">
                <text:p>3775</text:p>
              </table:table-cell>
              <table:table-cell office:value-type="float" office:value="4.867">
                <text:p>4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6">
                <text:p>3776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7">
                <text:p>3777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8">
                <text:p>3778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79">
                <text:p>3779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0">
                <text:p>3780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1">
                <text:p>3781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2">
                <text:p>3782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3">
                <text:p>3783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4">
                <text:p>3784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5">
                <text:p>378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6">
                <text:p>3786</text:p>
              </table:table-cell>
              <table:table-cell office:value-type="float" office:value="3.933">
                <text:p>3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7">
                <text:p>3787</text:p>
              </table:table-cell>
              <table:table-cell office:value-type="float" office:value="4.145">
                <text:p>4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8">
                <text:p>3788</text:p>
              </table:table-cell>
              <table:table-cell office:value-type="float" office:value="4.142">
                <text:p>4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89">
                <text:p>3789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0">
                <text:p>3790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1">
                <text:p>379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2">
                <text:p>379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3">
                <text:p>3793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4">
                <text:p>3794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5">
                <text:p>3795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6">
                <text:p>37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7">
                <text:p>3797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8">
                <text:p>379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99">
                <text:p>3799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0">
                <text:p>380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1">
                <text:p>3801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2">
                <text:p>3802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3">
                <text:p>3803</text:p>
              </table:table-cell>
              <table:table-cell office:value-type="float" office:value="1.175">
                <text:p>1.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4">
                <text:p>3804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5">
                <text:p>380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6">
                <text:p>380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7">
                <text:p>380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8">
                <text:p>3808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09">
                <text:p>380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0">
                <text:p>3810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1">
                <text:p>3811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2">
                <text:p>3812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3">
                <text:p>3813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4">
                <text:p>3814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5">
                <text:p>3815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6">
                <text:p>381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7">
                <text:p>381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8">
                <text:p>38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19">
                <text:p>3819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0">
                <text:p>3820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1">
                <text:p>3821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2">
                <text:p>3822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3">
                <text:p>3823</text:p>
              </table:table-cell>
              <table:table-cell office:value-type="float" office:value="1.574">
                <text:p>1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4">
                <text:p>3824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5">
                <text:p>3825</text:p>
              </table:table-cell>
              <table:table-cell office:value-type="float" office:value="1.684">
                <text:p>1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6">
                <text:p>3826</text:p>
              </table:table-cell>
              <table:table-cell office:value-type="float" office:value="1.678">
                <text:p>1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7">
                <text:p>3827</text:p>
              </table:table-cell>
              <table:table-cell office:value-type="float" office:value="1.862">
                <text:p>1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8">
                <text:p>3828</text:p>
              </table:table-cell>
              <table:table-cell office:value-type="float" office:value="1.818">
                <text:p>1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29">
                <text:p>3829</text:p>
              </table:table-cell>
              <table:table-cell office:value-type="float" office:value="0.982">
                <text:p>0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0">
                <text:p>3830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1">
                <text:p>3831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2">
                <text:p>3832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3">
                <text:p>3833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4">
                <text:p>383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5">
                <text:p>3835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6">
                <text:p>3836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7">
                <text:p>3837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8">
                <text:p>3838</text:p>
              </table:table-cell>
              <table:table-cell office:value-type="float" office:value="0.866">
                <text:p>0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39">
                <text:p>383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0">
                <text:p>384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1">
                <text:p>3841</text:p>
              </table:table-cell>
              <table:table-cell office:value-type="float" office:value="1.596">
                <text:p>1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2">
                <text:p>3842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3">
                <text:p>3843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4">
                <text:p>3844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5">
                <text:p>3845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6">
                <text:p>3846</text:p>
              </table:table-cell>
              <table:table-cell office:value-type="float" office:value="1.549">
                <text:p>1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7">
                <text:p>3847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8">
                <text:p>3848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49">
                <text:p>384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0">
                <text:p>3850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1">
                <text:p>3851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2">
                <text:p>3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3">
                <text:p>3853</text:p>
              </table:table-cell>
              <table:table-cell office:value-type="float" office:value="7.491">
                <text:p>7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4">
                <text:p>3854</text:p>
              </table:table-cell>
              <table:table-cell office:value-type="float" office:value="7.393">
                <text:p>7.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5">
                <text:p>3855</text:p>
              </table:table-cell>
              <table:table-cell office:value-type="float" office:value="7.691">
                <text:p>7.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6">
                <text:p>3856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7">
                <text:p>3857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8">
                <text:p>3858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59">
                <text:p>3859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0">
                <text:p>3860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1">
                <text:p>3861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2">
                <text:p>3862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3">
                <text:p>38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4">
                <text:p>3864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5">
                <text:p>3865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6">
                <text:p>386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7">
                <text:p>3867</text:p>
              </table:table-cell>
              <table:table-cell office:value-type="float" office:value="1.329">
                <text:p>1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8">
                <text:p>3868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69">
                <text:p>3869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0">
                <text:p>3870</text:p>
              </table:table-cell>
              <table:table-cell office:value-type="float" office:value="2.309">
                <text:p>2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1">
                <text:p>3871</text:p>
              </table:table-cell>
              <table:table-cell office:value-type="float" office:value="2.446">
                <text:p>2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2">
                <text:p>3872</text:p>
              </table:table-cell>
              <table:table-cell office:value-type="float" office:value="2.501">
                <text:p>2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3">
                <text:p>3873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4">
                <text:p>3874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5">
                <text:p>3875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6">
                <text:p>387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7">
                <text:p>3877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8">
                <text:p>38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79">
                <text:p>3879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0">
                <text:p>3880</text:p>
              </table:table-cell>
              <table:table-cell office:value-type="float" office:value="1.559">
                <text:p>1.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1">
                <text:p>388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2">
                <text:p>3882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3">
                <text:p>3883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4">
                <text:p>3884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5">
                <text:p>3885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6">
                <text:p>3886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7">
                <text:p>3887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8">
                <text:p>3888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9">
                <text:p>3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0">
                <text:p>3890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1">
                <text:p>3891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2">
                <text:p>3892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3">
                <text:p>3893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4">
                <text:p>3894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5">
                <text:p>3895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6">
                <text:p>3896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7">
                <text:p>389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8">
                <text:p>389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99">
                <text:p>389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0">
                <text:p>3900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1">
                <text:p>3901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2">
                <text:p>3902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3">
                <text:p>390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4">
                <text:p>3904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5">
                <text:p>3905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6">
                <text:p>3906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7">
                <text:p>3907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8">
                <text:p>3908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09">
                <text:p>390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0">
                <text:p>3910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1">
                <text:p>3911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2">
                <text:p>391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3">
                <text:p>391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4">
                <text:p>3914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5">
                <text:p>3915</text:p>
              </table:table-cell>
              <table:table-cell office:value-type="float" office:value="1.343">
                <text:p>1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6">
                <text:p>3916</text:p>
              </table:table-cell>
              <table:table-cell office:value-type="float" office:value="1.309">
                <text:p>1.3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7">
                <text:p>3917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8">
                <text:p>3918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19">
                <text:p>3919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0">
                <text:p>392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1">
                <text:p>3921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2">
                <text:p>3922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3">
                <text:p>3923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4">
                <text:p>3924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5">
                <text:p>3925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6">
                <text:p>392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7">
                <text:p>3927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8">
                <text:p>3928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29">
                <text:p>3929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0">
                <text:p>393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1">
                <text:p>3931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2">
                <text:p>3932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3">
                <text:p>3933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4">
                <text:p>3934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5">
                <text:p>3935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6">
                <text:p>3936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7">
                <text:p>3937</text:p>
              </table:table-cell>
              <table:table-cell office:value-type="float" office:value="5.521">
                <text:p>5.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8">
                <text:p>3938</text:p>
              </table:table-cell>
              <table:table-cell office:value-type="float" office:value="5.397">
                <text:p>5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39">
                <text:p>3939</text:p>
              </table:table-cell>
              <table:table-cell office:value-type="float" office:value="5.692">
                <text:p>5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0">
                <text:p>3940</text:p>
              </table:table-cell>
              <table:table-cell office:value-type="float" office:value="5.647">
                <text:p>5.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1">
                <text:p>3941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2">
                <text:p>3942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3">
                <text:p>394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4">
                <text:p>3944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5">
                <text:p>394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6">
                <text:p>3946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7">
                <text:p>394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8">
                <text:p>3948</text:p>
              </table:table-cell>
              <table:table-cell office:value-type="float" office:value="1.415">
                <text:p>1.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49">
                <text:p>3949</text:p>
              </table:table-cell>
              <table:table-cell office:value-type="float" office:value="4.464">
                <text:p>4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0">
                <text:p>3950</text:p>
              </table:table-cell>
              <table:table-cell office:value-type="float" office:value="4.343">
                <text:p>4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1">
                <text:p>3951</text:p>
              </table:table-cell>
              <table:table-cell office:value-type="float" office:value="4.603">
                <text:p>4.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2">
                <text:p>3952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3">
                <text:p>3953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4">
                <text:p>3954</text:p>
              </table:table-cell>
              <table:table-cell office:value-type="float" office:value="0.672">
                <text:p>0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5">
                <text:p>3955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6">
                <text:p>3956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7">
                <text:p>3957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8">
                <text:p>3958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59">
                <text:p>3959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0">
                <text:p>39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1">
                <text:p>396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2">
                <text:p>3962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3">
                <text:p>3963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4">
                <text:p>3964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5">
                <text:p>3965</text:p>
              </table:table-cell>
              <table:table-cell office:value-type="float" office:value="3.321">
                <text:p>3.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6">
                <text:p>3966</text:p>
              </table:table-cell>
              <table:table-cell office:value-type="float" office:value="3.253">
                <text:p>3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7">
                <text:p>3967</text:p>
              </table:table-cell>
              <table:table-cell office:value-type="float" office:value="3.484">
                <text:p>3.4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8">
                <text:p>3968</text:p>
              </table:table-cell>
              <table:table-cell office:value-type="float" office:value="3.447">
                <text:p>3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69">
                <text:p>396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0">
                <text:p>3970</text:p>
              </table:table-cell>
              <table:table-cell office:value-type="float" office:value="0.655">
                <text:p>0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1">
                <text:p>397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2">
                <text:p>3972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3">
                <text:p>397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4">
                <text:p>39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5">
                <text:p>3975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6">
                <text:p>397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7">
                <text:p>3977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8">
                <text:p>39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79">
                <text:p>3979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0">
                <text:p>3980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1">
                <text:p>3981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2">
                <text:p>3982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3">
                <text:p>3983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4">
                <text:p>3984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5">
                <text:p>3985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6">
                <text:p>3986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7">
                <text:p>3987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8">
                <text:p>3988</text:p>
              </table:table-cell>
              <table:table-cell office:value-type="float" office:value="1.458">
                <text:p>1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">
                <text:p>39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0">
                <text:p>399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1">
                <text:p>399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">
                <text:p>3992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">
                <text:p>3993</text:p>
              </table:table-cell>
              <table:table-cell office:value-type="float" office:value="5.599">
                <text:p>5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">
                <text:p>3994</text:p>
              </table:table-cell>
              <table:table-cell office:value-type="float" office:value="5.551">
                <text:p>5.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5">
                <text:p>3995</text:p>
              </table:table-cell>
              <table:table-cell office:value-type="float" office:value="5.744">
                <text:p>5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6">
                <text:p>3996</text:p>
              </table:table-cell>
              <table:table-cell office:value-type="float" office:value="5.747">
                <text:p>5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7">
                <text:p>3997</text:p>
              </table:table-cell>
              <table:table-cell office:value-type="float" office:value="2.681">
                <text:p>2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8">
                <text:p>3998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9">
                <text:p>3999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0">
                <text:p>4000</text:p>
              </table:table-cell>
              <table:table-cell office:value-type="float" office:value="2.518">
                <text:p>2.5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1">
                <text:p>4001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2">
                <text:p>400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3">
                <text:p>4003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4">
                <text:p>400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5">
                <text:p>4005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6">
                <text:p>4006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7">
                <text:p>4007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8">
                <text:p>4008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09">
                <text:p>4009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0">
                <text:p>4010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1">
                <text:p>4011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2">
                <text:p>4012</text:p>
              </table:table-cell>
              <table:table-cell office:value-type="float" office:value="1.314">
                <text:p>1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3">
                <text:p>4013</text:p>
              </table:table-cell>
              <table:table-cell office:value-type="float" office:value="1.679">
                <text:p>1.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4">
                <text:p>4014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5">
                <text:p>4015</text:p>
              </table:table-cell>
              <table:table-cell office:value-type="float" office:value="2.108">
                <text:p>2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6">
                <text:p>4016</text:p>
              </table:table-cell>
              <table:table-cell office:value-type="float" office:value="2.027">
                <text:p>2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7">
                <text:p>401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8">
                <text:p>4018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19">
                <text:p>40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0">
                <text:p>4020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1">
                <text:p>402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2">
                <text:p>402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3">
                <text:p>4023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4">
                <text:p>4024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5">
                <text:p>4025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6">
                <text:p>402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7">
                <text:p>402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8">
                <text:p>4028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29">
                <text:p>4029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0">
                <text:p>4030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1">
                <text:p>4031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2">
                <text:p>4032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3">
                <text:p>403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4">
                <text:p>403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5">
                <text:p>4035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6">
                <text:p>403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7">
                <text:p>4037</text:p>
              </table:table-cell>
              <table:table-cell office:value-type="float" office:value="4.512">
                <text:p>4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8">
                <text:p>4038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39">
                <text:p>4039</text:p>
              </table:table-cell>
              <table:table-cell office:value-type="float" office:value="4.932">
                <text:p>4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0">
                <text:p>4040</text:p>
              </table:table-cell>
              <table:table-cell office:value-type="float" office:value="4.943">
                <text:p>4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1">
                <text:p>404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2">
                <text:p>4042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3">
                <text:p>4043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4">
                <text:p>4044</text:p>
              </table:table-cell>
              <table:table-cell office:value-type="float" office:value="0.703">
                <text:p>0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5">
                <text:p>4045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6">
                <text:p>404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7">
                <text:p>4047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8">
                <text:p>4048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49">
                <text:p>4049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0">
                <text:p>4050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1">
                <text:p>4051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2">
                <text:p>4052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3">
                <text:p>405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4">
                <text:p>4054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5">
                <text:p>4055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6">
                <text:p>4056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7">
                <text:p>405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8">
                <text:p>4058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59">
                <text:p>4059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0">
                <text:p>4060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1">
                <text:p>4061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2">
                <text:p>4062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3">
                <text:p>4063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4">
                <text:p>4064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5">
                <text:p>406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6">
                <text:p>406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7">
                <text:p>4067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8">
                <text:p>4068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69">
                <text:p>4069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0">
                <text:p>4070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1">
                <text:p>407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2">
                <text:p>4072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3">
                <text:p>4073</text:p>
              </table:table-cell>
              <table:table-cell office:value-type="float" office:value="1.207">
                <text:p>1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4">
                <text:p>4074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5">
                <text:p>4075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6">
                <text:p>407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7">
                <text:p>407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8">
                <text:p>4078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79">
                <text:p>407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0">
                <text:p>4080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1">
                <text:p>408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2">
                <text:p>4082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3">
                <text:p>4083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4">
                <text:p>408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5">
                <text:p>4085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6">
                <text:p>408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7">
                <text:p>408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8">
                <text:p>4088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89">
                <text:p>4089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0">
                <text:p>4090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1">
                <text:p>4091</text:p>
              </table:table-cell>
              <table:table-cell office:value-type="float" office:value="1.367">
                <text:p>1.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2">
                <text:p>4092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3">
                <text:p>4093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4">
                <text:p>4094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5">
                <text:p>409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6">
                <text:p>4096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7">
                <text:p>4097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8">
                <text:p>4098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99">
                <text:p>4099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0">
                <text:p>4100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1">
                <text:p>4101</text:p>
              </table:table-cell>
              <table:table-cell office:value-type="float" office:value="4.173">
                <text:p>4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2">
                <text:p>4102</text:p>
              </table:table-cell>
              <table:table-cell office:value-type="float" office:value="4.109">
                <text:p>4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3">
                <text:p>410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4">
                <text:p>4104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5">
                <text:p>4105</text:p>
              </table:table-cell>
              <table:table-cell office:value-type="float" office:value="1.537">
                <text:p>1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6">
                <text:p>4106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7">
                <text:p>4107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8">
                <text:p>4108</text:p>
              </table:table-cell>
              <table:table-cell office:value-type="float" office:value="1.655">
                <text:p>1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09">
                <text:p>4109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0">
                <text:p>411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1">
                <text:p>4111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2">
                <text:p>4112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3">
                <text:p>4113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4">
                <text:p>4114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5">
                <text:p>41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6">
                <text:p>4116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7">
                <text:p>4117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8">
                <text:p>4118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19">
                <text:p>4119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0">
                <text:p>4120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1">
                <text:p>4121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2">
                <text:p>4122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3">
                <text:p>4123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4">
                <text:p>412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5">
                <text:p>41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6">
                <text:p>412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7">
                <text:p>4127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8">
                <text:p>4128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29">
                <text:p>4129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0">
                <text:p>4130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1">
                <text:p>4131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2">
                <text:p>4132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3">
                <text:p>4133</text:p>
              </table:table-cell>
              <table:table-cell office:value-type="float" office:value="4.369">
                <text:p>4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4">
                <text:p>4134</text:p>
              </table:table-cell>
              <table:table-cell office:value-type="float" office:value="4.286">
                <text:p>4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5">
                <text:p>4135</text:p>
              </table:table-cell>
              <table:table-cell office:value-type="float" office:value="4.568">
                <text:p>4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6">
                <text:p>4136</text:p>
              </table:table-cell>
              <table:table-cell office:value-type="float" office:value="4.569">
                <text:p>4.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7">
                <text:p>4137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8">
                <text:p>413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39">
                <text:p>413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0">
                <text:p>4140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1">
                <text:p>4141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2">
                <text:p>4142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3">
                <text:p>414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4">
                <text:p>4144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5">
                <text:p>4145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6">
                <text:p>414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7">
                <text:p>414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8">
                <text:p>4148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49">
                <text:p>414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0">
                <text:p>4150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1">
                <text:p>4151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2">
                <text:p>4152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3">
                <text:p>4153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4">
                <text:p>4154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5">
                <text:p>4155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6">
                <text:p>4156</text:p>
              </table:table-cell>
              <table:table-cell office:value-type="float" office:value="1.221">
                <text:p>1.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7">
                <text:p>4157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8">
                <text:p>4158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59">
                <text:p>4159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0">
                <text:p>4160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1">
                <text:p>4161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2">
                <text:p>41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3">
                <text:p>4163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4">
                <text:p>416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5">
                <text:p>4165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6">
                <text:p>416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7">
                <text:p>4167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8">
                <text:p>4168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69">
                <text:p>4169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0">
                <text:p>4170</text:p>
              </table:table-cell>
              <table:table-cell office:value-type="float" office:value="5.027">
                <text:p>5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1">
                <text:p>4171</text:p>
              </table:table-cell>
              <table:table-cell office:value-type="float" office:value="5.204">
                <text:p>5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2">
                <text:p>4172</text:p>
              </table:table-cell>
              <table:table-cell office:value-type="float" office:value="5.178">
                <text:p>5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3">
                <text:p>4173</text:p>
              </table:table-cell>
              <table:table-cell office:value-type="float" office:value="4.598">
                <text:p>4.5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4">
                <text:p>4174</text:p>
              </table:table-cell>
              <table:table-cell office:value-type="float" office:value="4.496">
                <text:p>4.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5">
                <text:p>4175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6">
                <text:p>4176</text:p>
              </table:table-cell>
              <table:table-cell office:value-type="float" office:value="4.808">
                <text:p>4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7">
                <text:p>417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8">
                <text:p>4178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79">
                <text:p>4179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0">
                <text:p>4180</text:p>
              </table:table-cell>
              <table:table-cell office:value-type="float" office:value="1.601">
                <text:p>1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1">
                <text:p>4181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2">
                <text:p>4182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3">
                <text:p>4183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4">
                <text:p>4184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5">
                <text:p>4185</text:p>
              </table:table-cell>
              <table:table-cell office:value-type="float" office:value="2.292">
                <text:p>2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6">
                <text:p>4186</text:p>
              </table:table-cell>
              <table:table-cell office:value-type="float" office:value="2.135">
                <text:p>2.1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7">
                <text:p>418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8">
                <text:p>4188</text:p>
              </table:table-cell>
              <table:table-cell office:value-type="float" office:value="2.047">
                <text:p>2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89">
                <text:p>4189</text:p>
              </table:table-cell>
              <table:table-cell office:value-type="float" office:value="1.946">
                <text:p>1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0">
                <text:p>4190</text:p>
              </table:table-cell>
              <table:table-cell office:value-type="float" office:value="1.883">
                <text:p>1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1">
                <text:p>4191</text:p>
              </table:table-cell>
              <table:table-cell office:value-type="float" office:value="2.067">
                <text:p>2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2">
                <text:p>4192</text:p>
              </table:table-cell>
              <table:table-cell office:value-type="float" office:value="2.085">
                <text:p>2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3">
                <text:p>4193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4">
                <text:p>4194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5">
                <text:p>4195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6">
                <text:p>4196</text:p>
              </table:table-cell>
              <table:table-cell office:value-type="float" office:value="1.386">
                <text:p>1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7">
                <text:p>4197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8">
                <text:p>4198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199">
                <text:p>4199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0">
                <text:p>4200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1">
                <text:p>4201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2">
                <text:p>4202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3">
                <text:p>420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4">
                <text:p>4204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5">
                <text:p>4205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6">
                <text:p>4206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7">
                <text:p>4207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8">
                <text:p>4208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09">
                <text:p>4209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0">
                <text:p>421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1">
                <text:p>4211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2">
                <text:p>4212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3">
                <text:p>4213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4">
                <text:p>4214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5">
                <text:p>42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6">
                <text:p>4216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7">
                <text:p>4217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8">
                <text:p>421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19">
                <text:p>42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0">
                <text:p>4220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1">
                <text:p>4221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2">
                <text:p>4222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3">
                <text:p>422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4">
                <text:p>422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5">
                <text:p>4225</text:p>
              </table:table-cell>
              <table:table-cell office:value-type="float" office:value="2.545">
                <text:p>2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6">
                <text:p>4226</text:p>
              </table:table-cell>
              <table:table-cell office:value-type="float" office:value="2.504">
                <text:p>2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7">
                <text:p>4227</text:p>
              </table:table-cell>
              <table:table-cell office:value-type="float" office:value="2.715">
                <text:p>2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8">
                <text:p>422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29">
                <text:p>4229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0">
                <text:p>4230</text:p>
              </table:table-cell>
              <table:table-cell office:value-type="float" office:value="3.033">
                <text:p>3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1">
                <text:p>4231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2">
                <text:p>4232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3">
                <text:p>4233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4">
                <text:p>4234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5">
                <text:p>4235</text:p>
              </table:table-cell>
              <table:table-cell office:value-type="float" office:value="1.471">
                <text:p>1.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6">
                <text:p>4236</text:p>
              </table:table-cell>
              <table:table-cell office:value-type="float" office:value="1.455">
                <text:p>1.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7">
                <text:p>4237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8">
                <text:p>423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39">
                <text:p>4239</text:p>
              </table:table-cell>
              <table:table-cell office:value-type="float" office:value="1.167">
                <text:p>1.1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0">
                <text:p>4240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1">
                <text:p>4241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2">
                <text:p>4242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3">
                <text:p>4243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4">
                <text:p>4244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5">
                <text:p>4245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6">
                <text:p>4246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7">
                <text:p>42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8">
                <text:p>4248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49">
                <text:p>4249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0">
                <text:p>4250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1">
                <text:p>4251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2">
                <text:p>4252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3">
                <text:p>4253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4">
                <text:p>4254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5">
                <text:p>425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6">
                <text:p>4256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7">
                <text:p>425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8">
                <text:p>4258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59">
                <text:p>4259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0">
                <text:p>4260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1">
                <text:p>426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2">
                <text:p>4262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3">
                <text:p>426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4">
                <text:p>426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5">
                <text:p>426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6">
                <text:p>4266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7">
                <text:p>426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8">
                <text:p>4268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69">
                <text:p>4269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0">
                <text:p>4270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1">
                <text:p>4271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2">
                <text:p>4272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3">
                <text:p>427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4">
                <text:p>4274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5">
                <text:p>42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6">
                <text:p>4276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7">
                <text:p>427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8">
                <text:p>4278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9">
                <text:p>4279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0">
                <text:p>4280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1">
                <text:p>4281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2">
                <text:p>4282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3">
                <text:p>4283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4">
                <text:p>428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5">
                <text:p>4285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6">
                <text:p>4286</text:p>
              </table:table-cell>
              <table:table-cell office:value-type="float" office:value="4.507">
                <text:p>4.5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7">
                <text:p>4287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8">
                <text:p>4288</text:p>
              </table:table-cell>
              <table:table-cell office:value-type="float" office:value="5.226">
                <text:p>5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89">
                <text:p>4289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0">
                <text:p>4290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1">
                <text:p>429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2">
                <text:p>4292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3">
                <text:p>4293</text:p>
              </table:table-cell>
              <table:table-cell office:value-type="float" office:value="2.089">
                <text:p>2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4">
                <text:p>4294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5">
                <text:p>4295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6">
                <text:p>4296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7">
                <text:p>4297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8">
                <text:p>4298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99">
                <text:p>4299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0">
                <text:p>4300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1">
                <text:p>4301</text:p>
              </table:table-cell>
              <table:table-cell office:value-type="float" office:value="3.879">
                <text:p>3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2">
                <text:p>4302</text:p>
              </table:table-cell>
              <table:table-cell office:value-type="float" office:value="3.746">
                <text:p>3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3">
                <text:p>4303</text:p>
              </table:table-cell>
              <table:table-cell office:value-type="float" office:value="3.971">
                <text:p>3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4">
                <text:p>4304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5">
                <text:p>4305</text:p>
              </table:table-cell>
              <table:table-cell office:value-type="float" office:value="2.916">
                <text:p>2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6">
                <text:p>4306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7">
                <text:p>4307</text:p>
              </table:table-cell>
              <table:table-cell office:value-type="float" office:value="3.074">
                <text:p>3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8">
                <text:p>4308</text:p>
              </table:table-cell>
              <table:table-cell office:value-type="float" office:value="3.067">
                <text:p>3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09">
                <text:p>4309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0">
                <text:p>4310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1">
                <text:p>4311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2">
                <text:p>4312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3">
                <text:p>4313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4">
                <text:p>431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5">
                <text:p>4315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6">
                <text:p>4316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7">
                <text:p>43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8">
                <text:p>431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19">
                <text:p>431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0">
                <text:p>43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1">
                <text:p>4321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2">
                <text:p>4322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3">
                <text:p>4323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4">
                <text:p>4324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5">
                <text:p>43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6">
                <text:p>432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7">
                <text:p>4327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8">
                <text:p>4328</text:p>
              </table:table-cell>
              <table:table-cell office:value-type="float" office:value="1.147">
                <text:p>1.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29">
                <text:p>432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0">
                <text:p>4330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1">
                <text:p>4331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2">
                <text:p>4332</text:p>
              </table:table-cell>
              <table:table-cell office:value-type="float" office:value="1.529">
                <text:p>1.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3">
                <text:p>4333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4">
                <text:p>4334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5">
                <text:p>4335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6">
                <text:p>4336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7">
                <text:p>4337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8">
                <text:p>433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39">
                <text:p>4339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0">
                <text:p>4340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1">
                <text:p>4341</text:p>
              </table:table-cell>
              <table:table-cell office:value-type="float" office:value="3.085">
                <text:p>3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2">
                <text:p>4342</text:p>
              </table:table-cell>
              <table:table-cell office:value-type="float" office:value="3.565">
                <text:p>3.5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3">
                <text:p>4343</text:p>
              </table:table-cell>
              <table:table-cell office:value-type="float" office:value="3.635">
                <text:p>3.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4">
                <text:p>4344</text:p>
              </table:table-cell>
              <table:table-cell office:value-type="float" office:value="3.622">
                <text:p>3.6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5">
                <text:p>4345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6">
                <text:p>4346</text:p>
              </table:table-cell>
              <table:table-cell office:value-type="float" office:value="1.181">
                <text:p>1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7">
                <text:p>4347</text:p>
              </table:table-cell>
              <table:table-cell office:value-type="float" office:value="1.429">
                <text:p>1.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8">
                <text:p>4348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49">
                <text:p>4349</text:p>
              </table:table-cell>
              <table:table-cell office:value-type="float" office:value="2.276">
                <text:p>2.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0">
                <text:p>4350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1">
                <text:p>4351</text:p>
              </table:table-cell>
              <table:table-cell office:value-type="float" office:value="2.461">
                <text:p>2.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2">
                <text:p>4352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3">
                <text:p>4353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4">
                <text:p>4354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5">
                <text:p>4355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6">
                <text:p>4356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7">
                <text:p>4357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8">
                <text:p>435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59">
                <text:p>4359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0">
                <text:p>436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1">
                <text:p>4361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2">
                <text:p>43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3">
                <text:p>4363</text:p>
              </table:table-cell>
              <table:table-cell office:value-type="float" office:value="3.308">
                <text:p>3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4">
                <text:p>4364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5">
                <text:p>4365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6">
                <text:p>4366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7">
                <text:p>43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8">
                <text:p>4368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69">
                <text:p>4369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0">
                <text:p>4370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1">
                <text:p>4371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2">
                <text:p>4372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3">
                <text:p>4373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4">
                <text:p>4374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5">
                <text:p>4375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6">
                <text:p>4376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7">
                <text:p>4377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8">
                <text:p>437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79">
                <text:p>437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0">
                <text:p>4380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1">
                <text:p>4381</text:p>
              </table:table-cell>
              <table:table-cell office:value-type="float" office:value="1.246">
                <text:p>1.2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2">
                <text:p>4382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3">
                <text:p>4383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4">
                <text:p>4384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5">
                <text:p>438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6">
                <text:p>4386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7">
                <text:p>4387</text:p>
              </table:table-cell>
              <table:table-cell office:value-type="float" office:value="3.722">
                <text:p>3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8">
                <text:p>4388</text:p>
              </table:table-cell>
              <table:table-cell office:value-type="float" office:value="3.761">
                <text:p>3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89">
                <text:p>4389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0">
                <text:p>4390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1">
                <text:p>4391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2">
                <text:p>4392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3">
                <text:p>4393</text:p>
              </table:table-cell>
              <table:table-cell office:value-type="float" office:value="4.199">
                <text:p>4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4">
                <text:p>4394</text:p>
              </table:table-cell>
              <table:table-cell office:value-type="float" office:value="4.055">
                <text:p>4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5">
                <text:p>4395</text:p>
              </table:table-cell>
              <table:table-cell office:value-type="float" office:value="4.324">
                <text:p>4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6">
                <text:p>4396</text:p>
              </table:table-cell>
              <table:table-cell office:value-type="float" office:value="4.273">
                <text:p>4.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7">
                <text:p>4397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8">
                <text:p>4398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399">
                <text:p>4399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0">
                <text:p>4400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1">
                <text:p>4401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2">
                <text:p>4402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3">
                <text:p>4403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4">
                <text:p>4404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5">
                <text:p>4405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6">
                <text:p>440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7">
                <text:p>4407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8">
                <text:p>4408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09">
                <text:p>4409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0">
                <text:p>4410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1">
                <text:p>4411</text:p>
              </table:table-cell>
              <table:table-cell office:value-type="float" office:value="1.585">
                <text:p>1.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2">
                <text:p>4412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3">
                <text:p>441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4">
                <text:p>441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5">
                <text:p>44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6">
                <text:p>4416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7">
                <text:p>441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8">
                <text:p>4418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19">
                <text:p>4419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0">
                <text:p>4420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1">
                <text:p>4421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2">
                <text:p>4422</text:p>
              </table:table-cell>
              <table:table-cell office:value-type="float" office:value="1.358">
                <text:p>1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3">
                <text:p>4423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4">
                <text:p>4424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5">
                <text:p>4425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6">
                <text:p>442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7">
                <text:p>4427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8">
                <text:p>442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29">
                <text:p>4429</text:p>
              </table:table-cell>
              <table:table-cell office:value-type="float" office:value="4.571">
                <text:p>4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0">
                <text:p>4430</text:p>
              </table:table-cell>
              <table:table-cell office:value-type="float" office:value="4.533">
                <text:p>4.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1">
                <text:p>4431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2">
                <text:p>4432</text:p>
              </table:table-cell>
              <table:table-cell office:value-type="float" office:value="4.647">
                <text:p>4.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3">
                <text:p>4433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4">
                <text:p>443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5">
                <text:p>4435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6">
                <text:p>4436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7">
                <text:p>4437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8">
                <text:p>443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39">
                <text:p>4439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0">
                <text:p>4440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1">
                <text:p>4441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2">
                <text:p>4442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3">
                <text:p>4443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4">
                <text:p>444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5">
                <text:p>444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6">
                <text:p>4446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7">
                <text:p>4447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8">
                <text:p>4448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49">
                <text:p>4449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0">
                <text:p>4450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1">
                <text:p>4451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2">
                <text:p>4452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3">
                <text:p>4453</text:p>
              </table:table-cell>
              <table:table-cell office:value-type="float" office:value="1.502">
                <text:p>1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4">
                <text:p>4454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5">
                <text:p>4455</text:p>
              </table:table-cell>
              <table:table-cell office:value-type="float" office:value="2.046">
                <text:p>2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6">
                <text:p>4456</text:p>
              </table:table-cell>
              <table:table-cell office:value-type="float" office:value="2.053">
                <text:p>2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7">
                <text:p>4457</text:p>
              </table:table-cell>
              <table:table-cell office:value-type="float" office:value="3.316">
                <text:p>3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8">
                <text:p>4458</text:p>
              </table:table-cell>
              <table:table-cell office:value-type="float" office:value="3.234">
                <text:p>3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59">
                <text:p>4459</text:p>
              </table:table-cell>
              <table:table-cell office:value-type="float" office:value="3.469">
                <text:p>3.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0">
                <text:p>4460</text:p>
              </table:table-cell>
              <table:table-cell office:value-type="float" office:value="3.419">
                <text:p>3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1">
                <text:p>446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2">
                <text:p>4462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3">
                <text:p>4463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4">
                <text:p>4464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5">
                <text:p>446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6">
                <text:p>4466</text:p>
              </table:table-cell>
              <table:table-cell office:value-type="float" office:value="1.197">
                <text:p>1.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7">
                <text:p>4467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8">
                <text:p>446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69">
                <text:p>4469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0">
                <text:p>447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1">
                <text:p>4471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2">
                <text:p>4472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3">
                <text:p>4473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4">
                <text:p>4474</text:p>
              </table:table-cell>
              <table:table-cell office:value-type="float" office:value="0.809">
                <text:p>0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5">
                <text:p>4475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6">
                <text:p>4476</text:p>
              </table:table-cell>
              <table:table-cell office:value-type="float" office:value="0.989">
                <text:p>0.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7">
                <text:p>4477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8">
                <text:p>447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79">
                <text:p>4479</text:p>
              </table:table-cell>
              <table:table-cell office:value-type="float" office:value="2.176">
                <text:p>2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0">
                <text:p>4480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1">
                <text:p>4481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2">
                <text:p>4482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3">
                <text:p>4483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4">
                <text:p>4484</text:p>
              </table:table-cell>
              <table:table-cell office:value-type="float" office:value="1.977">
                <text:p>1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5">
                <text:p>44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6">
                <text:p>4486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7">
                <text:p>4487</text:p>
              </table:table-cell>
              <table:table-cell office:value-type="float" office:value="4.751">
                <text:p>4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8">
                <text:p>4488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89">
                <text:p>448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0">
                <text:p>449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1">
                <text:p>4491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2">
                <text:p>4492</text:p>
              </table:table-cell>
              <table:table-cell office:value-type="float" office:value="1.251">
                <text:p>1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3">
                <text:p>4493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4">
                <text:p>4494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5">
                <text:p>4495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6">
                <text:p>449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7">
                <text:p>449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8">
                <text:p>4498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99">
                <text:p>4499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0">
                <text:p>4500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1">
                <text:p>4501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2">
                <text:p>4502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3">
                <text:p>4503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4">
                <text:p>4504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5">
                <text:p>4505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6">
                <text:p>4506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7">
                <text:p>4507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8">
                <text:p>4508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09">
                <text:p>4509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0">
                <text:p>4510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1">
                <text:p>4511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2">
                <text:p>4512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3">
                <text:p>4513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4">
                <text:p>4514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5">
                <text:p>4515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6">
                <text:p>4516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7">
                <text:p>4517</text:p>
              </table:table-cell>
              <table:table-cell office:value-type="float" office:value="1.672">
                <text:p>1.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8">
                <text:p>4518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19">
                <text:p>4519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0">
                <text:p>4520</text:p>
              </table:table-cell>
              <table:table-cell office:value-type="float" office:value="2.162">
                <text:p>2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1">
                <text:p>4521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2">
                <text:p>4522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3">
                <text:p>452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4">
                <text:p>4524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5">
                <text:p>4525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6">
                <text:p>452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7">
                <text:p>4527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8">
                <text:p>4528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29">
                <text:p>4529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0">
                <text:p>4530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1">
                <text:p>4531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2">
                <text:p>4532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3">
                <text:p>4533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4">
                <text:p>453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5">
                <text:p>453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6">
                <text:p>453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7">
                <text:p>4537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8">
                <text:p>453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39">
                <text:p>4539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0">
                <text:p>4540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1">
                <text:p>4541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2">
                <text:p>4542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3">
                <text:p>454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4">
                <text:p>4544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5">
                <text:p>4545</text:p>
              </table:table-cell>
              <table:table-cell office:value-type="float" office:value="4.233">
                <text:p>4.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6">
                <text:p>4546</text:p>
              </table:table-cell>
              <table:table-cell office:value-type="float" office:value="4.133">
                <text:p>4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7">
                <text:p>4547</text:p>
              </table:table-cell>
              <table:table-cell office:value-type="float" office:value="4.383">
                <text:p>4.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8">
                <text:p>4548</text:p>
              </table:table-cell>
              <table:table-cell office:value-type="float" office:value="4.418">
                <text:p>4.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49">
                <text:p>4549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0">
                <text:p>4550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1">
                <text:p>4551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2">
                <text:p>455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3">
                <text:p>4553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4">
                <text:p>4554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5">
                <text:p>4555</text:p>
              </table:table-cell>
              <table:table-cell office:value-type="float" office:value="4.298">
                <text:p>4.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6">
                <text:p>4556</text:p>
              </table:table-cell>
              <table:table-cell office:value-type="float" office:value="4.276">
                <text:p>4.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7">
                <text:p>4557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8">
                <text:p>4558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59">
                <text:p>4559</text:p>
              </table:table-cell>
              <table:table-cell office:value-type="float" office:value="1.139">
                <text:p>1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0">
                <text:p>4560</text:p>
              </table:table-cell>
              <table:table-cell office:value-type="float" office:value="1.127">
                <text:p>1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1">
                <text:p>4561</text:p>
              </table:table-cell>
              <table:table-cell office:value-type="float" office:value="2.796">
                <text:p>2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2">
                <text:p>4562</text:p>
              </table:table-cell>
              <table:table-cell office:value-type="float" office:value="2.679">
                <text:p>2.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3">
                <text:p>4563</text:p>
              </table:table-cell>
              <table:table-cell office:value-type="float" office:value="2.947">
                <text:p>2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4">
                <text:p>4564</text:p>
              </table:table-cell>
              <table:table-cell office:value-type="float" office:value="2.919">
                <text:p>2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5">
                <text:p>4565</text:p>
              </table:table-cell>
              <table:table-cell office:value-type="float" office:value="1.591">
                <text:p>1.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6">
                <text:p>4566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7">
                <text:p>4567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8">
                <text:p>4568</text:p>
              </table:table-cell>
              <table:table-cell office:value-type="float" office:value="1.756">
                <text:p>1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69">
                <text:p>4569</text:p>
              </table:table-cell>
              <table:table-cell office:value-type="float" office:value="0.697">
                <text:p>0.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0">
                <text:p>4570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1">
                <text:p>4571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2">
                <text:p>4572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3">
                <text:p>4573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4">
                <text:p>45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5">
                <text:p>4575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6">
                <text:p>4576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7">
                <text:p>4577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8">
                <text:p>4578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79">
                <text:p>4579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0">
                <text:p>4580</text:p>
              </table:table-cell>
              <table:table-cell office:value-type="float" office:value="1.284">
                <text:p>1.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1">
                <text:p>4581</text:p>
              </table:table-cell>
              <table:table-cell office:value-type="float" office:value="2.134">
                <text:p>2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2">
                <text:p>4582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3">
                <text:p>4583</text:p>
              </table:table-cell>
              <table:table-cell office:value-type="float" office:value="2.194">
                <text:p>2.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4">
                <text:p>4584</text:p>
              </table:table-cell>
              <table:table-cell office:value-type="float" office:value="2.152">
                <text:p>2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5">
                <text:p>4585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6">
                <text:p>4586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7">
                <text:p>4587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8">
                <text:p>458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89">
                <text:p>4589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0">
                <text:p>45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1">
                <text:p>4591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2">
                <text:p>4592</text:p>
              </table:table-cell>
              <table:table-cell office:value-type="float" office:value="1.202">
                <text:p>1.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3">
                <text:p>4593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4">
                <text:p>4594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5">
                <text:p>4595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6">
                <text:p>4596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7">
                <text:p>4597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8">
                <text:p>459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599">
                <text:p>4599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0">
                <text:p>4600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1">
                <text:p>4601</text:p>
              </table:table-cell>
              <table:table-cell office:value-type="float" office:value="2.488">
                <text:p>2.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2">
                <text:p>4602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3">
                <text:p>4603</text:p>
              </table:table-cell>
              <table:table-cell office:value-type="float" office:value="2.644">
                <text:p>2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4">
                <text:p>4604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5">
                <text:p>4605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6">
                <text:p>4606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7">
                <text:p>4607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8">
                <text:p>460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09">
                <text:p>4609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0">
                <text:p>4610</text:p>
              </table:table-cell>
              <table:table-cell office:value-type="float" office:value="4.548">
                <text:p>4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1">
                <text:p>4611</text:p>
              </table:table-cell>
              <table:table-cell office:value-type="float" office:value="4.187">
                <text:p>4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2">
                <text:p>4612</text:p>
              </table:table-cell>
              <table:table-cell office:value-type="float" office:value="4.119">
                <text:p>4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3">
                <text:p>461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4">
                <text:p>4614</text:p>
              </table:table-cell>
              <table:table-cell office:value-type="float" office:value="1.242">
                <text:p>1.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5">
                <text:p>4615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6">
                <text:p>4616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7">
                <text:p>4617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8">
                <text:p>4618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19">
                <text:p>4619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0">
                <text:p>462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1">
                <text:p>4621</text:p>
              </table:table-cell>
              <table:table-cell office:value-type="float" office:value="2.669">
                <text:p>2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2">
                <text:p>4622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3">
                <text:p>4623</text:p>
              </table:table-cell>
              <table:table-cell office:value-type="float" office:value="2.737">
                <text:p>2.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4">
                <text:p>4624</text:p>
              </table:table-cell>
              <table:table-cell office:value-type="float" office:value="2.708">
                <text:p>2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5">
                <text:p>4625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6">
                <text:p>4626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7">
                <text:p>4627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8">
                <text:p>4628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29">
                <text:p>4629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0">
                <text:p>4630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1">
                <text:p>4631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2">
                <text:p>4632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3">
                <text:p>4633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4">
                <text:p>4634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5">
                <text:p>4635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6">
                <text:p>4636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7">
                <text:p>463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8">
                <text:p>4638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39">
                <text:p>463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0">
                <text:p>464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1">
                <text:p>464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2">
                <text:p>4642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3">
                <text:p>4643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4">
                <text:p>4644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5">
                <text:p>4645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6">
                <text:p>4646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7">
                <text:p>4647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8">
                <text:p>4648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49">
                <text:p>464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0">
                <text:p>4650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1">
                <text:p>465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2">
                <text:p>465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3">
                <text:p>465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4">
                <text:p>4654</text:p>
              </table:table-cell>
              <table:table-cell office:value-type="float" office:value="0.856">
                <text:p>0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5">
                <text:p>465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6">
                <text:p>4656</text:p>
              </table:table-cell>
              <table:table-cell office:value-type="float" office:value="1.541">
                <text:p>1.5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7">
                <text:p>4657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8">
                <text:p>4658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59">
                <text:p>4659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0">
                <text:p>4660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1">
                <text:p>4661</text:p>
              </table:table-cell>
              <table:table-cell office:value-type="float" office:value="1.971">
                <text:p>1.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2">
                <text:p>4662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3">
                <text:p>4663</text:p>
              </table:table-cell>
              <table:table-cell office:value-type="float" office:value="2.081">
                <text:p>2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4">
                <text:p>4664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5">
                <text:p>4665</text:p>
              </table:table-cell>
              <table:table-cell office:value-type="float" office:value="3.366">
                <text:p>3.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6">
                <text:p>4666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7">
                <text:p>4667</text:p>
              </table:table-cell>
              <table:table-cell office:value-type="float" office:value="3.718">
                <text:p>3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8">
                <text:p>4668</text:p>
              </table:table-cell>
              <table:table-cell office:value-type="float" office:value="3.683">
                <text:p>3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69">
                <text:p>4669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0">
                <text:p>4670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1">
                <text:p>4671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2">
                <text:p>4672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3">
                <text:p>4673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4">
                <text:p>4674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5">
                <text:p>46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6">
                <text:p>4676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7">
                <text:p>4677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8">
                <text:p>467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79">
                <text:p>467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0">
                <text:p>468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1">
                <text:p>4681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2">
                <text:p>468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3">
                <text:p>4683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4">
                <text:p>4684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5">
                <text:p>4685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6">
                <text:p>4686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7">
                <text:p>4687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8">
                <text:p>4688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89">
                <text:p>46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0">
                <text:p>4690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1">
                <text:p>4691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2">
                <text:p>4692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3">
                <text:p>4693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4">
                <text:p>4694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5">
                <text:p>4695</text:p>
              </table:table-cell>
              <table:table-cell office:value-type="float" office:value="1.497">
                <text:p>1.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6">
                <text:p>4696</text:p>
              </table:table-cell>
              <table:table-cell office:value-type="float" office:value="1.427">
                <text:p>1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7">
                <text:p>469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8">
                <text:p>469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699">
                <text:p>4699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0">
                <text:p>4700</text:p>
              </table:table-cell>
              <table:table-cell office:value-type="float" office:value="1.151">
                <text:p>1.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1">
                <text:p>4701</text:p>
              </table:table-cell>
              <table:table-cell office:value-type="float" office:value="6.314">
                <text:p>6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2">
                <text:p>4702</text:p>
              </table:table-cell>
              <table:table-cell office:value-type="float" office:value="6.193">
                <text:p>6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3">
                <text:p>4703</text:p>
              </table:table-cell>
              <table:table-cell office:value-type="float" office:value="6.466">
                <text:p>6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4">
                <text:p>4704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5">
                <text:p>4705</text:p>
              </table:table-cell>
              <table:table-cell office:value-type="float" office:value="3.452">
                <text:p>3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6">
                <text:p>4706</text:p>
              </table:table-cell>
              <table:table-cell office:value-type="float" office:value="3.329">
                <text:p>3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7">
                <text:p>4707</text:p>
              </table:table-cell>
              <table:table-cell office:value-type="float" office:value="3.605">
                <text:p>3.6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8">
                <text:p>4708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09">
                <text:p>4709</text:p>
              </table:table-cell>
              <table:table-cell office:value-type="float" office:value="1.009">
                <text:p>1.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0">
                <text:p>4710</text:p>
              </table:table-cell>
              <table:table-cell office:value-type="float" office:value="0.974">
                <text:p>0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1">
                <text:p>4711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2">
                <text:p>4712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3">
                <text:p>471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4">
                <text:p>4714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5">
                <text:p>4715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6">
                <text:p>4716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7">
                <text:p>4717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8">
                <text:p>4718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19">
                <text:p>4719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0">
                <text:p>4720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1">
                <text:p>4721</text:p>
              </table:table-cell>
              <table:table-cell office:value-type="float" office:value="0.955">
                <text:p>0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2">
                <text:p>4722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3">
                <text:p>4723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4">
                <text:p>4724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5">
                <text:p>4725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6">
                <text:p>4726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7">
                <text:p>4727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8">
                <text:p>4728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29">
                <text:p>4729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0">
                <text:p>473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1">
                <text:p>4731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2">
                <text:p>473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3">
                <text:p>4733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4">
                <text:p>4734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5">
                <text:p>4735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6">
                <text:p>4736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7">
                <text:p>4737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8">
                <text:p>473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39">
                <text:p>4739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0">
                <text:p>4740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1">
                <text:p>4741</text:p>
              </table:table-cell>
              <table:table-cell office:value-type="float" office:value="1.184">
                <text:p>1.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2">
                <text:p>4742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3">
                <text:p>4743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4">
                <text:p>4744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5">
                <text:p>4745</text:p>
              </table:table-cell>
              <table:table-cell office:value-type="float" office:value="1.974">
                <text:p>1.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6">
                <text:p>4746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7">
                <text:p>4747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8">
                <text:p>4748</text:p>
              </table:table-cell>
              <table:table-cell office:value-type="float" office:value="1.892">
                <text:p>1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49">
                <text:p>4749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0">
                <text:p>4750</text:p>
              </table:table-cell>
              <table:table-cell office:value-type="float" office:value="4.726">
                <text:p>4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1">
                <text:p>4751</text:p>
              </table:table-cell>
              <table:table-cell office:value-type="float" office:value="4.964">
                <text:p>4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2">
                <text:p>4752</text:p>
              </table:table-cell>
              <table:table-cell office:value-type="float" office:value="4.943">
                <text:p>4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3">
                <text:p>4753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4">
                <text:p>4754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5">
                <text:p>4755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6">
                <text:p>4756</text:p>
              </table:table-cell>
              <table:table-cell office:value-type="float" office:value="1.557">
                <text:p>1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7">
                <text:p>4757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8">
                <text:p>475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59">
                <text:p>47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0">
                <text:p>4760</text:p>
              </table:table-cell>
              <table:table-cell office:value-type="float" office:value="1.192">
                <text:p>1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1">
                <text:p>4761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2">
                <text:p>476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3">
                <text:p>4763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4">
                <text:p>4764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5">
                <text:p>4765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6">
                <text:p>476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7">
                <text:p>4767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8">
                <text:p>4768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69">
                <text:p>4769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0">
                <text:p>4770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1">
                <text:p>4771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2">
                <text:p>4772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3">
                <text:p>477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4">
                <text:p>4774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5">
                <text:p>4775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6">
                <text:p>477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7">
                <text:p>4777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8">
                <text:p>477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79">
                <text:p>4779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0">
                <text:p>478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1">
                <text:p>4781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2">
                <text:p>4782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3">
                <text:p>4783</text:p>
              </table:table-cell>
              <table:table-cell office:value-type="float" office:value="0.692">
                <text:p>0.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4">
                <text:p>4784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5">
                <text:p>4785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6">
                <text:p>4786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7">
                <text:p>4787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8">
                <text:p>4788</text:p>
              </table:table-cell>
              <table:table-cell office:value-type="float" office:value="1.315">
                <text:p>1.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89">
                <text:p>4789</text:p>
              </table:table-cell>
              <table:table-cell office:value-type="float" office:value="2.341">
                <text:p>2.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0">
                <text:p>4790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1">
                <text:p>4791</text:p>
              </table:table-cell>
              <table:table-cell office:value-type="float" office:value="2.458">
                <text:p>2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2">
                <text:p>4792</text:p>
              </table:table-cell>
              <table:table-cell office:value-type="float" office:value="2.449">
                <text:p>2.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3">
                <text:p>4793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4">
                <text:p>4794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5">
                <text:p>4795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6">
                <text:p>4796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7">
                <text:p>4797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8">
                <text:p>4798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799">
                <text:p>4799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0">
                <text:p>4800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1">
                <text:p>480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2">
                <text:p>4802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3">
                <text:p>4803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4">
                <text:p>4804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5">
                <text:p>4805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6">
                <text:p>4806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7">
                <text:p>4807</text:p>
              </table:table-cell>
              <table:table-cell office:value-type="float" office:value="1.467">
                <text:p>1.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8">
                <text:p>4808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09">
                <text:p>4809</text:p>
              </table:table-cell>
              <table:table-cell office:value-type="float" office:value="2.754">
                <text:p>2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0">
                <text:p>4810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1">
                <text:p>4811</text:p>
              </table:table-cell>
              <table:table-cell office:value-type="float" office:value="2.862">
                <text:p>2.8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2">
                <text:p>4812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3">
                <text:p>4813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4">
                <text:p>4814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5">
                <text:p>4815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6">
                <text:p>4816</text:p>
              </table:table-cell>
              <table:table-cell office:value-type="float" office:value="2.362">
                <text:p>2.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7">
                <text:p>4817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8">
                <text:p>4818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19">
                <text:p>4819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0">
                <text:p>4820</text:p>
              </table:table-cell>
              <table:table-cell office:value-type="float" office:value="1.233">
                <text:p>1.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1">
                <text:p>4821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2">
                <text:p>482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3">
                <text:p>482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4">
                <text:p>4824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5">
                <text:p>4825</text:p>
              </table:table-cell>
              <table:table-cell office:value-type="float" office:value="2.47">
                <text:p>2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6">
                <text:p>4826</text:p>
              </table:table-cell>
              <table:table-cell office:value-type="float" office:value="2.333">
                <text:p>2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7">
                <text:p>4827</text:p>
              </table:table-cell>
              <table:table-cell office:value-type="float" office:value="2.586">
                <text:p>2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8">
                <text:p>4828</text:p>
              </table:table-cell>
              <table:table-cell office:value-type="float" office:value="2.548">
                <text:p>2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29">
                <text:p>4829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0">
                <text:p>483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1">
                <text:p>483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2">
                <text:p>4832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3">
                <text:p>4833</text:p>
              </table:table-cell>
              <table:table-cell office:value-type="float" office:value="3.665">
                <text:p>3.6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4">
                <text:p>4834</text:p>
              </table:table-cell>
              <table:table-cell office:value-type="float" office:value="3.572">
                <text:p>3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5">
                <text:p>4835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6">
                <text:p>4836</text:p>
              </table:table-cell>
              <table:table-cell office:value-type="float" office:value="3.854">
                <text:p>3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7">
                <text:p>4837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8">
                <text:p>4838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39">
                <text:p>4839</text:p>
              </table:table-cell>
              <table:table-cell office:value-type="float" office:value="1.102">
                <text:p>1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0">
                <text:p>484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1">
                <text:p>4841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2">
                <text:p>4842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3">
                <text:p>4843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4">
                <text:p>484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5">
                <text:p>484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6">
                <text:p>4846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7">
                <text:p>484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8">
                <text:p>48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49">
                <text:p>4849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0">
                <text:p>4850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1">
                <text:p>4851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2">
                <text:p>485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3">
                <text:p>4853</text:p>
              </table:table-cell>
              <table:table-cell office:value-type="float" office:value="2.254">
                <text:p>2.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4">
                <text:p>4854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5">
                <text:p>4855</text:p>
              </table:table-cell>
              <table:table-cell office:value-type="float" office:value="2.436">
                <text:p>2.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6">
                <text:p>4856</text:p>
              </table:table-cell>
              <table:table-cell office:value-type="float" office:value="2.394">
                <text:p>2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7">
                <text:p>4857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8">
                <text:p>4858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59">
                <text:p>4859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0">
                <text:p>4860</text:p>
              </table:table-cell>
              <table:table-cell office:value-type="float" office:value="2.727">
                <text:p>2.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1">
                <text:p>4861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2">
                <text:p>4862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3">
                <text:p>48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4">
                <text:p>4864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5">
                <text:p>4865</text:p>
              </table:table-cell>
              <table:table-cell office:value-type="float" office:value="1.937">
                <text:p>1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6">
                <text:p>4866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7">
                <text:p>4867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8">
                <text:p>4868</text:p>
              </table:table-cell>
              <table:table-cell office:value-type="float" office:value="1.945">
                <text:p>1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69">
                <text:p>4869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0">
                <text:p>4870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1">
                <text:p>4871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2">
                <text:p>48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3">
                <text:p>4873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4">
                <text:p>4874</text:p>
              </table:table-cell>
              <table:table-cell office:value-type="float" office:value="0.954">
                <text:p>0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5">
                <text:p>487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6">
                <text:p>4876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7">
                <text:p>487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8">
                <text:p>487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79">
                <text:p>4879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0">
                <text:p>4880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1">
                <text:p>4881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2">
                <text:p>4882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3">
                <text:p>488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4">
                <text:p>4884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5">
                <text:p>4885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6">
                <text:p>488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7">
                <text:p>4887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8">
                <text:p>4888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89">
                <text:p>4889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0">
                <text:p>489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1">
                <text:p>4891</text:p>
              </table:table-cell>
              <table:table-cell office:value-type="float" office:value="1.775">
                <text:p>1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2">
                <text:p>4892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3">
                <text:p>4893</text:p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4">
                <text:p>4894</text:p>
              </table:table-cell>
              <table:table-cell office:value-type="float" office:value="4.003">
                <text:p>4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5">
                <text:p>4895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6">
                <text:p>4896</text:p>
              </table:table-cell>
              <table:table-cell office:value-type="float" office:value="4.204">
                <text:p>4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7">
                <text:p>4897</text:p>
              </table:table-cell>
              <table:table-cell office:value-type="float" office:value="3.032">
                <text:p>3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8">
                <text:p>4898</text:p>
              </table:table-cell>
              <table:table-cell office:value-type="float" office:value="2.866">
                <text:p>2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899">
                <text:p>4899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0">
                <text:p>4900</text:p>
              </table:table-cell>
              <table:table-cell office:value-type="float" office:value="3.037">
                <text:p>3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1">
                <text:p>4901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2">
                <text:p>4902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3">
                <text:p>4903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4">
                <text:p>4904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5">
                <text:p>490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6">
                <text:p>490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7">
                <text:p>4907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8">
                <text:p>490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09">
                <text:p>4909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0">
                <text:p>491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1">
                <text:p>4911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2">
                <text:p>4912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3">
                <text:p>491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4">
                <text:p>491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5">
                <text:p>4915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6">
                <text:p>491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7">
                <text:p>491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8">
                <text:p>4918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19">
                <text:p>49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0">
                <text:p>492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1">
                <text:p>4921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2">
                <text:p>4922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3">
                <text:p>4923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4">
                <text:p>4924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5">
                <text:p>49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6">
                <text:p>4926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7">
                <text:p>4927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8">
                <text:p>4928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29">
                <text:p>4929</text:p>
              </table:table-cell>
              <table:table-cell office:value-type="float" office:value="0.977">
                <text:p>0.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0">
                <text:p>4930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1">
                <text:p>4931</text:p>
              </table:table-cell>
              <table:table-cell office:value-type="float" office:value="1.461">
                <text:p>1.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2">
                <text:p>4932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3">
                <text:p>4933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4">
                <text:p>4934</text:p>
              </table:table-cell>
              <table:table-cell office:value-type="float" office:value="3.639">
                <text:p>3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5">
                <text:p>4935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6">
                <text:p>4936</text:p>
              </table:table-cell>
              <table:table-cell office:value-type="float" office:value="3.837">
                <text:p>3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7">
                <text:p>4937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8">
                <text:p>493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39">
                <text:p>4939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0">
                <text:p>4940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1">
                <text:p>4941</text:p>
              </table:table-cell>
              <table:table-cell office:value-type="float" office:value="2.243">
                <text:p>2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2">
                <text:p>4942</text:p>
              </table:table-cell>
              <table:table-cell office:value-type="float" office:value="2.139">
                <text:p>2.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3">
                <text:p>4943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4">
                <text:p>4944</text:p>
              </table:table-cell>
              <table:table-cell office:value-type="float" office:value="2.751">
                <text:p>2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5">
                <text:p>494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6">
                <text:p>4946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7">
                <text:p>4947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8">
                <text:p>49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49">
                <text:p>4949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0">
                <text:p>495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1">
                <text:p>4951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2">
                <text:p>4952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3">
                <text:p>4953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4">
                <text:p>4954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5">
                <text:p>495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6">
                <text:p>4956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7">
                <text:p>4957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8">
                <text:p>4958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59">
                <text:p>4959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0">
                <text:p>4960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1">
                <text:p>496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2">
                <text:p>4962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3">
                <text:p>4963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4">
                <text:p>4964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5">
                <text:p>4965</text:p>
              </table:table-cell>
              <table:table-cell office:value-type="float" office:value="1.778">
                <text:p>1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6">
                <text:p>4966</text:p>
              </table:table-cell>
              <table:table-cell office:value-type="float" office:value="1.691">
                <text:p>1.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7">
                <text:p>4967</text:p>
              </table:table-cell>
              <table:table-cell office:value-type="float" office:value="2.049">
                <text:p>2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8">
                <text:p>4968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69">
                <text:p>4969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0">
                <text:p>4970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1">
                <text:p>4971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2">
                <text:p>4972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3">
                <text:p>497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4">
                <text:p>4974</text:p>
              </table:table-cell>
              <table:table-cell office:value-type="float" office:value="0.628">
                <text:p>0.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5">
                <text:p>49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6">
                <text:p>4976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7">
                <text:p>4977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8">
                <text:p>4978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79">
                <text:p>4979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0">
                <text:p>4980</text:p>
              </table:table-cell>
              <table:table-cell office:value-type="float" office:value="1.515">
                <text:p>1.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1">
                <text:p>4981</text:p>
              </table:table-cell>
              <table:table-cell office:value-type="float" office:value="4.759">
                <text:p>4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2">
                <text:p>4982</text:p>
              </table:table-cell>
              <table:table-cell office:value-type="float" office:value="4.703">
                <text:p>4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3">
                <text:p>4983</text:p>
              </table:table-cell>
              <table:table-cell office:value-type="float" office:value="4.927">
                <text:p>4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4">
                <text:p>4984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5">
                <text:p>4985</text:p>
              </table:table-cell>
              <table:table-cell office:value-type="float" office:value="1.119">
                <text:p>1.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6">
                <text:p>4986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7">
                <text:p>4987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8">
                <text:p>4988</text:p>
              </table:table-cell>
              <table:table-cell office:value-type="float" office:value="1.262">
                <text:p>1.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89">
                <text:p>4989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0">
                <text:p>4990</text:p>
              </table:table-cell>
              <table:table-cell office:value-type="float" office:value="0.718">
                <text:p>0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1">
                <text:p>499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2">
                <text:p>4992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3">
                <text:p>4993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4">
                <text:p>499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5">
                <text:p>4995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6">
                <text:p>4996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7">
                <text:p>4997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8">
                <text:p>4998</text:p>
              </table:table-cell>
              <table:table-cell office:value-type="float" office:value="2.007">
                <text:p>2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99">
                <text:p>4999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0">
                <text:p>5000</text:p>
              </table:table-cell>
              <table:table-cell office:value-type="float" office:value="2.177">
                <text:p>2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1">
                <text:p>5001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2">
                <text:p>5002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3">
                <text:p>5003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4">
                <text:p>5004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5">
                <text:p>5005</text:p>
              </table:table-cell>
              <table:table-cell office:value-type="float" office:value="1.279">
                <text:p>1.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6">
                <text:p>5006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7">
                <text:p>5007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8">
                <text:p>5008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9">
                <text:p>5009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0">
                <text:p>5010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1">
                <text:p>5011</text:p>
              </table:table-cell>
              <table:table-cell office:value-type="float" office:value="0.813">
                <text:p>0.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2">
                <text:p>5012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3">
                <text:p>501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4">
                <text:p>5014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5">
                <text:p>50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6">
                <text:p>5016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7">
                <text:p>5017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8">
                <text:p>5018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19">
                <text:p>5019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0">
                <text:p>5020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1">
                <text:p>5021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2">
                <text:p>5022</text:p>
              </table:table-cell>
              <table:table-cell office:value-type="float" office:value="4.079">
                <text:p>4.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3">
                <text:p>5023</text:p>
              </table:table-cell>
              <table:table-cell office:value-type="float" office:value="4.308">
                <text:p>4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4">
                <text:p>5024</text:p>
              </table:table-cell>
              <table:table-cell office:value-type="float" office:value="4.296">
                <text:p>4.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5">
                <text:p>5025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6">
                <text:p>5026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7">
                <text:p>5027</text:p>
              </table:table-cell>
              <table:table-cell office:value-type="float" office:value="0.649">
                <text:p>0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8">
                <text:p>5028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29">
                <text:p>5029</text:p>
              </table:table-cell>
              <table:table-cell office:value-type="float" office:value="0.946">
                <text:p>0.9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0">
                <text:p>503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1">
                <text:p>5031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2">
                <text:p>5032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3">
                <text:p>50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4">
                <text:p>503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5">
                <text:p>5035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6">
                <text:p>5036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7">
                <text:p>503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8">
                <text:p>5038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9">
                <text:p>5039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0">
                <text:p>5040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1">
                <text:p>5041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2">
                <text:p>504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3">
                <text:p>5043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4">
                <text:p>504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5">
                <text:p>5045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6">
                <text:p>5046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7">
                <text:p>5047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8">
                <text:p>50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49">
                <text:p>5049</text:p>
              </table:table-cell>
              <table:table-cell office:value-type="float" office:value="1.211">
                <text:p>1.2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0">
                <text:p>5050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1">
                <text:p>5051</text:p>
              </table:table-cell>
              <table:table-cell office:value-type="float" office:value="1.342">
                <text:p>1.3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2">
                <text:p>5052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3">
                <text:p>5053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4">
                <text:p>5054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5">
                <text:p>5055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6">
                <text:p>5056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7">
                <text:p>505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8">
                <text:p>505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59">
                <text:p>5059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0">
                <text:p>5060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1">
                <text:p>5061</text:p>
              </table:table-cell>
              <table:table-cell office:value-type="float" office:value="4.593">
                <text:p>4.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2">
                <text:p>5062</text:p>
              </table:table-cell>
              <table:table-cell office:value-type="float" office:value="4.535">
                <text:p>4.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3">
                <text:p>5063</text:p>
              </table:table-cell>
              <table:table-cell office:value-type="float" office:value="4.761">
                <text:p>4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4">
                <text:p>5064</text:p>
              </table:table-cell>
              <table:table-cell office:value-type="float" office:value="4.756">
                <text:p>4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5">
                <text:p>5065</text:p>
              </table:table-cell>
              <table:table-cell office:value-type="float" office:value="3.292">
                <text:p>3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6">
                <text:p>5066</text:p>
              </table:table-cell>
              <table:table-cell office:value-type="float" office:value="3.192">
                <text:p>3.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7">
                <text:p>506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8">
                <text:p>5068</text:p>
              </table:table-cell>
              <table:table-cell office:value-type="float" office:value="3.432">
                <text:p>3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69">
                <text:p>506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0">
                <text:p>5070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1">
                <text:p>507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2">
                <text:p>507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3">
                <text:p>5073</text:p>
              </table:table-cell>
              <table:table-cell office:value-type="float" office:value="2.652">
                <text:p>2.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4">
                <text:p>5074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5">
                <text:p>5075</text:p>
              </table:table-cell>
              <table:table-cell office:value-type="float" office:value="2.749">
                <text:p>2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6">
                <text:p>5076</text:p>
              </table:table-cell>
              <table:table-cell office:value-type="float" office:value="2.747">
                <text:p>2.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7">
                <text:p>5077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8">
                <text:p>507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79">
                <text:p>5079</text:p>
              </table:table-cell>
              <table:table-cell office:value-type="float" office:value="1.806">
                <text:p>1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0">
                <text:p>5080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1">
                <text:p>5081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2">
                <text:p>5082</text:p>
              </table:table-cell>
              <table:table-cell office:value-type="float" office:value="6.689">
                <text:p>6.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3">
                <text:p>5083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4">
                <text:p>5084</text:p>
              </table:table-cell>
              <table:table-cell office:value-type="float" office:value="6.859">
                <text:p>6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5">
                <text:p>5085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6">
                <text:p>5086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7">
                <text:p>5087</text:p>
              </table:table-cell>
              <table:table-cell office:value-type="float" office:value="1.172">
                <text:p>1.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8">
                <text:p>5088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89">
                <text:p>50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0">
                <text:p>5090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1">
                <text:p>5091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2">
                <text:p>5092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3">
                <text:p>5093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4">
                <text:p>5094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5">
                <text:p>5095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6">
                <text:p>509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7">
                <text:p>509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8">
                <text:p>509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99">
                <text:p>5099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0">
                <text:p>5100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1">
                <text:p>5101</text:p>
              </table:table-cell>
              <table:table-cell office:value-type="float" office:value="3.586">
                <text:p>3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2">
                <text:p>5102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3">
                <text:p>510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4">
                <text:p>5104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5">
                <text:p>5105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6">
                <text:p>5106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7">
                <text:p>5107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8">
                <text:p>510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09">
                <text:p>5109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0">
                <text:p>5110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1">
                <text:p>5111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2">
                <text:p>511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3">
                <text:p>5113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4">
                <text:p>5114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5">
                <text:p>511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6">
                <text:p>5116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7">
                <text:p>511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8">
                <text:p>5118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19">
                <text:p>5119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0">
                <text:p>5120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1">
                <text:p>5121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2">
                <text:p>5122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3">
                <text:p>5123</text:p>
              </table:table-cell>
              <table:table-cell office:value-type="float" office:value="1.457">
                <text:p>1.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4">
                <text:p>5124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5">
                <text:p>5125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6">
                <text:p>5126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7">
                <text:p>5127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8">
                <text:p>5128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29">
                <text:p>5129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0">
                <text:p>513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1">
                <text:p>5131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2">
                <text:p>513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3">
                <text:p>5133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4">
                <text:p>5134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5">
                <text:p>5135</text:p>
              </table:table-cell>
              <table:table-cell office:value-type="float" office:value="1.432">
                <text:p>1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6">
                <text:p>5136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7">
                <text:p>5137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8">
                <text:p>5138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39">
                <text:p>5139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0">
                <text:p>5140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1">
                <text:p>5141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2">
                <text:p>5142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3">
                <text:p>5143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4">
                <text:p>5144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5">
                <text:p>5145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6">
                <text:p>5146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7">
                <text:p>5147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8">
                <text:p>5148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49">
                <text:p>5149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0">
                <text:p>515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1">
                <text:p>5151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2">
                <text:p>5152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3">
                <text:p>5153</text:p>
              </table:table-cell>
              <table:table-cell office:value-type="float" office:value="1.256">
                <text:p>1.2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4">
                <text:p>5154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5">
                <text:p>5155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6">
                <text:p>5156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7">
                <text:p>5157</text:p>
              </table:table-cell>
              <table:table-cell office:value-type="float" office:value="3.492">
                <text:p>3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8">
                <text:p>5158</text:p>
              </table:table-cell>
              <table:table-cell office:value-type="float" office:value="3.363">
                <text:p>3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59">
                <text:p>5159</text:p>
              </table:table-cell>
              <table:table-cell office:value-type="float" office:value="3.606">
                <text:p>3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0">
                <text:p>5160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1">
                <text:p>5161</text:p>
              </table:table-cell>
              <table:table-cell office:value-type="float" office:value="3.314">
                <text:p>3.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2">
                <text:p>5162</text:p>
              </table:table-cell>
              <table:table-cell office:value-type="float" office:value="3.229">
                <text:p>3.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3">
                <text:p>5163</text:p>
              </table:table-cell>
              <table:table-cell office:value-type="float" office:value="3.434">
                <text:p>3.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4">
                <text:p>5164</text:p>
              </table:table-cell>
              <table:table-cell office:value-type="float" office:value="3.409">
                <text:p>3.4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5">
                <text:p>5165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6">
                <text:p>5166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7">
                <text:p>516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8">
                <text:p>5168</text:p>
              </table:table-cell>
              <table:table-cell office:value-type="float" office:value="1.245">
                <text:p>1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69">
                <text:p>5169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0">
                <text:p>517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1">
                <text:p>5171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2">
                <text:p>5172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3">
                <text:p>5173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4">
                <text:p>5174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5">
                <text:p>5175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6">
                <text:p>5176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7">
                <text:p>517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8">
                <text:p>517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9">
                <text:p>5179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0">
                <text:p>5180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1">
                <text:p>5181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2">
                <text:p>5182</text:p>
              </table:table-cell>
              <table:table-cell office:value-type="float" office:value="0.637">
                <text:p>0.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3">
                <text:p>5183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4">
                <text:p>5184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5">
                <text:p>5185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6">
                <text:p>5186</text:p>
              </table:table-cell>
              <table:table-cell office:value-type="float" office:value="1.616">
                <text:p>1.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7">
                <text:p>5187</text:p>
              </table:table-cell>
              <table:table-cell office:value-type="float" office:value="1.866">
                <text:p>1.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8">
                <text:p>5188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89">
                <text:p>5189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0">
                <text:p>5190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1">
                <text:p>5191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2">
                <text:p>5192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3">
                <text:p>519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4">
                <text:p>5194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5">
                <text:p>5195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6">
                <text:p>5196</text:p>
              </table:table-cell>
              <table:table-cell office:value-type="float" office:value="0.895">
                <text:p>0.8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7">
                <text:p>5197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8">
                <text:p>5198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99">
                <text:p>5199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0">
                <text:p>5200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1">
                <text:p>5201</text:p>
              </table:table-cell>
              <table:table-cell office:value-type="float" office:value="1.804">
                <text:p>1.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2">
                <text:p>5202</text:p>
              </table:table-cell>
              <table:table-cell office:value-type="float" office:value="1.651">
                <text:p>1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3">
                <text:p>5203</text:p>
              </table:table-cell>
              <table:table-cell office:value-type="float" office:value="1.793">
                <text:p>1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4">
                <text:p>5204</text:p>
              </table:table-cell>
              <table:table-cell office:value-type="float" office:value="1.758">
                <text:p>1.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5">
                <text:p>520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6">
                <text:p>5206</text:p>
              </table:table-cell>
              <table:table-cell office:value-type="float" office:value="1.131">
                <text:p>1.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7">
                <text:p>5207</text:p>
              </table:table-cell>
              <table:table-cell office:value-type="float" office:value="1.368">
                <text:p>1.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8">
                <text:p>5208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09">
                <text:p>5209</text:p>
              </table:table-cell>
              <table:table-cell office:value-type="float" office:value="5.486">
                <text:p>5.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0">
                <text:p>5210</text:p>
              </table:table-cell>
              <table:table-cell office:value-type="float" office:value="5.401">
                <text:p>5.4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1">
                <text:p>521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2">
                <text:p>5212</text:p>
              </table:table-cell>
              <table:table-cell office:value-type="float" office:value="5.575">
                <text:p>5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3">
                <text:p>5213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4">
                <text:p>5214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5">
                <text:p>5215</text:p>
              </table:table-cell>
              <table:table-cell office:value-type="float" office:value="3.955">
                <text:p>3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6">
                <text:p>5216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7">
                <text:p>5217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8">
                <text:p>5218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19">
                <text:p>5219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0">
                <text:p>5220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1">
                <text:p>522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2">
                <text:p>5222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3">
                <text:p>5223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4">
                <text:p>5224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5">
                <text:p>5225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6">
                <text:p>5226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7">
                <text:p>5227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8">
                <text:p>5228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29">
                <text:p>5229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0">
                <text:p>523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1">
                <text:p>523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2">
                <text:p>5232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3">
                <text:p>5233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4">
                <text:p>5234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5">
                <text:p>523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6">
                <text:p>5236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7">
                <text:p>5237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8">
                <text:p>5238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39">
                <text:p>523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0">
                <text:p>524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1">
                <text:p>5241</text:p>
              </table:table-cell>
              <table:table-cell office:value-type="float" office:value="3.867">
                <text:p>3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2">
                <text:p>5242</text:p>
              </table:table-cell>
              <table:table-cell office:value-type="float" office:value="3.809">
                <text:p>3.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3">
                <text:p>5243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4">
                <text:p>5244</text:p>
              </table:table-cell>
              <table:table-cell office:value-type="float" office:value="3.944">
                <text:p>3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5">
                <text:p>5245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6">
                <text:p>5246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7">
                <text:p>5247</text:p>
              </table:table-cell>
              <table:table-cell office:value-type="float" office:value="1.405">
                <text:p>1.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8">
                <text:p>5248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49">
                <text:p>5249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0">
                <text:p>5250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1">
                <text:p>5251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2">
                <text:p>5252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3">
                <text:p>5253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4">
                <text:p>5254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5">
                <text:p>5255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6">
                <text:p>5256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7">
                <text:p>5257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8">
                <text:p>5258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59">
                <text:p>5259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0">
                <text:p>526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1">
                <text:p>5261</text:p>
              </table:table-cell>
              <table:table-cell office:value-type="float" office:value="0.979">
                <text:p>0.9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2">
                <text:p>5262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3">
                <text:p>5263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4">
                <text:p>5264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5">
                <text:p>5265</text:p>
              </table:table-cell>
              <table:table-cell office:value-type="float" office:value="1.054">
                <text:p>1.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6">
                <text:p>526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7">
                <text:p>5267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8">
                <text:p>5268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69">
                <text:p>5269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0">
                <text:p>5270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1">
                <text:p>5271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2">
                <text:p>5272</text:p>
              </table:table-cell>
              <table:table-cell office:value-type="float" office:value="1.545">
                <text:p>1.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3">
                <text:p>5273</text:p>
              </table:table-cell>
              <table:table-cell office:value-type="float" office:value="2.468">
                <text:p>2.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4">
                <text:p>5274</text:p>
              </table:table-cell>
              <table:table-cell office:value-type="float" office:value="2.347">
                <text:p>2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5">
                <text:p>5275</text:p>
              </table:table-cell>
              <table:table-cell office:value-type="float" office:value="2.459">
                <text:p>2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6">
                <text:p>5276</text:p>
              </table:table-cell>
              <table:table-cell office:value-type="float" office:value="2.386">
                <text:p>2.3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7">
                <text:p>5277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8">
                <text:p>5278</text:p>
              </table:table-cell>
              <table:table-cell office:value-type="float" office:value="2.623">
                <text:p>2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79">
                <text:p>5279</text:p>
              </table:table-cell>
              <table:table-cell office:value-type="float" office:value="3.201">
                <text:p>3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0">
                <text:p>5280</text:p>
              </table:table-cell>
              <table:table-cell office:value-type="float" office:value="3.134">
                <text:p>3.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1">
                <text:p>5281</text:p>
              </table:table-cell>
              <table:table-cell office:value-type="float" office:value="4.502">
                <text:p>4.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2">
                <text:p>5282</text:p>
              </table:table-cell>
              <table:table-cell office:value-type="float" office:value="4.384">
                <text:p>4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3">
                <text:p>5283</text:p>
              </table:table-cell>
              <table:table-cell office:value-type="float" office:value="4.691">
                <text:p>4.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4">
                <text:p>5284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5">
                <text:p>5285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6">
                <text:p>5286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7">
                <text:p>5287</text:p>
              </table:table-cell>
              <table:table-cell office:value-type="float" office:value="1.066">
                <text:p>1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8">
                <text:p>5288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89">
                <text:p>5289</text:p>
              </table:table-cell>
              <table:table-cell office:value-type="float" office:value="1.253">
                <text:p>1.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0">
                <text:p>5290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1">
                <text:p>5291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2">
                <text:p>5292</text:p>
              </table:table-cell>
              <table:table-cell office:value-type="float" office:value="1.377">
                <text:p>1.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3">
                <text:p>5293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4">
                <text:p>5294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5">
                <text:p>5295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6">
                <text:p>5296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7">
                <text:p>5297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8">
                <text:p>5298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299">
                <text:p>5299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0">
                <text:p>530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1">
                <text:p>530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2">
                <text:p>5302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3">
                <text:p>5303</text:p>
              </table:table-cell>
              <table:table-cell office:value-type="float" office:value="3.996">
                <text:p>3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4">
                <text:p>5304</text:p>
              </table:table-cell>
              <table:table-cell office:value-type="float" office:value="3.963">
                <text:p>3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5">
                <text:p>530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6">
                <text:p>5306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7">
                <text:p>5307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8">
                <text:p>5308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09">
                <text:p>5309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0">
                <text:p>5310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1">
                <text:p>531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2">
                <text:p>5312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3">
                <text:p>5313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4">
                <text:p>5314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5">
                <text:p>5315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6">
                <text:p>5316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7">
                <text:p>531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8">
                <text:p>5318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19">
                <text:p>5319</text:p>
              </table:table-cell>
              <table:table-cell office:value-type="float" office:value="1.402">
                <text:p>1.4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0">
                <text:p>5320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1">
                <text:p>5321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2">
                <text:p>532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3">
                <text:p>5323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4">
                <text:p>5324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5">
                <text:p>5325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6">
                <text:p>5326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7">
                <text:p>5327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8">
                <text:p>532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29">
                <text:p>5329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0">
                <text:p>5330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1">
                <text:p>533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2">
                <text:p>5332</text:p>
              </table:table-cell>
              <table:table-cell office:value-type="float" office:value="0.682">
                <text:p>0.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3">
                <text:p>5333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4">
                <text:p>533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5">
                <text:p>5335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6">
                <text:p>5336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7">
                <text:p>5337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8">
                <text:p>5338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39">
                <text:p>5339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0">
                <text:p>5340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1">
                <text:p>5341</text:p>
              </table:table-cell>
              <table:table-cell office:value-type="float" office:value="4.343">
                <text:p>4.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2">
                <text:p>5342</text:p>
              </table:table-cell>
              <table:table-cell office:value-type="float" office:value="4.228">
                <text:p>4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3">
                <text:p>5343</text:p>
              </table:table-cell>
              <table:table-cell office:value-type="float" office:value="4.491">
                <text:p>4.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4">
                <text:p>5344</text:p>
              </table:table-cell>
              <table:table-cell office:value-type="float" office:value="4.458">
                <text:p>4.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5">
                <text:p>5345</text:p>
              </table:table-cell>
              <table:table-cell office:value-type="float" office:value="4.671">
                <text:p>4.6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6">
                <text:p>5346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7">
                <text:p>5347</text:p>
              </table:table-cell>
              <table:table-cell office:value-type="float" office:value="4.845">
                <text:p>4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8">
                <text:p>5348</text:p>
              </table:table-cell>
              <table:table-cell office:value-type="float" office:value="4.811">
                <text:p>4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49">
                <text:p>5349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0">
                <text:p>5350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1">
                <text:p>535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2">
                <text:p>535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3">
                <text:p>5353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4">
                <text:p>535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5">
                <text:p>5355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6">
                <text:p>5356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7">
                <text:p>5357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8">
                <text:p>5358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59">
                <text:p>5359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0">
                <text:p>536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1">
                <text:p>5361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2">
                <text:p>5362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3">
                <text:p>5363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4">
                <text:p>5364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5">
                <text:p>5365</text:p>
              </table:table-cell>
              <table:table-cell office:value-type="float" office:value="1.498">
                <text:p>1.4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6">
                <text:p>5366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7">
                <text:p>5367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8">
                <text:p>5368</text:p>
              </table:table-cell>
              <table:table-cell office:value-type="float" office:value="1.464">
                <text:p>1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69">
                <text:p>536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0">
                <text:p>5370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1">
                <text:p>5371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2">
                <text:p>5372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3">
                <text:p>5373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4">
                <text:p>537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5">
                <text:p>5375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6">
                <text:p>5376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7">
                <text:p>537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8">
                <text:p>5378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79">
                <text:p>537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0">
                <text:p>5380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1">
                <text:p>5381</text:p>
              </table:table-cell>
              <table:table-cell office:value-type="float" office:value="4.174">
                <text:p>4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2">
                <text:p>5382</text:p>
              </table:table-cell>
              <table:table-cell office:value-type="float" office:value="4.213">
                <text:p>4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3">
                <text:p>5383</text:p>
              </table:table-cell>
              <table:table-cell office:value-type="float" office:value="4.143">
                <text:p>4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4">
                <text:p>5384</text:p>
              </table:table-cell>
              <table:table-cell office:value-type="float" office:value="4.126">
                <text:p>4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5">
                <text:p>538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6">
                <text:p>5386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7">
                <text:p>5387</text:p>
              </table:table-cell>
              <table:table-cell office:value-type="float" office:value="0.827">
                <text:p>0.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8">
                <text:p>5388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89">
                <text:p>5389</text:p>
              </table:table-cell>
              <table:table-cell office:value-type="float" office:value="4.519">
                <text:p>4.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0">
                <text:p>5390</text:p>
              </table:table-cell>
              <table:table-cell office:value-type="float" office:value="4.427">
                <text:p>4.4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1">
                <text:p>5391</text:p>
              </table:table-cell>
              <table:table-cell office:value-type="float" office:value="4.776">
                <text:p>4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2">
                <text:p>5392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3">
                <text:p>5393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4">
                <text:p>539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5">
                <text:p>53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6">
                <text:p>5396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7">
                <text:p>5397</text:p>
              </table:table-cell>
              <table:table-cell office:value-type="float" office:value="1.632">
                <text:p>1.6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8">
                <text:p>5398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399">
                <text:p>5399</text:p>
              </table:table-cell>
              <table:table-cell office:value-type="float" office:value="1.717">
                <text:p>1.7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0">
                <text:p>5400</text:p>
              </table:table-cell>
              <table:table-cell office:value-type="float" office:value="1.681">
                <text:p>1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1">
                <text:p>5401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2">
                <text:p>5402</text:p>
              </table:table-cell>
              <table:table-cell office:value-type="float" office:value="3.251">
                <text:p>3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3">
                <text:p>5403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4">
                <text:p>5404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5">
                <text:p>5405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6">
                <text:p>5406</text:p>
              </table:table-cell>
              <table:table-cell office:value-type="float" office:value="2.492">
                <text:p>2.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7">
                <text:p>5407</text:p>
              </table:table-cell>
              <table:table-cell office:value-type="float" office:value="2.787">
                <text:p>2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8">
                <text:p>540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09">
                <text:p>5409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0">
                <text:p>5410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1">
                <text:p>541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2">
                <text:p>5412</text:p>
              </table:table-cell>
              <table:table-cell office:value-type="float" office:value="1.267">
                <text:p>1.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3">
                <text:p>5413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4">
                <text:p>5414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5">
                <text:p>5415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6">
                <text:p>5416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7">
                <text:p>5417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8">
                <text:p>5418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19">
                <text:p>5419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0">
                <text:p>5420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1">
                <text:p>542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2">
                <text:p>5422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3">
                <text:p>5423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4">
                <text:p>542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5">
                <text:p>5425</text:p>
              </table:table-cell>
              <table:table-cell office:value-type="float" office:value="3.955">
                <text:p>3.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6">
                <text:p>5426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7">
                <text:p>5427</text:p>
              </table:table-cell>
              <table:table-cell office:value-type="float" office:value="4.088">
                <text:p>4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8">
                <text:p>5428</text:p>
              </table:table-cell>
              <table:table-cell office:value-type="float" office:value="4.064">
                <text:p>4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29">
                <text:p>5429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0">
                <text:p>5430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1">
                <text:p>543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2">
                <text:p>5432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3">
                <text:p>5433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4">
                <text:p>5434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5">
                <text:p>543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6">
                <text:p>5436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7">
                <text:p>5437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8">
                <text:p>5438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39">
                <text:p>5439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0">
                <text:p>5440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1">
                <text:p>5441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2">
                <text:p>5442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3">
                <text:p>5443</text:p>
              </table:table-cell>
              <table:table-cell office:value-type="float" office:value="1.083">
                <text:p>1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4">
                <text:p>5444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5">
                <text:p>5445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6">
                <text:p>5446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7">
                <text:p>5447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8">
                <text:p>5448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49">
                <text:p>5449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0">
                <text:p>5450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1">
                <text:p>5451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2">
                <text:p>5452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3">
                <text:p>5453</text:p>
              </table:table-cell>
              <table:table-cell office:value-type="float" office:value="4.355">
                <text:p>4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4">
                <text:p>5454</text:p>
              </table:table-cell>
              <table:table-cell office:value-type="float" office:value="4.229">
                <text:p>4.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5">
                <text:p>5455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6">
                <text:p>5456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7">
                <text:p>5457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8">
                <text:p>5458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59">
                <text:p>5459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0">
                <text:p>5460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1">
                <text:p>5461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2">
                <text:p>5462</text:p>
              </table:table-cell>
              <table:table-cell office:value-type="float" office:value="4.685">
                <text:p>4.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3">
                <text:p>5463</text:p>
              </table:table-cell>
              <table:table-cell office:value-type="float" office:value="4.885">
                <text:p>4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4">
                <text:p>5464</text:p>
              </table:table-cell>
              <table:table-cell office:value-type="float" office:value="4.882">
                <text:p>4.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5">
                <text:p>546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6">
                <text:p>5466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7">
                <text:p>5467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8">
                <text:p>5468</text:p>
              </table:table-cell>
              <table:table-cell office:value-type="float" office:value="1.247">
                <text:p>1.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69">
                <text:p>5469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0">
                <text:p>547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1">
                <text:p>5471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2">
                <text:p>5472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3">
                <text:p>547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4">
                <text:p>54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5">
                <text:p>5475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6">
                <text:p>5476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7">
                <text:p>5477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8">
                <text:p>54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79">
                <text:p>547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0">
                <text:p>5480</text:p>
              </table:table-cell>
              <table:table-cell office:value-type="float" office:value="0.679">
                <text:p>0.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1">
                <text:p>5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2">
                <text:p>548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3">
                <text:p>5483</text:p>
              </table:table-cell>
              <table:table-cell office:value-type="float" office:value="1.136">
                <text:p>1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4">
                <text:p>5484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5">
                <text:p>5485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6">
                <text:p>5486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7">
                <text:p>548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8">
                <text:p>5488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89">
                <text:p>548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0">
                <text:p>5490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1">
                <text:p>5491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2">
                <text:p>5492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3">
                <text:p>5493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4">
                <text:p>5494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5">
                <text:p>5495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6">
                <text:p>5496</text:p>
              </table:table-cell>
              <table:table-cell office:value-type="float" office:value="0.548">
                <text:p>0.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7">
                <text:p>549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8">
                <text:p>5498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99">
                <text:p>5499</text:p>
              </table:table-cell>
              <table:table-cell office:value-type="float" office:value="1.037">
                <text:p>1.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0">
                <text:p>5500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1">
                <text:p>5501</text:p>
              </table:table-cell>
              <table:table-cell office:value-type="float" office:value="1.506">
                <text:p>1.5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2">
                <text:p>5502</text:p>
              </table:table-cell>
              <table:table-cell office:value-type="float" office:value="1.394">
                <text:p>1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3">
                <text:p>5503</text:p>
              </table:table-cell>
              <table:table-cell office:value-type="float" office:value="1.693">
                <text:p>1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4">
                <text:p>5504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5">
                <text:p>5505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6">
                <text:p>5506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7">
                <text:p>5507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8">
                <text:p>5508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09">
                <text:p>5509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0">
                <text:p>5510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1">
                <text:p>5511</text:p>
              </table:table-cell>
              <table:table-cell office:value-type="float" office:value="0.781">
                <text:p>0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2">
                <text:p>5512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3">
                <text:p>551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4">
                <text:p>5514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5">
                <text:p>551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6">
                <text:p>5516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7">
                <text:p>5517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8">
                <text:p>5518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19">
                <text:p>5519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0">
                <text:p>5520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1">
                <text:p>5521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2">
                <text:p>5522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3">
                <text:p>5523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4">
                <text:p>5524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5">
                <text:p>552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6">
                <text:p>5526</text:p>
              </table:table-cell>
              <table:table-cell office:value-type="float" office:value="0.839">
                <text:p>0.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7">
                <text:p>552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8">
                <text:p>552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29">
                <text:p>552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0">
                <text:p>553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1">
                <text:p>553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2">
                <text:p>5532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3">
                <text:p>5533</text:p>
              </table:table-cell>
              <table:table-cell office:value-type="float" office:value="0.873">
                <text:p>0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4">
                <text:p>5534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5">
                <text:p>5535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6">
                <text:p>5536</text:p>
              </table:table-cell>
              <table:table-cell office:value-type="float" office:value="1.264">
                <text:p>1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7">
                <text:p>5537</text:p>
              </table:table-cell>
              <table:table-cell office:value-type="float" office:value="2.731">
                <text:p>2.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8">
                <text:p>5538</text:p>
              </table:table-cell>
              <table:table-cell office:value-type="float" office:value="2.602">
                <text:p>2.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39">
                <text:p>5539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0">
                <text:p>5540</text:p>
              </table:table-cell>
              <table:table-cell office:value-type="float" office:value="2.821">
                <text:p>2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1">
                <text:p>5541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2">
                <text:p>554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3">
                <text:p>5543</text:p>
              </table:table-cell>
              <table:table-cell office:value-type="float" office:value="1.042">
                <text:p>1.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4">
                <text:p>5544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5">
                <text:p>5545</text:p>
              </table:table-cell>
              <table:table-cell office:value-type="float" office:value="1.477">
                <text:p>1.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6">
                <text:p>5546</text:p>
              </table:table-cell>
              <table:table-cell office:value-type="float" office:value="1.346">
                <text:p>1.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7">
                <text:p>5547</text:p>
              </table:table-cell>
              <table:table-cell office:value-type="float" office:value="1.414">
                <text:p>1.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8">
                <text:p>5548</text:p>
              </table:table-cell>
              <table:table-cell office:value-type="float" office:value="1.374">
                <text:p>1.3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49">
                <text:p>5549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0">
                <text:p>555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1">
                <text:p>5551</text:p>
              </table:table-cell>
              <table:table-cell office:value-type="float" office:value="4.417">
                <text:p>4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2">
                <text:p>5552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3">
                <text:p>5553</text:p>
              </table:table-cell>
              <table:table-cell office:value-type="float" office:value="3.583">
                <text:p>3.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4">
                <text:p>5554</text:p>
              </table:table-cell>
              <table:table-cell office:value-type="float" office:value="3.466">
                <text:p>3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5">
                <text:p>5555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6">
                <text:p>5556</text:p>
              </table:table-cell>
              <table:table-cell office:value-type="float" office:value="3.544">
                <text:p>3.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7">
                <text:p>555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8">
                <text:p>5558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59">
                <text:p>5559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0">
                <text:p>5560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1">
                <text:p>556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2">
                <text:p>5562</text:p>
              </table:table-cell>
              <table:table-cell office:value-type="float" office:value="1.126">
                <text:p>1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3">
                <text:p>5563</text:p>
              </table:table-cell>
              <table:table-cell office:value-type="float" office:value="1.241">
                <text:p>1.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4">
                <text:p>5564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5">
                <text:p>5565</text:p>
              </table:table-cell>
              <table:table-cell office:value-type="float" office:value="1.859">
                <text:p>1.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6">
                <text:p>5566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7">
                <text:p>5567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8">
                <text:p>5568</text:p>
              </table:table-cell>
              <table:table-cell office:value-type="float" office:value="1.575">
                <text:p>1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69">
                <text:p>5569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0">
                <text:p>557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1">
                <text:p>5571</text:p>
              </table:table-cell>
              <table:table-cell office:value-type="float" office:value="1.049">
                <text:p>1.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2">
                <text:p>5572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3">
                <text:p>5573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4">
                <text:p>5574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5">
                <text:p>557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6">
                <text:p>5576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7">
                <text:p>5577</text:p>
              </table:table-cell>
              <table:table-cell office:value-type="float" office:value="2.817">
                <text:p>2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8">
                <text:p>5578</text:p>
              </table:table-cell>
              <table:table-cell office:value-type="float" office:value="2.703">
                <text:p>2.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79">
                <text:p>5579</text:p>
              </table:table-cell>
              <table:table-cell office:value-type="float" office:value="2.898">
                <text:p>2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0">
                <text:p>5580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1">
                <text:p>5581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2">
                <text:p>558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3">
                <text:p>5583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4">
                <text:p>5584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5">
                <text:p>5585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6">
                <text:p>5586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7">
                <text:p>5587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8">
                <text:p>558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89">
                <text:p>5589</text:p>
              </table:table-cell>
              <table:table-cell office:value-type="float" office:value="4.499">
                <text:p>4.4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0">
                <text:p>5590</text:p>
              </table:table-cell>
              <table:table-cell office:value-type="float" office:value="4.432">
                <text:p>4.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1">
                <text:p>5591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2">
                <text:p>5592</text:p>
              </table:table-cell>
              <table:table-cell office:value-type="float" office:value="4.619">
                <text:p>4.6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3">
                <text:p>5593</text:p>
              </table:table-cell>
              <table:table-cell office:value-type="float" office:value="3.626">
                <text:p>3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4">
                <text:p>5594</text:p>
              </table:table-cell>
              <table:table-cell office:value-type="float" office:value="3.503">
                <text:p>3.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5">
                <text:p>5595</text:p>
              </table:table-cell>
              <table:table-cell office:value-type="float" office:value="3.978">
                <text:p>3.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6">
                <text:p>5596</text:p>
              </table:table-cell>
              <table:table-cell office:value-type="float" office:value="3.941">
                <text:p>3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7">
                <text:p>5597</text:p>
              </table:table-cell>
              <table:table-cell office:value-type="float" office:value="1.903">
                <text:p>1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8">
                <text:p>5598</text:p>
              </table:table-cell>
              <table:table-cell office:value-type="float" office:value="1.766">
                <text:p>1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599">
                <text:p>559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0">
                <text:p>5600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1">
                <text:p>5601</text:p>
              </table:table-cell>
              <table:table-cell office:value-type="float" office:value="0.787">
                <text:p>0.7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2">
                <text:p>5602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3">
                <text:p>5603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4">
                <text:p>5604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5">
                <text:p>5605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6">
                <text:p>560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7">
                <text:p>5607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8">
                <text:p>5608</text:p>
              </table:table-cell>
              <table:table-cell office:value-type="float" office:value="1.201">
                <text:p>1.2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09">
                <text:p>5609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0">
                <text:p>5610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1">
                <text:p>5611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2">
                <text:p>5612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3">
                <text:p>5613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4">
                <text:p>561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5">
                <text:p>5615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6">
                <text:p>561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7">
                <text:p>56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8">
                <text:p>5618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19">
                <text:p>5619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0">
                <text:p>5620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1">
                <text:p>5621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2">
                <text:p>5622</text:p>
              </table:table-cell>
              <table:table-cell office:value-type="float" office:value="3.563">
                <text:p>3.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3">
                <text:p>5623</text:p>
              </table:table-cell>
              <table:table-cell office:value-type="float" office:value="3.705">
                <text:p>3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4">
                <text:p>5624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5">
                <text:p>5625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6">
                <text:p>5626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7">
                <text:p>5627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8">
                <text:p>5628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29">
                <text:p>5629</text:p>
              </table:table-cell>
              <table:table-cell office:value-type="float" office:value="3.539">
                <text:p>3.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0">
                <text:p>5630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1">
                <text:p>5631</text:p>
              </table:table-cell>
              <table:table-cell office:value-type="float" office:value="3.602">
                <text:p>3.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2">
                <text:p>5632</text:p>
              </table:table-cell>
              <table:table-cell office:value-type="float" office:value="3.566">
                <text:p>3.5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3">
                <text:p>56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4">
                <text:p>5634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5">
                <text:p>563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6">
                <text:p>5636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7">
                <text:p>5637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8">
                <text:p>5638</text:p>
              </table:table-cell>
              <table:table-cell office:value-type="float" office:value="1.647">
                <text:p>1.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39">
                <text:p>5639</text:p>
              </table:table-cell>
              <table:table-cell office:value-type="float" office:value="1.926">
                <text:p>1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0">
                <text:p>5640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1">
                <text:p>5641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2">
                <text:p>5642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3">
                <text:p>564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4">
                <text:p>5644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5">
                <text:p>56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6">
                <text:p>564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7">
                <text:p>5647</text:p>
              </table:table-cell>
              <table:table-cell office:value-type="float" office:value="6.434">
                <text:p>6.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8">
                <text:p>5648</text:p>
              </table:table-cell>
              <table:table-cell office:value-type="float" office:value="6.468">
                <text:p>6.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49">
                <text:p>5649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0">
                <text:p>5650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1">
                <text:p>5651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2">
                <text:p>5652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3">
                <text:p>5653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4">
                <text:p>5654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5">
                <text:p>5655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6">
                <text:p>5656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7">
                <text:p>5657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8">
                <text:p>5658</text:p>
              </table:table-cell>
              <table:table-cell office:value-type="float" office:value="2.557">
                <text:p>2.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59">
                <text:p>5659</text:p>
              </table:table-cell>
              <table:table-cell office:value-type="float" office:value="2.835">
                <text:p>2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0">
                <text:p>5660</text:p>
              </table:table-cell>
              <table:table-cell office:value-type="float" office:value="2.812">
                <text:p>2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1">
                <text:p>5661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2">
                <text:p>5662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3">
                <text:p>5663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4">
                <text:p>5664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5">
                <text:p>566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6">
                <text:p>5666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7">
                <text:p>5667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8">
                <text:p>5668</text:p>
              </table:table-cell>
              <table:table-cell office:value-type="float" office:value="1.419">
                <text:p>1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69">
                <text:p>5669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0">
                <text:p>5670</text:p>
              </table:table-cell>
              <table:table-cell office:value-type="float" office:value="0.659">
                <text:p>0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1">
                <text:p>5671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2">
                <text:p>567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3">
                <text:p>5673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4">
                <text:p>5674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5">
                <text:p>5675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6">
                <text:p>5676</text:p>
              </table:table-cell>
              <table:table-cell office:value-type="float" office:value="1.302">
                <text:p>1.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7">
                <text:p>5677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8">
                <text:p>5678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79">
                <text:p>5679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0">
                <text:p>56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1">
                <text:p>568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2">
                <text:p>568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3">
                <text:p>5683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4">
                <text:p>5684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5">
                <text:p>5685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6">
                <text:p>5686</text:p>
              </table:table-cell>
              <table:table-cell office:value-type="float" office:value="1.811">
                <text:p>1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7">
                <text:p>568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8">
                <text:p>5688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89">
                <text:p>5689</text:p>
              </table:table-cell>
              <table:table-cell office:value-type="float" office:value="2.366">
                <text:p>2.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0">
                <text:p>5690</text:p>
              </table:table-cell>
              <table:table-cell office:value-type="float" office:value="2.265">
                <text:p>2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1">
                <text:p>5691</text:p>
              </table:table-cell>
              <table:table-cell office:value-type="float" office:value="2.638">
                <text:p>2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2">
                <text:p>5692</text:p>
              </table:table-cell>
              <table:table-cell office:value-type="float" office:value="2.649">
                <text:p>2.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3">
                <text:p>569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4">
                <text:p>5694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5">
                <text:p>5695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6">
                <text:p>5696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7">
                <text:p>5697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8">
                <text:p>5698</text:p>
              </table:table-cell>
              <table:table-cell office:value-type="float" office:value="4.392">
                <text:p>4.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699">
                <text:p>5699</text:p>
              </table:table-cell>
              <table:table-cell office:value-type="float" office:value="4.889">
                <text:p>4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0">
                <text:p>5700</text:p>
              </table:table-cell>
              <table:table-cell office:value-type="float" office:value="4.865">
                <text:p>4.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1">
                <text:p>5701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2">
                <text:p>5702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3">
                <text:p>5703</text:p>
              </table:table-cell>
              <table:table-cell office:value-type="float" office:value="7.029">
                <text:p>7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4">
                <text:p>5704</text:p>
              </table:table-cell>
              <table:table-cell office:value-type="float" office:value="7.022">
                <text:p>7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5">
                <text:p>5705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6">
                <text:p>5706</text:p>
              </table:table-cell>
              <table:table-cell office:value-type="float" office:value="0.638">
                <text:p>0.6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7">
                <text:p>5707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8">
                <text:p>5708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09">
                <text:p>5709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0">
                <text:p>5710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1">
                <text:p>5711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2">
                <text:p>5712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3">
                <text:p>5713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4">
                <text:p>5714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5">
                <text:p>5715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6">
                <text:p>5716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7">
                <text:p>5717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8">
                <text:p>571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19">
                <text:p>5719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0">
                <text:p>572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1">
                <text:p>57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2">
                <text:p>5722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3">
                <text:p>5723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4">
                <text:p>572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5">
                <text:p>5725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6">
                <text:p>5726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7">
                <text:p>5727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8">
                <text:p>5728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29">
                <text:p>5729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0">
                <text:p>5730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1">
                <text:p>5731</text:p>
              </table:table-cell>
              <table:table-cell office:value-type="float" office:value="5.102">
                <text:p>5.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2">
                <text:p>5732</text:p>
              </table:table-cell>
              <table:table-cell office:value-type="float" office:value="5.11">
                <text:p>5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3">
                <text:p>5733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4">
                <text:p>5734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5">
                <text:p>5735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6">
                <text:p>5736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7">
                <text:p>5737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8">
                <text:p>5738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39">
                <text:p>5739</text:p>
              </table:table-cell>
              <table:table-cell office:value-type="float" office:value="2.597">
                <text:p>2.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0">
                <text:p>5740</text:p>
              </table:table-cell>
              <table:table-cell office:value-type="float" office:value="2.574">
                <text:p>2.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1">
                <text:p>5741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2">
                <text:p>5742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3">
                <text:p>5743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4">
                <text:p>5744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5">
                <text:p>5745</text:p>
              </table:table-cell>
              <table:table-cell office:value-type="float" office:value="2.939">
                <text:p>2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6">
                <text:p>5746</text:p>
              </table:table-cell>
              <table:table-cell office:value-type="float" office:value="2.876">
                <text:p>2.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7">
                <text:p>5747</text:p>
              </table:table-cell>
              <table:table-cell office:value-type="float" office:value="3.045">
                <text:p>3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8">
                <text:p>5748</text:p>
              </table:table-cell>
              <table:table-cell office:value-type="float" office:value="3.026">
                <text:p>3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49">
                <text:p>574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0">
                <text:p>575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1">
                <text:p>5751</text:p>
              </table:table-cell>
              <table:table-cell office:value-type="float" office:value="0.959">
                <text:p>0.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2">
                <text:p>5752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3">
                <text:p>5753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4">
                <text:p>5754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5">
                <text:p>5755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6">
                <text:p>5756</text:p>
              </table:table-cell>
              <table:table-cell office:value-type="float" office:value="1.347">
                <text:p>1.3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7">
                <text:p>5757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8">
                <text:p>5758</text:p>
              </table:table-cell>
              <table:table-cell office:value-type="float" office:value="1.113">
                <text:p>1.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59">
                <text:p>5759</text:p>
              </table:table-cell>
              <table:table-cell office:value-type="float" office:value="0.926">
                <text:p>0.9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0">
                <text:p>5760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1">
                <text:p>5761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2">
                <text:p>5762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3">
                <text:p>5763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4">
                <text:p>5764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5">
                <text:p>5765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6">
                <text:p>5766</text:p>
              </table:table-cell>
              <table:table-cell office:value-type="float" office:value="1.047">
                <text:p>1.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7">
                <text:p>57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8">
                <text:p>5768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69">
                <text:p>576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0">
                <text:p>5770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1">
                <text:p>5771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2">
                <text:p>5772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3">
                <text:p>5773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4">
                <text:p>5774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5">
                <text:p>5775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6">
                <text:p>5776</text:p>
              </table:table-cell>
              <table:table-cell office:value-type="float" office:value="1.171">
                <text:p>1.1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7">
                <text:p>5777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8">
                <text:p>5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79">
                <text:p>5779</text:p>
              </table:table-cell>
              <table:table-cell office:value-type="float" office:value="1.807">
                <text:p>1.8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0">
                <text:p>5780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1">
                <text:p>5781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2">
                <text:p>5782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3">
                <text:p>5783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4">
                <text:p>5784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5">
                <text:p>5785</text:p>
              </table:table-cell>
              <table:table-cell office:value-type="float" office:value="0.962">
                <text:p>0.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6">
                <text:p>5786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7">
                <text:p>5787</text:p>
              </table:table-cell>
              <table:table-cell office:value-type="float" office:value="2.126">
                <text:p>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8">
                <text:p>578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89">
                <text:p>5789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0">
                <text:p>5790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1">
                <text:p>5791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2">
                <text:p>5792</text:p>
              </table:table-cell>
              <table:table-cell office:value-type="float" office:value="0.464">
                <text:p>0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3">
                <text:p>5793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4">
                <text:p>5794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5">
                <text:p>5795</text:p>
              </table:table-cell>
              <table:table-cell office:value-type="float" office:value="1.369">
                <text:p>1.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6">
                <text:p>5796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7">
                <text:p>5797</text:p>
              </table:table-cell>
              <table:table-cell office:value-type="float" office:value="3.847">
                <text:p>3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8">
                <text:p>5798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799">
                <text:p>5799</text:p>
              </table:table-cell>
              <table:table-cell office:value-type="float" office:value="3.985">
                <text:p>3.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0">
                <text:p>5800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1">
                <text:p>580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2">
                <text:p>580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3">
                <text:p>5803</text:p>
              </table:table-cell>
              <table:table-cell office:value-type="float" office:value="1.075">
                <text:p>1.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4">
                <text:p>5804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5">
                <text:p>5805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6">
                <text:p>5806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7">
                <text:p>5807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8">
                <text:p>5808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09">
                <text:p>5809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0">
                <text:p>5810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1">
                <text:p>5811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2">
                <text:p>5812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3">
                <text:p>5813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4">
                <text:p>581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5">
                <text:p>5815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6">
                <text:p>581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7">
                <text:p>5817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8">
                <text:p>5818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19">
                <text:p>58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0">
                <text:p>5820</text:p>
              </table:table-cell>
              <table:table-cell office:value-type="float" office:value="1.156">
                <text:p>1.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1">
                <text:p>5821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2">
                <text:p>5822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3">
                <text:p>5823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4">
                <text:p>5824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5">
                <text:p>5825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6">
                <text:p>5826</text:p>
              </table:table-cell>
              <table:table-cell office:value-type="float" office:value="1.349">
                <text:p>1.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7">
                <text:p>5827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8">
                <text:p>5828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29">
                <text:p>5829</text:p>
              </table:table-cell>
              <table:table-cell office:value-type="float" office:value="3.261">
                <text:p>3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0">
                <text:p>5830</text:p>
              </table:table-cell>
              <table:table-cell office:value-type="float" office:value="3.226">
                <text:p>3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1">
                <text:p>5831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2">
                <text:p>5832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3">
                <text:p>5833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4">
                <text:p>5834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5">
                <text:p>5835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6">
                <text:p>5836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7">
                <text:p>583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8">
                <text:p>5838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39">
                <text:p>5839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0">
                <text:p>5840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1">
                <text:p>584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2">
                <text:p>584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3">
                <text:p>5843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4">
                <text:p>584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5">
                <text:p>5845</text:p>
              </table:table-cell>
              <table:table-cell office:value-type="float" office:value="1.183">
                <text:p>1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6">
                <text:p>5846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7">
                <text:p>5847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8">
                <text:p>5848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9">
                <text:p>5849</text:p>
              </table:table-cell>
              <table:table-cell office:value-type="float" office:value="4.331">
                <text:p>4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0">
                <text:p>5850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1">
                <text:p>5851</text:p>
              </table:table-cell>
              <table:table-cell office:value-type="float" office:value="4.481">
                <text:p>4.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2">
                <text:p>5852</text:p>
              </table:table-cell>
              <table:table-cell office:value-type="float" office:value="4.467">
                <text:p>4.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3">
                <text:p>5853</text:p>
              </table:table-cell>
              <table:table-cell office:value-type="float" office:value="3.674">
                <text:p>3.6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4">
                <text:p>5854</text:p>
              </table:table-cell>
              <table:table-cell office:value-type="float" office:value="3.604">
                <text:p>3.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5">
                <text:p>5855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6">
                <text:p>5856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7">
                <text:p>585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8">
                <text:p>5858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59">
                <text:p>58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0">
                <text:p>5860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1">
                <text:p>5861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2">
                <text:p>5862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3">
                <text:p>5863</text:p>
              </table:table-cell>
              <table:table-cell office:value-type="float" office:value="0.986">
                <text:p>0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4">
                <text:p>5864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5">
                <text:p>5865</text:p>
              </table:table-cell>
              <table:table-cell office:value-type="float" office:value="1.013">
                <text:p>1.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6">
                <text:p>5866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7">
                <text:p>5867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8">
                <text:p>586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69">
                <text:p>5869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0">
                <text:p>5870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1">
                <text:p>5871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2">
                <text:p>5872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3">
                <text:p>5873</text:p>
              </table:table-cell>
              <table:table-cell office:value-type="float" office:value="1.318">
                <text:p>1.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4">
                <text:p>5874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5">
                <text:p>5875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6">
                <text:p>5876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7">
                <text:p>5877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8">
                <text:p>5878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79">
                <text:p>5879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0">
                <text:p>5880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1">
                <text:p>5881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2">
                <text:p>5882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3">
                <text:p>5883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4">
                <text:p>5884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5">
                <text:p>588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6">
                <text:p>5886</text:p>
              </table:table-cell>
              <table:table-cell office:value-type="float" office:value="1.373">
                <text:p>1.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7">
                <text:p>5887</text:p>
              </table:table-cell>
              <table:table-cell office:value-type="float" office:value="1.111">
                <text:p>1.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8">
                <text:p>5888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89">
                <text:p>5889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0">
                <text:p>5890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1">
                <text:p>5891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2">
                <text:p>5892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3">
                <text:p>5893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4">
                <text:p>5894</text:p>
              </table:table-cell>
              <table:table-cell office:value-type="float" office:value="4.504">
                <text:p>4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5">
                <text:p>5895</text:p>
              </table:table-cell>
              <table:table-cell office:value-type="float" office:value="4.659">
                <text:p>4.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6">
                <text:p>5896</text:p>
              </table:table-cell>
              <table:table-cell office:value-type="float" office:value="4.655">
                <text:p>4.6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7">
                <text:p>589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8">
                <text:p>5898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99">
                <text:p>589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0">
                <text:p>5900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1">
                <text:p>59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2">
                <text:p>590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3">
                <text:p>5903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4">
                <text:p>5904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5">
                <text:p>5905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6">
                <text:p>5906</text:p>
              </table:table-cell>
              <table:table-cell office:value-type="float" office:value="2.381">
                <text:p>2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7">
                <text:p>5907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8">
                <text:p>5908</text:p>
              </table:table-cell>
              <table:table-cell office:value-type="float" office:value="2.693">
                <text:p>2.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09">
                <text:p>5909</text:p>
              </table:table-cell>
              <table:table-cell office:value-type="float" office:value="1.961">
                <text:p>1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0">
                <text:p>5910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1">
                <text:p>5911</text:p>
              </table:table-cell>
              <table:table-cell office:value-type="float" office:value="2.066">
                <text:p>2.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2">
                <text:p>5912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3">
                <text:p>5913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4">
                <text:p>5914</text:p>
              </table:table-cell>
              <table:table-cell office:value-type="float" office:value="2.397">
                <text:p>2.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5">
                <text:p>5915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6">
                <text:p>5916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7">
                <text:p>5917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8">
                <text:p>5918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19">
                <text:p>5919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0">
                <text:p>5920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1">
                <text:p>5921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2">
                <text:p>592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3">
                <text:p>5923</text:p>
              </table:table-cell>
              <table:table-cell office:value-type="float" office:value="1.086">
                <text:p>1.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4">
                <text:p>5924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5">
                <text:p>5925</text:p>
              </table:table-cell>
              <table:table-cell office:value-type="float" office:value="1.334">
                <text:p>1.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6">
                <text:p>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7">
                <text:p>5927</text:p>
              </table:table-cell>
              <table:table-cell office:value-type="float" office:value="1.363">
                <text:p>1.3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8">
                <text:p>5928</text:p>
              </table:table-cell>
              <table:table-cell office:value-type="float" office:value="1.381">
                <text:p>1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29">
                <text:p>5929</text:p>
              </table:table-cell>
              <table:table-cell office:value-type="float" office:value="1.046">
                <text:p>1.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0">
                <text:p>5930</text:p>
              </table:table-cell>
              <table:table-cell office:value-type="float" office:value="1.003">
                <text:p>1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1">
                <text:p>5931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2">
                <text:p>5932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3">
                <text:p>593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4">
                <text:p>5934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5">
                <text:p>5935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6">
                <text:p>593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7">
                <text:p>5937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8">
                <text:p>5938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39">
                <text:p>5939</text:p>
              </table:table-cell>
              <table:table-cell office:value-type="float" office:value="3.854">
                <text:p>3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0">
                <text:p>5940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1">
                <text:p>5941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2">
                <text:p>5942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3">
                <text:p>5943</text:p>
              </table:table-cell>
              <table:table-cell office:value-type="float" office:value="1.501">
                <text:p>1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4">
                <text:p>5944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5">
                <text:p>5945</text:p>
              </table:table-cell>
              <table:table-cell office:value-type="float" office:value="1.889">
                <text:p>1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6">
                <text:p>5946</text:p>
              </table:table-cell>
              <table:table-cell office:value-type="float" office:value="1.841">
                <text:p>1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7">
                <text:p>5947</text:p>
              </table:table-cell>
              <table:table-cell office:value-type="float" office:value="1.993">
                <text:p>1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8">
                <text:p>5948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49">
                <text:p>594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0">
                <text:p>5950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1">
                <text:p>5951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2">
                <text:p>595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3">
                <text:p>5953</text:p>
              </table:table-cell>
              <table:table-cell office:value-type="float" office:value="1.118">
                <text:p>1.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4">
                <text:p>595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5">
                <text:p>5955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6">
                <text:p>595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7">
                <text:p>5957</text:p>
              </table:table-cell>
              <table:table-cell office:value-type="float" office:value="0.958">
                <text:p>0.9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8">
                <text:p>5958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59">
                <text:p>5959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0">
                <text:p>5960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1">
                <text:p>5961</text:p>
              </table:table-cell>
              <table:table-cell office:value-type="float" office:value="0.965">
                <text:p>0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2">
                <text:p>5962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3">
                <text:p>596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4">
                <text:p>5964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5">
                <text:p>5965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6">
                <text:p>5966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7">
                <text:p>5967</text:p>
              </table:table-cell>
              <table:table-cell office:value-type="float" office:value="1.103">
                <text:p>1.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8">
                <text:p>5968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69">
                <text:p>5969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0">
                <text:p>5970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1">
                <text:p>5971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2">
                <text:p>5972</text:p>
              </table:table-cell>
              <table:table-cell office:value-type="float" office:value="0.815">
                <text:p>0.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3">
                <text:p>5973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4">
                <text:p>5974</text:p>
              </table:table-cell>
              <table:table-cell office:value-type="float" office:value="4.038">
                <text:p>4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5">
                <text:p>5975</text:p>
              </table:table-cell>
              <table:table-cell office:value-type="float" office:value="3.969">
                <text:p>3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6">
                <text:p>5976</text:p>
              </table:table-cell>
              <table:table-cell office:value-type="float" office:value="3.935">
                <text:p>3.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7">
                <text:p>5977</text:p>
              </table:table-cell>
              <table:table-cell office:value-type="float" office:value="1.115">
                <text:p>1.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8">
                <text:p>5978</text:p>
              </table:table-cell>
              <table:table-cell office:value-type="float" office:value="1.002">
                <text:p>1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79">
                <text:p>5979</text:p>
              </table:table-cell>
              <table:table-cell office:value-type="float" office:value="1.223">
                <text:p>1.2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0">
                <text:p>5980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1">
                <text:p>5981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2">
                <text:p>5982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3">
                <text:p>5983</text:p>
              </table:table-cell>
              <table:table-cell office:value-type="float" office:value="5.244">
                <text:p>5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4">
                <text:p>5984</text:p>
              </table:table-cell>
              <table:table-cell office:value-type="float" office:value="5.213">
                <text:p>5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5">
                <text:p>5985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6">
                <text:p>5986</text:p>
              </table:table-cell>
              <table:table-cell office:value-type="float" office:value="2.097">
                <text:p>2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7">
                <text:p>5987</text:p>
              </table:table-cell>
              <table:table-cell office:value-type="float" office:value="2.183">
                <text:p>2.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8">
                <text:p>5988</text:p>
              </table:table-cell>
              <table:table-cell office:value-type="float" office:value="2.143">
                <text:p>2.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89">
                <text:p>5989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0">
                <text:p>599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1">
                <text:p>5991</text:p>
              </table:table-cell>
              <table:table-cell office:value-type="float" office:value="1.123">
                <text:p>1.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2">
                <text:p>5992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3">
                <text:p>5993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4">
                <text:p>599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5">
                <text:p>5995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6">
                <text:p>599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7">
                <text:p>5997</text:p>
              </table:table-cell>
              <table:table-cell office:value-type="float" office:value="4.549">
                <text:p>4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8">
                <text:p>5998</text:p>
              </table:table-cell>
              <table:table-cell office:value-type="float" office:value="4.504">
                <text:p>4.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99">
                <text:p>5999</text:p>
              </table:table-cell>
              <table:table-cell office:value-type="float" office:value="5.043">
                <text:p>5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0">
                <text:p>6000</text:p>
              </table:table-cell>
              <table:table-cell office:value-type="float" office:value="5.061">
                <text:p>5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1">
                <text:p>6001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2">
                <text:p>6002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3">
                <text:p>6003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4">
                <text:p>6004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5">
                <text:p>6005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6">
                <text:p>6006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7">
                <text:p>6007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8">
                <text:p>6008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9">
                <text:p>6009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0">
                <text:p>6010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1">
                <text:p>60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2">
                <text:p>6012</text:p>
              </table:table-cell>
              <table:table-cell office:value-type="float" office:value="1.193">
                <text:p>1.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3">
                <text:p>6013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4">
                <text:p>6014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5">
                <text:p>6015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6">
                <text:p>601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7">
                <text:p>6017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8">
                <text:p>601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19">
                <text:p>6019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0">
                <text:p>6020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1">
                <text:p>6021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2">
                <text:p>602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3">
                <text:p>6023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4">
                <text:p>6024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5">
                <text:p>60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6">
                <text:p>6026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7">
                <text:p>6027</text:p>
              </table:table-cell>
              <table:table-cell office:value-type="float" office:value="1.359">
                <text:p>1.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8">
                <text:p>602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29">
                <text:p>602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0">
                <text:p>6030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1">
                <text:p>6031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2">
                <text:p>6032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3">
                <text:p>603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4">
                <text:p>6034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5">
                <text:p>6035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6">
                <text:p>603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7">
                <text:p>6037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8">
                <text:p>6038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39">
                <text:p>6039</text:p>
              </table:table-cell>
              <table:table-cell office:value-type="float" office:value="2.837">
                <text:p>2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0">
                <text:p>6040</text:p>
              </table:table-cell>
              <table:table-cell office:value-type="float" office:value="2.806">
                <text:p>2.8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1">
                <text:p>6041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2">
                <text:p>6042</text:p>
              </table:table-cell>
              <table:table-cell office:value-type="float" office:value="3.596">
                <text:p>3.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3">
                <text:p>6043</text:p>
              </table:table-cell>
              <table:table-cell office:value-type="float" office:value="3.877">
                <text:p>3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4">
                <text:p>6044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5">
                <text:p>6045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6">
                <text:p>6046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7">
                <text:p>604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8">
                <text:p>604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49">
                <text:p>6049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0">
                <text:p>6050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1">
                <text:p>6051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2">
                <text:p>6052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3">
                <text:p>6053</text:p>
              </table:table-cell>
              <table:table-cell office:value-type="float" office:value="2.759">
                <text:p>2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4">
                <text:p>6054</text:p>
              </table:table-cell>
              <table:table-cell office:value-type="float" office:value="2.645">
                <text:p>2.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5">
                <text:p>6055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6">
                <text:p>6056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7">
                <text:p>6057</text:p>
              </table:table-cell>
              <table:table-cell office:value-type="float" office:value="1.626">
                <text:p>1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8">
                <text:p>6058</text:p>
              </table:table-cell>
              <table:table-cell office:value-type="float" office:value="1.489">
                <text:p>1.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59">
                <text:p>605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0">
                <text:p>6060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1">
                <text:p>6061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2">
                <text:p>6062</text:p>
              </table:table-cell>
              <table:table-cell office:value-type="float" office:value="0.793">
                <text:p>0.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3">
                <text:p>6063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4">
                <text:p>6064</text:p>
              </table:table-cell>
              <table:table-cell office:value-type="float" office:value="1.035">
                <text:p>1.0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5">
                <text:p>6065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6">
                <text:p>606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7">
                <text:p>6067</text:p>
              </table:table-cell>
              <table:table-cell office:value-type="float" office:value="1.555">
                <text:p>1.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8">
                <text:p>6068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69">
                <text:p>6069</text:p>
              </table:table-cell>
              <table:table-cell office:value-type="float" office:value="1.155">
                <text:p>1.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0">
                <text:p>6070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1">
                <text:p>607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2">
                <text:p>6072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3">
                <text:p>6073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4">
                <text:p>6074</text:p>
              </table:table-cell>
              <table:table-cell office:value-type="float" office:value="1.189">
                <text:p>1.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5">
                <text:p>6075</text:p>
              </table:table-cell>
              <table:table-cell office:value-type="float" office:value="2.495">
                <text:p>2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6">
                <text:p>6076</text:p>
              </table:table-cell>
              <table:table-cell office:value-type="float" office:value="2.378">
                <text:p>2.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7">
                <text:p>6077</text:p>
              </table:table-cell>
              <table:table-cell office:value-type="float" office:value="2.642">
                <text:p>2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8">
                <text:p>6078</text:p>
              </table:table-cell>
              <table:table-cell office:value-type="float" office:value="2.608">
                <text:p>2.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79">
                <text:p>6079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0">
                <text:p>6080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1">
                <text:p>6081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2">
                <text:p>60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3">
                <text:p>6083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4">
                <text:p>6084</text:p>
              </table:table-cell>
              <table:table-cell office:value-type="float" office:value="1.389">
                <text:p>1.3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5">
                <text:p>6085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6">
                <text:p>6086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7">
                <text:p>6087</text:p>
              </table:table-cell>
              <table:table-cell office:value-type="float" office:value="1.179">
                <text:p>1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8">
                <text:p>608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89">
                <text:p>6089</text:p>
              </table:table-cell>
              <table:table-cell office:value-type="float" office:value="2.244">
                <text:p>2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0">
                <text:p>6090</text:p>
              </table:table-cell>
              <table:table-cell office:value-type="float" office:value="2.127">
                <text:p>2.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1">
                <text:p>6091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2">
                <text:p>6092</text:p>
              </table:table-cell>
              <table:table-cell office:value-type="float" office:value="2.365">
                <text:p>2.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3">
                <text:p>6093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4">
                <text:p>6094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5">
                <text:p>6095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6">
                <text:p>6096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7">
                <text:p>6097</text:p>
              </table:table-cell>
              <table:table-cell office:value-type="float" office:value="1.258">
                <text:p>1.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8">
                <text:p>6098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99">
                <text:p>6099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0">
                <text:p>6100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1">
                <text:p>6101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2">
                <text:p>61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3">
                <text:p>610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4">
                <text:p>6104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5">
                <text:p>6105</text:p>
              </table:table-cell>
              <table:table-cell office:value-type="float" office:value="1.159">
                <text:p>1.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6">
                <text:p>6106</text:p>
              </table:table-cell>
              <table:table-cell office:value-type="float" office:value="1.059">
                <text:p>1.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7">
                <text:p>6107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8">
                <text:p>6108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09">
                <text:p>6109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0">
                <text:p>6110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1">
                <text:p>6111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2">
                <text:p>6112</text:p>
              </table:table-cell>
              <table:table-cell office:value-type="float" office:value="1.051">
                <text:p>1.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3">
                <text:p>6113</text:p>
              </table:table-cell>
              <table:table-cell office:value-type="float" office:value="0.777">
                <text:p>0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4">
                <text:p>6114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5">
                <text:p>611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6">
                <text:p>6116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7">
                <text:p>6117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8">
                <text:p>6118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19">
                <text:p>611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0">
                <text:p>6120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1">
                <text:p>6121</text:p>
              </table:table-cell>
              <table:table-cell office:value-type="float" office:value="1.282">
                <text:p>1.2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2">
                <text:p>61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3">
                <text:p>6123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4">
                <text:p>6124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5">
                <text:p>6125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6">
                <text:p>6126</text:p>
              </table:table-cell>
              <table:table-cell office:value-type="float" office:value="3.749">
                <text:p>3.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7">
                <text:p>6127</text:p>
              </table:table-cell>
              <table:table-cell office:value-type="float" office:value="4.251">
                <text:p>4.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8">
                <text:p>6128</text:p>
              </table:table-cell>
              <table:table-cell office:value-type="float" office:value="4.226">
                <text:p>4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29">
                <text:p>6129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0">
                <text:p>6130</text:p>
              </table:table-cell>
              <table:table-cell office:value-type="float" office:value="0.751">
                <text:p>0.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1">
                <text:p>6131</text:p>
              </table:table-cell>
              <table:table-cell office:value-type="float" office:value="0.871">
                <text:p>0.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2">
                <text:p>6132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3">
                <text:p>6133</text:p>
              </table:table-cell>
              <table:table-cell office:value-type="float" office:value="4.333">
                <text:p>4.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4">
                <text:p>6134</text:p>
              </table:table-cell>
              <table:table-cell office:value-type="float" office:value="4.453">
                <text:p>4.4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5">
                <text:p>6135</text:p>
              </table:table-cell>
              <table:table-cell office:value-type="float" office:value="4.722">
                <text:p>4.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6">
                <text:p>6136</text:p>
              </table:table-cell>
              <table:table-cell office:value-type="float" office:value="4.695">
                <text:p>4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7">
                <text:p>6137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8">
                <text:p>6138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39">
                <text:p>6139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0">
                <text:p>6140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1">
                <text:p>6141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2">
                <text:p>6142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3">
                <text:p>6143</text:p>
              </table:table-cell>
              <table:table-cell office:value-type="float" office:value="1.433">
                <text:p>1.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4">
                <text:p>614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5">
                <text:p>61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6">
                <text:p>6146</text:p>
              </table:table-cell>
              <table:table-cell office:value-type="float" office:value="0.771">
                <text:p>0.7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7">
                <text:p>6147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8">
                <text:p>6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9">
                <text:p>614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0">
                <text:p>6150</text:p>
              </table:table-cell>
              <table:table-cell office:value-type="float" office:value="1.174">
                <text:p>1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1">
                <text:p>6151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2">
                <text:p>6152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3">
                <text:p>6153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4">
                <text:p>615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5">
                <text:p>6155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6">
                <text:p>6156</text:p>
              </table:table-cell>
              <table:table-cell office:value-type="float" office:value="1.454">
                <text:p>1.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7">
                <text:p>6157</text:p>
              </table:table-cell>
              <table:table-cell office:value-type="float" office:value="0.969">
                <text:p>0.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8">
                <text:p>6158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59">
                <text:p>6159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0">
                <text:p>6160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1">
                <text:p>6161</text:p>
              </table:table-cell>
              <table:table-cell office:value-type="float" office:value="1.185">
                <text:p>1.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2">
                <text:p>6162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3">
                <text:p>61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4">
                <text:p>6164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5">
                <text:p>616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6">
                <text:p>6166</text:p>
              </table:table-cell>
              <table:table-cell office:value-type="float" office:value="0.629">
                <text:p>0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7">
                <text:p>6167</text:p>
              </table:table-cell>
              <table:table-cell office:value-type="float" office:value="1.572">
                <text:p>1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8">
                <text:p>6168</text:p>
              </table:table-cell>
              <table:table-cell office:value-type="float" office:value="1.531">
                <text:p>1.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69">
                <text:p>6169</text:p>
              </table:table-cell>
              <table:table-cell office:value-type="float" office:value="1.897">
                <text:p>1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0">
                <text:p>6170</text:p>
              </table:table-cell>
              <table:table-cell office:value-type="float" office:value="1.777">
                <text:p>1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1">
                <text:p>6171</text:p>
              </table:table-cell>
              <table:table-cell office:value-type="float" office:value="2.043">
                <text:p>2.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2">
                <text:p>617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3">
                <text:p>6173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4">
                <text:p>617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5">
                <text:p>6175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6">
                <text:p>6176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7">
                <text:p>6177</text:p>
              </table:table-cell>
              <table:table-cell office:value-type="float" office:value="1.107">
                <text:p>1.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8">
                <text:p>6178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79">
                <text:p>6179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0">
                <text:p>6180</text:p>
              </table:table-cell>
              <table:table-cell office:value-type="float" office:value="1.215">
                <text:p>1.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1">
                <text:p>6181</text:p>
              </table:table-cell>
              <table:table-cell office:value-type="float" office:value="1.746">
                <text:p>1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2">
                <text:p>6182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3">
                <text:p>6183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4">
                <text:p>6184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5">
                <text:p>6185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6">
                <text:p>6186</text:p>
              </table:table-cell>
              <table:table-cell office:value-type="float" office:value="1.141">
                <text:p>1.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7">
                <text:p>6187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8">
                <text:p>6188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89">
                <text:p>6189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0">
                <text:p>61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1">
                <text:p>6191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2">
                <text:p>6192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3">
                <text:p>6193</text:p>
              </table:table-cell>
              <table:table-cell office:value-type="float" office:value="4.394">
                <text:p>4.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4">
                <text:p>6194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5">
                <text:p>6195</text:p>
              </table:table-cell>
              <table:table-cell office:value-type="float" office:value="4.501">
                <text:p>4.5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6">
                <text:p>6196</text:p>
              </table:table-cell>
              <table:table-cell office:value-type="float" office:value="4.464">
                <text:p>4.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7">
                <text:p>6197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8">
                <text:p>6198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99">
                <text:p>6199</text:p>
              </table:table-cell>
              <table:table-cell office:value-type="float" office:value="4.718">
                <text:p>4.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0">
                <text:p>6200</text:p>
              </table:table-cell>
              <table:table-cell office:value-type="float" office:value="4.716">
                <text:p>4.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1">
                <text:p>6201</text:p>
              </table:table-cell>
              <table:table-cell office:value-type="float" office:value="1.538">
                <text:p>1.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2">
                <text:p>6202</text:p>
              </table:table-cell>
              <table:table-cell office:value-type="float" office:value="1.488">
                <text:p>1.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3">
                <text:p>6203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4">
                <text:p>6204</text:p>
              </table:table-cell>
              <table:table-cell office:value-type="float" office:value="1.422">
                <text:p>1.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5">
                <text:p>6205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6">
                <text:p>6206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7">
                <text:p>6207</text:p>
              </table:table-cell>
              <table:table-cell office:value-type="float" office:value="1.145">
                <text:p>1.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8">
                <text:p>6208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09">
                <text:p>6209</text:p>
              </table:table-cell>
              <table:table-cell office:value-type="float" office:value="1.153">
                <text:p>1.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0">
                <text:p>6210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1">
                <text:p>6211</text:p>
              </table:table-cell>
              <table:table-cell office:value-type="float" office:value="1.307">
                <text:p>1.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2">
                <text:p>6212</text:p>
              </table:table-cell>
              <table:table-cell office:value-type="float" office:value="1.277">
                <text:p>1.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3">
                <text:p>6213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4">
                <text:p>6214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5">
                <text:p>62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6">
                <text:p>6216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7">
                <text:p>6217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8">
                <text:p>6218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19">
                <text:p>62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0">
                <text:p>6220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1">
                <text:p>62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2">
                <text:p>6222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3">
                <text:p>6223</text:p>
              </table:table-cell>
              <table:table-cell office:value-type="float" office:value="7.668">
                <text:p>7.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4">
                <text:p>6224</text:p>
              </table:table-cell>
              <table:table-cell office:value-type="float" office:value="7.699">
                <text:p>7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5">
                <text:p>622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6">
                <text:p>6226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7">
                <text:p>6227</text:p>
              </table:table-cell>
              <table:table-cell office:value-type="float" office:value="3.421">
                <text:p>3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8">
                <text:p>6228</text:p>
              </table:table-cell>
              <table:table-cell office:value-type="float" office:value="3.381">
                <text:p>3.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29">
                <text:p>6229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0">
                <text:p>623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1">
                <text:p>6231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2">
                <text:p>6232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3">
                <text:p>6233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4">
                <text:p>6234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5">
                <text:p>6235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6">
                <text:p>6236</text:p>
              </table:table-cell>
              <table:table-cell office:value-type="float" office:value="1.417">
                <text:p>1.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7">
                <text:p>6237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8">
                <text:p>6238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39">
                <text:p>62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0">
                <text:p>6240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1">
                <text:p>6241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2">
                <text:p>624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3">
                <text:p>6243</text:p>
              </table:table-cell>
              <table:table-cell office:value-type="float" office:value="1.065">
                <text:p>1.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4">
                <text:p>6244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5">
                <text:p>6245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6">
                <text:p>624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7">
                <text:p>6247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8">
                <text:p>6248</text:p>
              </table:table-cell>
              <table:table-cell office:value-type="float" office:value="4.963">
                <text:p>4.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49">
                <text:p>6249</text:p>
              </table:table-cell>
              <table:table-cell office:value-type="float" office:value="5.196">
                <text:p>5.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0">
                <text:p>6250</text:p>
              </table:table-cell>
              <table:table-cell office:value-type="float" office:value="5.08">
                <text:p>5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1">
                <text:p>6251</text:p>
              </table:table-cell>
              <table:table-cell office:value-type="float" office:value="5.229">
                <text:p>5.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2">
                <text:p>6252</text:p>
              </table:table-cell>
              <table:table-cell office:value-type="float" office:value="5.207">
                <text:p>5.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3">
                <text:p>6253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4">
                <text:p>625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5">
                <text:p>6255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6">
                <text:p>6256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7">
                <text:p>6257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8">
                <text:p>6258</text:p>
              </table:table-cell>
              <table:table-cell office:value-type="float" office:value="0.691">
                <text:p>0.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59">
                <text:p>6259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0">
                <text:p>62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1">
                <text:p>6261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2">
                <text:p>6262</text:p>
              </table:table-cell>
              <table:table-cell office:value-type="float" office:value="1.556">
                <text:p>1.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3">
                <text:p>626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4">
                <text:p>6264</text:p>
              </table:table-cell>
              <table:table-cell office:value-type="float" office:value="2.064">
                <text:p>2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5">
                <text:p>6265</text:p>
              </table:table-cell>
              <table:table-cell office:value-type="float" office:value="0.975">
                <text:p>0.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6">
                <text:p>626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7">
                <text:p>62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8">
                <text:p>6268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69">
                <text:p>626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0">
                <text:p>6270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1">
                <text:p>6271</text:p>
              </table:table-cell>
              <table:table-cell office:value-type="float" office:value="1.077">
                <text:p>1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2">
                <text:p>6272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3">
                <text:p>6273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4">
                <text:p>6274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5">
                <text:p>6275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6">
                <text:p>6276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7">
                <text:p>6277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8">
                <text:p>6278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79">
                <text:p>6279</text:p>
              </table:table-cell>
              <table:table-cell office:value-type="float" office:value="1.154">
                <text:p>1.1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0">
                <text:p>628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1">
                <text:p>6281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2">
                <text:p>628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3">
                <text:p>6283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4">
                <text:p>6284</text:p>
              </table:table-cell>
              <table:table-cell office:value-type="float" office:value="1.062">
                <text:p>1.0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5">
                <text:p>6285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6">
                <text:p>6286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7">
                <text:p>628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8">
                <text:p>6288</text:p>
              </table:table-cell>
              <table:table-cell office:value-type="float" office:value="1.045">
                <text:p>1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89">
                <text:p>6289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0">
                <text:p>6290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1">
                <text:p>629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2">
                <text:p>629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3">
                <text:p>6293</text:p>
              </table:table-cell>
              <table:table-cell office:value-type="float" office:value="1.708">
                <text:p>1.7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4">
                <text:p>6294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5">
                <text:p>6295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6">
                <text:p>6296</text:p>
              </table:table-cell>
              <table:table-cell office:value-type="float" office:value="1.825">
                <text:p>1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7">
                <text:p>6297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8">
                <text:p>6298</text:p>
              </table:table-cell>
              <table:table-cell office:value-type="float" office:value="0.818">
                <text:p>0.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299">
                <text:p>6299</text:p>
              </table:table-cell>
              <table:table-cell office:value-type="float" office:value="1.061">
                <text:p>1.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0">
                <text:p>6300</text:p>
              </table:table-cell>
              <table:table-cell office:value-type="float" office:value="1.033">
                <text:p>1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1">
                <text:p>6301</text:p>
              </table:table-cell>
              <table:table-cell office:value-type="float" office:value="3.656">
                <text:p>3.6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2">
                <text:p>6302</text:p>
              </table:table-cell>
              <table:table-cell office:value-type="float" office:value="3.558">
                <text:p>3.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3">
                <text:p>6303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4">
                <text:p>6304</text:p>
              </table:table-cell>
              <table:table-cell office:value-type="float" office:value="4.071">
                <text:p>4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5">
                <text:p>6305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6">
                <text:p>6306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7">
                <text:p>6307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8">
                <text:p>6308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09">
                <text:p>6309</text:p>
              </table:table-cell>
              <table:table-cell office:value-type="float" office:value="0.701">
                <text:p>0.7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0">
                <text:p>631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1">
                <text:p>6311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2">
                <text:p>631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3">
                <text:p>6313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4">
                <text:p>6314</text:p>
              </table:table-cell>
              <table:table-cell office:value-type="float" office:value="1.006">
                <text:p>1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5">
                <text:p>6315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6">
                <text:p>6316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7">
                <text:p>6317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8">
                <text:p>6318</text:p>
              </table:table-cell>
              <table:table-cell office:value-type="float" office:value="0.837">
                <text:p>0.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19">
                <text:p>6319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0">
                <text:p>632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1">
                <text:p>6321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2">
                <text:p>632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3">
                <text:p>6323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4">
                <text:p>6324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5">
                <text:p>632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6">
                <text:p>6326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7">
                <text:p>6327</text:p>
              </table:table-cell>
              <table:table-cell office:value-type="float" office:value="1.163">
                <text:p>1.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8">
                <text:p>632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29">
                <text:p>6329</text:p>
              </table:table-cell>
              <table:table-cell office:value-type="float" office:value="12.673">
                <text:p>12.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0">
                <text:p>6330</text:p>
              </table:table-cell>
              <table:table-cell office:value-type="float" office:value="12.651">
                <text:p>12.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1">
                <text:p>6331</text:p>
              </table:table-cell>
              <table:table-cell office:value-type="float" office:value="12.72">
                <text:p>12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2">
                <text:p>6332</text:p>
              </table:table-cell>
              <table:table-cell office:value-type="float" office:value="12.766">
                <text:p>12.7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3">
                <text:p>6333</text:p>
              </table:table-cell>
              <table:table-cell office:value-type="float" office:value="5.003">
                <text:p>5.0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4">
                <text:p>633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5">
                <text:p>6335</text:p>
              </table:table-cell>
              <table:table-cell office:value-type="float" office:value="5.136">
                <text:p>5.1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6">
                <text:p>6336</text:p>
              </table:table-cell>
              <table:table-cell office:value-type="float" office:value="5.132">
                <text:p>5.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7">
                <text:p>6337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8">
                <text:p>6338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39">
                <text:p>633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0">
                <text:p>6340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1">
                <text:p>6341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2">
                <text:p>6342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3">
                <text:p>634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4">
                <text:p>6344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5">
                <text:p>6345</text:p>
              </table:table-cell>
              <table:table-cell office:value-type="float" office:value="2.562">
                <text:p>2.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6">
                <text:p>6346</text:p>
              </table:table-cell>
              <table:table-cell office:value-type="float" office:value="2.452">
                <text:p>2.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7">
                <text:p>6347</text:p>
              </table:table-cell>
              <table:table-cell office:value-type="float" office:value="3.005">
                <text:p>3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8">
                <text:p>6348</text:p>
              </table:table-cell>
              <table:table-cell office:value-type="float" office:value="2.953">
                <text:p>2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49">
                <text:p>6349</text:p>
              </table:table-cell>
              <table:table-cell office:value-type="float" office:value="2.038">
                <text:p>2.0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0">
                <text:p>6350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1">
                <text:p>6351</text:p>
              </table:table-cell>
              <table:table-cell office:value-type="float" office:value="2.174">
                <text:p>2.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2">
                <text:p>6352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3">
                <text:p>6353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4">
                <text:p>6354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5">
                <text:p>6355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6">
                <text:p>6356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7">
                <text:p>6357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8">
                <text:p>635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59">
                <text:p>63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0">
                <text:p>6360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1">
                <text:p>6361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2">
                <text:p>6362</text:p>
              </table:table-cell>
              <table:table-cell office:value-type="float" office:value="0.721">
                <text:p>0.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3">
                <text:p>6363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4">
                <text:p>6364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5">
                <text:p>6365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6">
                <text:p>6366</text:p>
              </table:table-cell>
              <table:table-cell office:value-type="float" office:value="1.176">
                <text:p>1.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7">
                <text:p>6367</text:p>
              </table:table-cell>
              <table:table-cell office:value-type="float" office:value="1.421">
                <text:p>1.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8">
                <text:p>636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69">
                <text:p>6369</text:p>
              </table:table-cell>
              <table:table-cell office:value-type="float" office:value="4.269">
                <text:p>4.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0">
                <text:p>6370</text:p>
              </table:table-cell>
              <table:table-cell office:value-type="float" office:value="4.245">
                <text:p>4.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1">
                <text:p>6371</text:p>
              </table:table-cell>
              <table:table-cell office:value-type="float" office:value="4.607">
                <text:p>4.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2">
                <text:p>6372</text:p>
              </table:table-cell>
              <table:table-cell office:value-type="float" office:value="4.952">
                <text:p>4.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3">
                <text:p>6373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4">
                <text:p>6374</text:p>
              </table:table-cell>
              <table:table-cell office:value-type="float" office:value="1.755">
                <text:p>1.7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5">
                <text:p>6375</text:p>
              </table:table-cell>
              <table:table-cell office:value-type="float" office:value="1.861">
                <text:p>1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6">
                <text:p>6376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7">
                <text:p>6377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8">
                <text:p>6378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79">
                <text:p>6379</text:p>
              </table:table-cell>
              <table:table-cell office:value-type="float" office:value="1.298">
                <text:p>1.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0">
                <text:p>6380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1">
                <text:p>6381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2">
                <text:p>638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3">
                <text:p>6383</text:p>
              </table:table-cell>
              <table:table-cell office:value-type="float" office:value="1.322">
                <text:p>1.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4">
                <text:p>6384</text:p>
              </table:table-cell>
              <table:table-cell office:value-type="float" office:value="1.261">
                <text:p>1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5">
                <text:p>6385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6">
                <text:p>638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7">
                <text:p>6387</text:p>
              </table:table-cell>
              <table:table-cell office:value-type="float" office:value="1.226">
                <text:p>1.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8">
                <text:p>638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89">
                <text:p>6389</text:p>
              </table:table-cell>
              <table:table-cell office:value-type="float" office:value="0.951">
                <text:p>0.9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0">
                <text:p>63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1">
                <text:p>6391</text:p>
              </table:table-cell>
              <table:table-cell office:value-type="float" office:value="1.335">
                <text:p>1.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2">
                <text:p>6392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3">
                <text:p>6393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4">
                <text:p>6394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5">
                <text:p>6395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6">
                <text:p>639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7">
                <text:p>6397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8">
                <text:p>639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99">
                <text:p>6399</text:p>
              </table:table-cell>
              <table:table-cell office:value-type="float" office:value="1.965">
                <text:p>1.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0">
                <text:p>6400</text:p>
              </table:table-cell>
              <table:table-cell office:value-type="float" office:value="1.922">
                <text:p>1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1">
                <text:p>6401</text:p>
              </table:table-cell>
              <table:table-cell office:value-type="float" office:value="0.987">
                <text:p>0.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2">
                <text:p>640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3">
                <text:p>6403</text:p>
              </table:table-cell>
              <table:table-cell office:value-type="float" office:value="1.109">
                <text:p>1.1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4">
                <text:p>6404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5">
                <text:p>6405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6">
                <text:p>6406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7">
                <text:p>6407</text:p>
              </table:table-cell>
              <table:table-cell office:value-type="float" office:value="1.081">
                <text:p>1.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8">
                <text:p>640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09">
                <text:p>6409</text:p>
              </table:table-cell>
              <table:table-cell office:value-type="float" office:value="2.228">
                <text:p>2.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0">
                <text:p>6410</text:p>
              </table:table-cell>
              <table:table-cell office:value-type="float" office:value="2.129">
                <text:p>2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1">
                <text:p>6411</text:p>
              </table:table-cell>
              <table:table-cell office:value-type="float" office:value="2.419">
                <text:p>2.4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2">
                <text:p>6412</text:p>
              </table:table-cell>
              <table:table-cell office:value-type="float" office:value="2.408">
                <text:p>2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3">
                <text:p>6413</text:p>
              </table:table-cell>
              <table:table-cell office:value-type="float" office:value="5.898">
                <text:p>5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4">
                <text:p>6414</text:p>
              </table:table-cell>
              <table:table-cell office:value-type="float" office:value="5.808">
                <text:p>5.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5">
                <text:p>6415</text:p>
              </table:table-cell>
              <table:table-cell office:value-type="float" office:value="6.004">
                <text:p>6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6">
                <text:p>6416</text:p>
              </table:table-cell>
              <table:table-cell office:value-type="float" office:value="5.995">
                <text:p>5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7">
                <text:p>6417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8">
                <text:p>6418</text:p>
              </table:table-cell>
              <table:table-cell office:value-type="float" office:value="0.666">
                <text:p>0.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19">
                <text:p>6419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0">
                <text:p>6420</text:p>
              </table:table-cell>
              <table:table-cell office:value-type="float" office:value="0.761">
                <text:p>0.7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1">
                <text:p>6421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2">
                <text:p>6422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3">
                <text:p>642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4">
                <text:p>64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5">
                <text:p>6425</text:p>
              </table:table-cell>
              <table:table-cell office:value-type="float" office:value="3.898">
                <text:p>3.8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6">
                <text:p>6426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7">
                <text:p>6427</text:p>
              </table:table-cell>
              <table:table-cell office:value-type="float" office:value="4.358">
                <text:p>4.3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8">
                <text:p>642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29">
                <text:p>6429</text:p>
              </table:table-cell>
              <table:table-cell office:value-type="float" office:value="3.903">
                <text:p>3.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0">
                <text:p>6430</text:p>
              </table:table-cell>
              <table:table-cell office:value-type="float" office:value="3.794">
                <text:p>3.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1">
                <text:p>6431</text:p>
              </table:table-cell>
              <table:table-cell office:value-type="float" office:value="4.264">
                <text:p>4.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2">
                <text:p>643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3">
                <text:p>6433</text:p>
              </table:table-cell>
              <table:table-cell office:value-type="float" office:value="2.663">
                <text:p>2.6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4">
                <text:p>6434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5">
                <text:p>6435</text:p>
              </table:table-cell>
              <table:table-cell office:value-type="float" office:value="2.448">
                <text:p>2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6">
                <text:p>6436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7">
                <text:p>643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8">
                <text:p>643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39">
                <text:p>643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0">
                <text:p>644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1">
                <text:p>6441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2">
                <text:p>6442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3">
                <text:p>6443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4">
                <text:p>6444</text:p>
              </table:table-cell>
              <table:table-cell office:value-type="float" office:value="1.041">
                <text:p>1.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5">
                <text:p>6445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6">
                <text:p>644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7">
                <text:p>6447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8">
                <text:p>644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49">
                <text:p>6449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0">
                <text:p>6450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1">
                <text:p>645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2">
                <text:p>6452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3">
                <text:p>645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4">
                <text:p>6454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5">
                <text:p>6455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6">
                <text:p>6456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7">
                <text:p>645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8">
                <text:p>645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59">
                <text:p>6459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0">
                <text:p>6460</text:p>
              </table:table-cell>
              <table:table-cell office:value-type="float" office:value="1.274">
                <text:p>1.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1">
                <text:p>6461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2">
                <text:p>6462</text:p>
              </table:table-cell>
              <table:table-cell office:value-type="float" office:value="1.269">
                <text:p>1.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3">
                <text:p>6463</text:p>
              </table:table-cell>
              <table:table-cell office:value-type="float" office:value="1.513">
                <text:p>1.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4">
                <text:p>6464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5">
                <text:p>6465</text:p>
              </table:table-cell>
              <table:table-cell office:value-type="float" office:value="2.982">
                <text:p>2.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6">
                <text:p>6466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7">
                <text:p>6467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8">
                <text:p>6468</text:p>
              </table:table-cell>
              <table:table-cell office:value-type="float" office:value="3.403">
                <text:p>3.4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69">
                <text:p>64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0">
                <text:p>6470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1">
                <text:p>6471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2">
                <text:p>6472</text:p>
              </table:table-cell>
              <table:table-cell office:value-type="float" office:value="0.759">
                <text:p>0.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3">
                <text:p>6473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4">
                <text:p>6474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5">
                <text:p>6475</text:p>
              </table:table-cell>
              <table:table-cell office:value-type="float" office:value="1.085">
                <text:p>1.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6">
                <text:p>6476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7">
                <text:p>647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8">
                <text:p>6478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9">
                <text:p>6479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0">
                <text:p>6480</text:p>
              </table:table-cell>
              <table:table-cell office:value-type="float" office:value="1.101">
                <text:p>1.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1">
                <text:p>6481</text:p>
              </table:table-cell>
              <table:table-cell office:value-type="float" office:value="1.029">
                <text:p>1.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2">
                <text:p>6482</text:p>
              </table:table-cell>
              <table:table-cell office:value-type="float" office:value="0.993">
                <text:p>0.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3">
                <text:p>6483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4">
                <text:p>6484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5">
                <text:p>6485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6">
                <text:p>6486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7">
                <text:p>6487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8">
                <text:p>6488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89">
                <text:p>6489</text:p>
              </table:table-cell>
              <table:table-cell office:value-type="float" office:value="0.961">
                <text:p>0.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0">
                <text:p>6490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1">
                <text:p>6491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2">
                <text:p>649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3">
                <text:p>6493</text:p>
              </table:table-cell>
              <table:table-cell office:value-type="float" office:value="0.966">
                <text:p>0.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4">
                <text:p>649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5">
                <text:p>6495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6">
                <text:p>6496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7">
                <text:p>6497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8">
                <text:p>6498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99">
                <text:p>6499</text:p>
              </table:table-cell>
              <table:table-cell office:value-type="float" office:value="1.094">
                <text:p>1.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0">
                <text:p>6500</text:p>
              </table:table-cell>
              <table:table-cell office:value-type="float" office:value="1.067">
                <text:p>1.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1">
                <text:p>6501</text:p>
              </table:table-cell>
              <table:table-cell office:value-type="float" office:value="1.177">
                <text:p>1.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2">
                <text:p>6502</text:p>
              </table:table-cell>
              <table:table-cell office:value-type="float" office:value="1.089">
                <text:p>1.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3">
                <text:p>6503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4">
                <text:p>6504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5">
                <text:p>6505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6">
                <text:p>6506</text:p>
              </table:table-cell>
              <table:table-cell office:value-type="float" office:value="0.646">
                <text:p>0.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7">
                <text:p>6507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8">
                <text:p>6508</text:p>
              </table:table-cell>
              <table:table-cell office:value-type="float" office:value="0.699">
                <text:p>0.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09">
                <text:p>6509</text:p>
              </table:table-cell>
              <table:table-cell office:value-type="float" office:value="3.781">
                <text:p>3.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0">
                <text:p>6510</text:p>
              </table:table-cell>
              <table:table-cell office:value-type="float" office:value="3.681">
                <text:p>3.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1">
                <text:p>6511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2">
                <text:p>6512</text:p>
              </table:table-cell>
              <table:table-cell office:value-type="float" office:value="3.923">
                <text:p>3.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3">
                <text:p>6513</text:p>
              </table:table-cell>
              <table:table-cell office:value-type="float" office:value="1.623">
                <text:p>1.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4">
                <text:p>6514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5">
                <text:p>6515</text:p>
              </table:table-cell>
              <table:table-cell office:value-type="float" office:value="1.745">
                <text:p>1.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6">
                <text:p>6516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7">
                <text:p>6517</text:p>
              </table:table-cell>
              <table:table-cell office:value-type="float" office:value="1.165">
                <text:p>1.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8">
                <text:p>6518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19">
                <text:p>6519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0">
                <text:p>652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1">
                <text:p>6521</text:p>
              </table:table-cell>
              <table:table-cell office:value-type="float" office:value="1.524">
                <text:p>1.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2">
                <text:p>652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3">
                <text:p>6523</text:p>
              </table:table-cell>
              <table:table-cell office:value-type="float" office:value="1.563">
                <text:p>1.5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4">
                <text:p>6524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5">
                <text:p>6525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6">
                <text:p>6526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7">
                <text:p>6527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8">
                <text:p>6528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29">
                <text:p>6529</text:p>
              </table:table-cell>
              <table:table-cell office:value-type="float" office:value="1.908">
                <text:p>1.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0">
                <text:p>6530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1">
                <text:p>6531</text:p>
              </table:table-cell>
              <table:table-cell office:value-type="float" office:value="2.306">
                <text:p>2.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2">
                <text:p>6532</text:p>
              </table:table-cell>
              <table:table-cell office:value-type="float" office:value="2.261">
                <text:p>2.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3">
                <text:p>6533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4">
                <text:p>6534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5">
                <text:p>6535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6">
                <text:p>6536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7">
                <text:p>6537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8">
                <text:p>6538</text:p>
              </table:table-cell>
              <table:table-cell office:value-type="float" office:value="3.463">
                <text:p>3.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39">
                <text:p>6539</text:p>
              </table:table-cell>
              <table:table-cell office:value-type="float" office:value="3.737">
                <text:p>3.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0">
                <text:p>6540</text:p>
              </table:table-cell>
              <table:table-cell office:value-type="float" office:value="3.702">
                <text:p>3.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1">
                <text:p>6541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2">
                <text:p>654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3">
                <text:p>6543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4">
                <text:p>6544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5">
                <text:p>6545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6">
                <text:p>6546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7">
                <text:p>6547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8">
                <text:p>6548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49">
                <text:p>6549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0">
                <text:p>6550</text:p>
              </table:table-cell>
              <table:table-cell office:value-type="float" office:value="1.544">
                <text:p>1.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1">
                <text:p>6551</text:p>
              </table:table-cell>
              <table:table-cell office:value-type="float" office:value="1.831">
                <text:p>1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2">
                <text:p>655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3">
                <text:p>6553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4">
                <text:p>6554</text:p>
              </table:table-cell>
              <table:table-cell office:value-type="float" office:value="0.739">
                <text:p>0.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5">
                <text:p>6555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6">
                <text:p>65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7">
                <text:p>6557</text:p>
              </table:table-cell>
              <table:table-cell office:value-type="float" office:value="1.091">
                <text:p>1.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8">
                <text:p>6558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59">
                <text:p>6559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0">
                <text:p>6560</text:p>
              </table:table-cell>
              <table:table-cell office:value-type="float" office:value="1.217">
                <text:p>1.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1">
                <text:p>656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2">
                <text:p>6562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3">
                <text:p>656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4">
                <text:p>6564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5">
                <text:p>6565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6">
                <text:p>6566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7">
                <text:p>6567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8">
                <text:p>6568</text:p>
              </table:table-cell>
              <table:table-cell office:value-type="float" office:value="1.063">
                <text:p>1.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69">
                <text:p>6569</text:p>
              </table:table-cell>
              <table:table-cell office:value-type="float" office:value="0.914">
                <text:p>0.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0">
                <text:p>6570</text:p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1">
                <text:p>6571</text:p>
              </table:table-cell>
              <table:table-cell office:value-type="float" office:value="1.536">
                <text:p>1.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2">
                <text:p>6572</text:p>
              </table:table-cell>
              <table:table-cell office:value-type="float" office:value="1.485">
                <text:p>1.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3">
                <text:p>6573</text:p>
              </table:table-cell>
              <table:table-cell office:value-type="float" office:value="3.842">
                <text:p>3.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4">
                <text:p>6574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5">
                <text:p>6575</text:p>
              </table:table-cell>
              <table:table-cell office:value-type="float" office:value="4.313">
                <text:p>4.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6">
                <text:p>6576</text:p>
              </table:table-cell>
              <table:table-cell office:value-type="float" office:value="4.308">
                <text:p>4.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7">
                <text:p>6577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8">
                <text:p>6578</text:p>
              </table:table-cell>
              <table:table-cell office:value-type="float" office:value="1.483">
                <text:p>1.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79">
                <text:p>6579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0">
                <text:p>6580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1">
                <text:p>6581</text:p>
              </table:table-cell>
              <table:table-cell office:value-type="float" office:value="1.495">
                <text:p>1.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2">
                <text:p>6582</text:p>
              </table:table-cell>
              <table:table-cell office:value-type="float" office:value="1.459">
                <text:p>1.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3">
                <text:p>6583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4">
                <text:p>6584</text:p>
              </table:table-cell>
              <table:table-cell office:value-type="float" office:value="1.599">
                <text:p>1.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5">
                <text:p>6585</text:p>
              </table:table-cell>
              <table:table-cell office:value-type="float" office:value="0.947">
                <text:p>0.9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6">
                <text:p>6586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7">
                <text:p>6587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8">
                <text:p>658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89">
                <text:p>6589</text:p>
              </table:table-cell>
              <table:table-cell office:value-type="float" office:value="1.149">
                <text:p>1.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0">
                <text:p>6590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1">
                <text:p>6591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2">
                <text:p>6592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3">
                <text:p>6593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4">
                <text:p>6594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5">
                <text:p>6595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6">
                <text:p>6596</text:p>
              </table:table-cell>
              <table:table-cell office:value-type="float" office:value="1.023">
                <text:p>1.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7">
                <text:p>6597</text:p>
              </table:table-cell>
              <table:table-cell office:value-type="float" office:value="0.695">
                <text:p>0.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8">
                <text:p>659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599">
                <text:p>6599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0">
                <text:p>660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1">
                <text:p>6601</text:p>
              </table:table-cell>
              <table:table-cell office:value-type="float" office:value="0.943">
                <text:p>0.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2">
                <text:p>660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3">
                <text:p>6603</text:p>
              </table:table-cell>
              <table:table-cell office:value-type="float" office:value="1.426">
                <text:p>1.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4">
                <text:p>6604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5">
                <text:p>6605</text:p>
              </table:table-cell>
              <table:table-cell office:value-type="float" office:value="3.823">
                <text:p>3.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6">
                <text:p>6606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7">
                <text:p>6607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8">
                <text:p>6608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09">
                <text:p>6609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0">
                <text:p>6610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1">
                <text:p>6611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2">
                <text:p>6612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3">
                <text:p>6613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4">
                <text:p>6614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5">
                <text:p>6615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6">
                <text:p>6616</text:p>
              </table:table-cell>
              <table:table-cell office:value-type="float" office:value="0.942">
                <text:p>0.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7">
                <text:p>6617</text:p>
              </table:table-cell>
              <table:table-cell office:value-type="float" office:value="3.071">
                <text:p>3.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8">
                <text:p>6618</text:p>
              </table:table-cell>
              <table:table-cell office:value-type="float" office:value="3.004">
                <text:p>3.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19">
                <text:p>6619</text:p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0">
                <text:p>6620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1">
                <text:p>6621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2">
                <text:p>6622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3">
                <text:p>6623</text:p>
              </table:table-cell>
              <table:table-cell office:value-type="float" office:value="1.129">
                <text:p>1.1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4">
                <text:p>6624</text:p>
              </table:table-cell>
              <table:table-cell office:value-type="float" office:value="1.099">
                <text:p>1.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5">
                <text:p>6625</text:p>
              </table:table-cell>
              <table:table-cell office:value-type="float" office:value="1.255">
                <text:p>1.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6">
                <text:p>66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7">
                <text:p>6627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8">
                <text:p>6628</text:p>
              </table:table-cell>
              <table:table-cell office:value-type="float" office:value="1.236">
                <text:p>1.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29">
                <text:p>6629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0">
                <text:p>6630</text:p>
              </table:table-cell>
              <table:table-cell office:value-type="float" office:value="0.744">
                <text:p>0.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1">
                <text:p>6631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2">
                <text:p>6632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3">
                <text:p>66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4">
                <text:p>6634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5">
                <text:p>6635</text:p>
              </table:table-cell>
              <table:table-cell office:value-type="float" office:value="1.283">
                <text:p>1.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6">
                <text:p>663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7">
                <text:p>6637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8">
                <text:p>6638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39">
                <text:p>6639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0">
                <text:p>6640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1">
                <text:p>6641</text:p>
              </table:table-cell>
              <table:table-cell office:value-type="float" office:value="3.571">
                <text:p>3.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2">
                <text:p>6642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3">
                <text:p>6643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4">
                <text:p>6644</text:p>
              </table:table-cell>
              <table:table-cell office:value-type="float" office:value="3.986">
                <text:p>3.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5">
                <text:p>6645</text:p>
              </table:table-cell>
              <table:table-cell office:value-type="float" office:value="2.092">
                <text:p>2.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6">
                <text:p>6646</text:p>
              </table:table-cell>
              <table:table-cell office:value-type="float" office:value="2.006">
                <text:p>2.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7">
                <text:p>6647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8">
                <text:p>6648</text:p>
              </table:table-cell>
              <table:table-cell office:value-type="float" office:value="2.203">
                <text:p>2.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49">
                <text:p>6649</text:p>
              </table:table-cell>
              <table:table-cell office:value-type="float" office:value="2.779">
                <text:p>2.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0">
                <text:p>6650</text:p>
              </table:table-cell>
              <table:table-cell office:value-type="float" office:value="2.631">
                <text:p>2.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1">
                <text:p>6651</text:p>
              </table:table-cell>
              <table:table-cell office:value-type="float" office:value="2.922">
                <text:p>2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2">
                <text:p>6652</text:p>
              </table:table-cell>
              <table:table-cell office:value-type="float" office:value="2.888">
                <text:p>2.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3">
                <text:p>6653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4">
                <text:p>665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5">
                <text:p>665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6">
                <text:p>6656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7">
                <text:p>6657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8">
                <text:p>665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59">
                <text:p>66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660">
                <text:p>6660</text:p>
              </table:table-cell>
              <table:table-cell office:value-type="float" office:value="1.01">
                <text:p>1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